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4E0000017371D42883.png"/>
  <manifest:file-entry manifest:media-type="image/png" manifest:full-path="Pictures/100000000000026F0000024C7D77EC15.png"/>
  <manifest:file-entry manifest:media-type="image/png" manifest:full-path="Pictures/1000020100000427000001D81E79F30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pitch="variable" style:font-charset="x-symbol"/>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Courier New" svg:font-family="'Courier New'" style:font-family-generic="modern"/>
    <style:font-face style:name="OpenSymbol1" svg:font-family="OpenSymbol"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fo:color="#000000" fo:font-style="normal" style:font-style-asian="normal" style:font-style-complex="normal"/>
    </style:style>
    <style:style style:name="P2" style:family="paragraph" style:parent-style-name="Body">
      <style:text-properties fo:color="#000000" style:font-name="Arial" fo:font-style="normal" style:font-style-asian="normal" style:font-style-complex="normal"/>
    </style:style>
    <style:style style:name="P3" style:family="paragraph" style:parent-style-name="Body" style:list-style-name="L1">
      <style:text-properties fo:color="#000000" fo:font-style="normal" style:font-style-asian="normal" style:font-style-complex="normal"/>
    </style:style>
    <style:style style:name="P4" style:family="paragraph" style:parent-style-name="Body" style:list-style-name="L2"/>
    <style:style style:name="P5" style:family="paragraph" style:parent-style-name="Body" style:list-style-name="L3"/>
    <style:style style:name="P6" style:family="paragraph" style:parent-style-name="Body" style:list-style-name="L4"/>
    <style:style style:name="P7" style:family="paragraph" style:parent-style-name="Body" style:list-style-name="L5"/>
    <style:style style:name="P8" style:family="paragraph" style:parent-style-name="Body" style:list-style-name="L6">
      <style:text-properties fo:color="#000000" fo:font-style="normal" style:font-style-asian="normal" style:font-style-complex="normal"/>
    </style:style>
    <style:style style:name="P9" style:family="paragraph" style:parent-style-name="Body" style:list-style-name="L7">
      <style:text-properties fo:color="#000000" fo:font-style="normal" style:font-style-asian="normal" style:font-style-complex="normal"/>
    </style:style>
    <style:style style:name="P10" style:family="paragraph" style:parent-style-name="Heading_20_2">
      <style:text-properties fo:font-style="normal" style:font-style-asian="normal" style:font-style-complex="normal"/>
    </style:style>
    <style:style style:name="P11" style:family="paragraph" style:parent-style-name="Body" style:list-style-name="L8"/>
    <style:style style:name="P12" style:family="paragraph" style:parent-style-name="Standard">
      <style:text-properties fo:color="#ff3366"/>
    </style:style>
    <style:style style:name="P13" style:family="paragraph" style:parent-style-name="Body" style:list-style-name="L9"/>
    <style:style style:name="P14" style:family="paragraph" style:parent-style-name="Body">
      <style:text-properties fo:color="#ff3366"/>
    </style:style>
    <style:style style:name="P15" style:family="paragraph" style:parent-style-name="Heading_20_2">
      <style:text-properties fo:color="#ff3366"/>
    </style:style>
    <style:style style:name="P16" style:family="paragraph" style:parent-style-name="Body">
      <style:paragraph-properties>
        <style:tab-stops>
          <style:tab-stop style:position="10.001cm"/>
          <style:tab-stop style:position="16.536cm"/>
        </style:tab-stops>
      </style:paragraph-properties>
    </style:style>
    <style:style style:name="P17" style:family="paragraph" style:parent-style-name="Body">
      <style:paragraph-properties>
        <style:tab-stops>
          <style:tab-stop style:position="10.001cm"/>
          <style:tab-stop style:position="16.536cm"/>
        </style:tab-stops>
      </style:paragraph-properties>
      <style:text-properties fo:color="#ff3366"/>
    </style:style>
    <style:style style:name="P18" style:family="paragraph" style:parent-style-name="Body" style:list-style-name="L10">
      <style:paragraph-properties>
        <style:tab-stops/>
      </style:paragraph-properties>
    </style:style>
    <style:style style:name="P19" style:family="paragraph" style:parent-style-name="Body">
      <style:paragraph-properties>
        <style:tab-stops/>
      </style:paragraph-properties>
    </style:style>
    <style:style style:name="P20" style:family="paragraph" style:parent-style-name="Body">
      <style:paragraph-properties fo:margin-left="2.725cm" fo:margin-right="0cm" fo:text-indent="-1.879cm" style:auto-text-indent="false">
        <style:tab-stops>
          <style:tab-stop style:position="1.508cm"/>
        </style:tab-stops>
      </style:paragraph-properties>
    </style:style>
    <style:style style:name="P21" style:family="paragraph" style:parent-style-name="Body" style:list-style-name="L11">
      <style:paragraph-properties fo:margin-left="2.725cm" fo:margin-right="0cm" fo:text-indent="-1.879cm" style:auto-text-indent="false">
        <style:tab-stops>
          <style:tab-stop style:position="1.508cm"/>
        </style:tab-stops>
      </style:paragraph-properties>
    </style:style>
    <style:style style:name="P22" style:family="paragraph" style:parent-style-name="Standard">
      <style:paragraph-properties fo:margin-top="0.282cm" fo:margin-bottom="0cm"/>
    </style:style>
    <style:style style:name="P23" style:family="paragraph" style:parent-style-name="Body">
      <style:text-properties fo:color="#000000" fo:font-style="normal" style:font-style-asian="normal" style:font-style-complex="normal"/>
    </style:style>
    <style:style style:name="P24" style:family="paragraph" style:parent-style-name="Body">
      <style:paragraph-properties fo:text-align="start" style:justify-single-word="false"/>
      <style:text-properties fo:color="#000000" fo:font-style="normal" style:font-style-asian="normal" style:font-style-complex="normal"/>
    </style:style>
    <style:style style:name="P25" style:family="paragraph" style:parent-style-name="Body">
      <style:text-properties fo:color="#000000" style:font-name="Arial" fo:font-style="normal" style:font-style-asian="normal" style:font-style-complex="normal"/>
    </style:style>
    <style:style style:name="P26" style:family="paragraph" style:parent-style-name="Body">
      <style:paragraph-properties>
        <style:tab-stops/>
      </style:paragraph-properties>
    </style:style>
    <style:style style:name="P27" style:family="paragraph" style:parent-style-name="Body">
      <style:text-properties fo:language="en" fo:country="GB"/>
    </style:style>
    <style:style style:name="P28" style:family="paragraph" style:parent-style-name="Body">
      <style:text-properties fo:font-variant="normal" fo:text-transform="none" fo:color="#222222" style:font-name="Arial1" fo:font-size="9.75pt" fo:letter-spacing="normal" fo:font-style="normal" fo:font-weight="normal" style:font-style-asian="normal" style:font-style-complex="normal"/>
    </style:style>
    <style:style style:name="P29" style:family="paragraph" style:parent-style-name="Body">
      <style:text-properties style:font-name="Arial"/>
    </style:style>
    <style:style style:name="P30" style:family="paragraph" style:parent-style-name="Standard">
      <style:text-properties fo:color="#ff3366"/>
    </style:style>
    <style:style style:name="P31" style:family="paragraph" style:parent-style-name="Standard">
      <style:text-properties fo:color="#ff0000" fo:font-style="italic" fo:font-weight="bold" style:font-style-asian="italic" style:font-weight-asian="bold"/>
    </style:style>
    <style:style style:name="P32" style:family="paragraph" style:parent-style-name="CellBody">
      <style:paragraph-properties style:snap-to-layout-grid="false"/>
    </style:style>
    <style:style style:name="P33" style:family="paragraph" style:parent-style-name="CellBody">
      <style:text-properties fo:color="#000000" fo:font-style="italic" style:font-style-asian="italic"/>
    </style:style>
    <style:style style:name="P34" style:family="paragraph" style:parent-style-name="CellBody">
      <style:paragraph-properties style:snap-to-layout-grid="false"/>
      <style:text-properties fo:color="#000000" fo:font-style="italic" style:font-style-asian="italic"/>
    </style:style>
    <style:style style:name="P35" style:family="paragraph" style:parent-style-name="CellBody">
      <style:paragraph-properties style:snap-to-layout-grid="false"/>
      <style:text-properties fo:color="#000000" fo:font-style="italic"/>
    </style:style>
    <style:style style:name="P36" style:family="paragraph" style:parent-style-name="CellBody">
      <style:paragraph-properties fo:keep-with-next="always" style:snap-to-layout-grid="false"/>
    </style:style>
    <style:style style:name="P37" style:family="paragraph" style:parent-style-name="CellBody">
      <style:paragraph-properties fo:keep-with-next="always" style:snap-to-layout-grid="false"/>
      <style:text-properties fo:color="#000000" fo:font-style="italic" style:font-style-asian="italic"/>
    </style:style>
    <style:style style:name="P38" style:family="paragraph" style:parent-style-name="CellHeading">
      <style:paragraph-properties fo:text-align="center" style:justify-single-word="false" fo:keep-with-next="always" style:snap-to-layout-grid="false"/>
      <style:text-properties fo:language="fr" fo:country="FR"/>
    </style:style>
    <style:style style:name="P39" style:family="paragraph" style:parent-style-name="Abstract">
      <style:text-properties fo:font-size="16pt" fo:font-weight="bold" style:font-size-asian="16pt" style:font-weight-asian="bold" style:font-size-complex="16pt" style:font-weight-complex="bold"/>
    </style:style>
    <style:style style:name="P40" style:family="paragraph" style:parent-style-name="Heading_20_1">
      <style:paragraph-properties fo:break-before="page"/>
      <style:text-properties fo:language="fr" fo:country="FR"/>
    </style:style>
    <style:style style:name="P4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2" style:family="paragraph" style:parent-style-name="Body">
      <style:text-properties fo:color="#000000" style:font-name="Arial" fo:font-style="normal" style:font-style-asian="normal" style:font-style-complex="normal"/>
    </style:style>
    <style:style style:name="P43" style:family="paragraph" style:parent-style-name="Body">
      <style:text-properties fo:color="#000000" fo:font-style="normal" style:font-style-asian="normal" style:font-style-complex="normal"/>
    </style:style>
    <style:style style:name="P44" style:family="paragraph" style:parent-style-name="Body" style:list-style-name="L1">
      <style:text-properties fo:color="#000000" fo:font-style="normal" style:font-style-asian="normal" style:font-style-complex="normal"/>
    </style:style>
    <style:style style:name="P45" style:family="paragraph" style:parent-style-name="Body" style:list-style-name="L6">
      <style:text-properties fo:color="#000000" fo:font-style="normal" style:font-style-asian="normal" style:font-style-complex="normal"/>
    </style:style>
    <style:style style:name="P46" style:family="paragraph" style:parent-style-name="Body" style:list-style-name="L7">
      <style:text-properties fo:color="#000000" fo:font-style="normal" style:font-style-asian="normal" style:font-style-complex="normal"/>
    </style:style>
    <style:style style:name="P47" style:family="paragraph" style:parent-style-name="Body" style:list-style-name="L15">
      <style:text-properties fo:color="#000000" fo:font-style="normal" style:font-style-asian="normal" style:font-style-complex="normal"/>
    </style:style>
    <style:style style:name="P48" style:family="paragraph" style:parent-style-name="Body" style:list-style-name="L16">
      <style:text-properties fo:color="#000000" fo:font-style="normal" style:font-style-asian="normal" style:font-style-complex="normal"/>
    </style:style>
    <style:style style:name="P49" style:family="paragraph" style:parent-style-name="Body" style:list-style-name="L17">
      <style:text-properties fo:color="#000000" fo:font-style="normal" style:font-style-asian="normal" style:font-style-complex="normal"/>
    </style:style>
    <style:style style:name="P50" style:family="paragraph" style:parent-style-name="Body" style:list-style-name="L18">
      <style:text-properties fo:color="#000000" fo:font-style="normal" style:font-style-asian="normal" style:font-style-complex="normal"/>
    </style:style>
    <style:style style:name="P51" style:family="paragraph" style:parent-style-name="Body" style:list-style-name="L19">
      <style:text-properties fo:color="#000000" fo:font-style="normal" style:font-style-asian="normal" style:font-style-complex="normal"/>
    </style:style>
    <style:style style:name="P52" style:family="paragraph" style:parent-style-name="Body" style:list-style-name="L20">
      <style:text-properties fo:color="#000000" fo:font-style="normal" style:font-style-asian="normal" style:font-style-complex="normal"/>
    </style:style>
    <style:style style:name="P53" style:family="paragraph" style:parent-style-name="Body" style:list-style-name="L17">
      <style:text-properties fo:color="#000000" fo:font-style="normal" fo:background-color="transparent" style:font-style-asian="normal" style:font-style-complex="normal"/>
    </style:style>
    <style:style style:name="P54" style:family="paragraph" style:parent-style-name="Body" style:list-style-name="L2"/>
    <style:style style:name="P55" style:family="paragraph" style:parent-style-name="Body" style:list-style-name="L3"/>
    <style:style style:name="P56" style:family="paragraph" style:parent-style-name="Body" style:list-style-name="L4"/>
    <style:style style:name="P57" style:family="paragraph" style:parent-style-name="Body" style:list-style-name="L5"/>
    <style:style style:name="P58" style:family="paragraph" style:parent-style-name="Body" style:list-style-name="L8"/>
    <style:style style:name="P59" style:family="paragraph" style:parent-style-name="Body" style:list-style-name="L9"/>
    <style:style style:name="P60" style:family="paragraph" style:parent-style-name="Body">
      <style:paragraph-properties>
        <style:tab-stops/>
      </style:paragraph-properties>
    </style:style>
    <style:style style:name="P61" style:family="paragraph" style:parent-style-name="Body" style:list-style-name="L10">
      <style:paragraph-properties>
        <style:tab-stops/>
      </style:paragraph-properties>
    </style:style>
    <style:style style:name="P62" style:family="paragraph" style:parent-style-name="Body" style:list-style-name="L20"/>
    <style:style style:name="P63" style:family="paragraph" style:parent-style-name="Body" style:list-style-name="L21"/>
    <style:style style:name="P64" style:family="paragraph" style:parent-style-name="Body" style:list-style-name="L21">
      <style:paragraph-properties>
        <style:tab-stops>
          <style:tab-stop style:position="1.508cm"/>
        </style:tab-stops>
      </style:paragraph-properties>
    </style:style>
    <style:style style:name="P65" style:family="paragraph" style:parent-style-name="Body">
      <style:text-properties fo:color="#ff3366"/>
    </style:style>
    <style:style style:name="P66" style:family="paragraph" style:parent-style-name="Body">
      <style:paragraph-properties>
        <style:tab-stops>
          <style:tab-stop style:position="10.001cm"/>
          <style:tab-stop style:position="16.536cm"/>
        </style:tab-stops>
      </style:paragraph-properties>
      <style:text-properties fo:color="#ff3366"/>
    </style:style>
    <style:style style:name="P67" style:family="paragraph" style:parent-style-name="Body">
      <style:paragraph-properties>
        <style:tab-stops>
          <style:tab-stop style:position="10.001cm"/>
          <style:tab-stop style:position="16.536cm"/>
        </style:tab-stops>
      </style:paragraph-properties>
    </style:style>
    <style:style style:name="P68" style:family="paragraph" style:parent-style-name="Body">
      <style:paragraph-properties fo:margin-left="2.725cm" fo:margin-right="0cm" fo:text-indent="-1.879cm" style:auto-text-indent="false">
        <style:tab-stops>
          <style:tab-stop style:position="1.508cm"/>
        </style:tab-stops>
      </style:paragraph-properties>
    </style:style>
    <style:style style:name="P69" style:family="paragraph" style:parent-style-name="Body" style:list-style-name="L11">
      <style:paragraph-properties fo:margin-left="2.725cm" fo:margin-right="0cm" fo:text-indent="-1.879cm" style:auto-text-indent="false">
        <style:tab-stops>
          <style:tab-stop style:position="1.508cm"/>
        </style:tab-stops>
      </style:paragraph-properties>
    </style:style>
    <style:style style:name="P70" style:family="paragraph" style:parent-style-name="Heading_20_2">
      <style:text-properties fo:font-style="normal" style:font-style-asian="normal" style:font-style-complex="normal"/>
    </style:style>
    <style:style style:name="P71" style:family="paragraph" style:parent-style-name="Heading_20_2">
      <style:text-properties fo:color="#ff3366"/>
    </style:style>
    <style:style style:name="P72" style:family="paragraph" style:parent-style-name="Heading_20_2">
      <style:text-properties fo:language="fr" fo:country="FR"/>
    </style:style>
    <style:style style:name="P7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4" style:family="paragraph" style:parent-style-name="CellBody" style:list-style-name="L12">
      <style:paragraph-properties style:snap-to-layout-grid="false"/>
      <style:text-properties fo:color="#000000" fo:font-style="italic" style:font-style-asian="italic"/>
    </style:style>
    <style:style style:name="P75" style:family="paragraph" style:parent-style-name="CellBody" style:list-style-name="L13">
      <style:paragraph-properties style:snap-to-layout-grid="false"/>
      <style:text-properties fo:color="#000000" fo:font-style="italic" style:font-style-asian="italic"/>
    </style:style>
    <style:style style:name="P76" style:family="paragraph" style:parent-style-name="CellBody" style:list-style-name="L14">
      <style:paragraph-properties style:snap-to-layout-grid="false"/>
      <style:text-properties fo:color="#000000" fo:font-style="italic" style:font-style-asian="italic"/>
    </style:style>
    <style:style style:name="P77" style:family="paragraph" style:parent-style-name="CellBody">
      <style:paragraph-properties style:snap-to-layout-grid="false"/>
      <style:text-properties fo:color="#000000" fo:font-style="italic" style:font-style-asian="italic"/>
    </style:style>
    <style:style style:name="P78" style:family="paragraph" style:parent-style-name="Document_20_Title" style:master-page-name="First_20_Page">
      <style:paragraph-properties style:page-number="auto"/>
      <style:text-properties fo:font-size="10pt" fo:font-style="italic" style:font-size-asian="10pt" style:font-style-asian="italic"/>
    </style:style>
    <style:style style:name="P7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80" style:family="paragraph" style:parent-style-name="Standard">
      <style:text-properties fo:color="#ff3366"/>
    </style:style>
    <style:style style:name="T1" style:family="text">
      <style:text-properties style:font-name="Arial" fo:font-size="10pt"/>
    </style:style>
    <style:style style:name="T2" style:family="text">
      <style:text-properties fo:language="de" fo:country="DE"/>
    </style:style>
    <style:style style:name="T3" style:family="text">
      <style:text-properties fo:font-weight="bold" style:font-weight-asian="bold" style:font-weight-complex="bold"/>
    </style:style>
    <style:style style:name="T4" style:family="text">
      <style:text-properties style:font-name="Helvetica" fo:font-size="10pt"/>
    </style:style>
    <style:style style:name="T5" style:family="text">
      <style:text-properties fo:color="#000000" style:font-name="Helvetica" fo:font-size="10pt" fo:font-style="italic" style:font-style-asian="italic" style:font-style-complex="italic"/>
    </style:style>
    <style:style style:name="T6" style:family="text">
      <style:text-properties fo:color="#000000" fo:font-style="normal" style:font-style-asian="normal" style:font-style-complex="normal"/>
    </style:style>
    <style:style style:name="T7" style:family="text">
      <style:text-properties fo:color="#ff3366"/>
    </style:style>
    <style:style style:name="T8" style:family="text">
      <style:text-properties style:font-name="Arial"/>
    </style:style>
    <style:style style:name="T9" style:family="text">
      <style:text-properties style:font-name="Arial" fo:font-size="10pt"/>
    </style:style>
    <style:style style:name="T10" style:family="text">
      <style:text-properties fo:language="de" fo:country="DE"/>
    </style:style>
    <style:style style:name="T11" style:family="text">
      <style:text-properties fo:font-weight="bold" style:font-weight-asian="bold" style:font-weight-complex="bold"/>
    </style:style>
    <style:style style:name="T12" style:family="text">
      <style:text-properties fo:color="#000000" style:font-name="Helvetica" fo:font-size="10pt" fo:font-style="italic" style:font-style-asian="italic" style:font-style-complex="italic"/>
    </style:style>
    <style:style style:name="T13" style:family="text">
      <style:text-properties fo:color="#000000" fo:font-style="normal" style:font-style-asian="normal" style:font-style-complex="normal"/>
    </style:style>
    <style:style style:name="T14" style:family="text">
      <style:text-properties fo:color="#000000" fo:font-size="10pt" fo:font-style="italic" style:font-style-asian="italic" style:font-style-complex="italic"/>
    </style:style>
    <style:style style:name="T15" style:family="text">
      <style:text-properties fo:color="#000000" fo:font-style="italic" style:font-style-asian="italic" style:font-style-complex="italic"/>
    </style:style>
    <style:style style:name="T1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7" style:family="text">
      <style:text-properties fo:color="#ff3366"/>
    </style:style>
    <style:style style:name="T18" style:family="text">
      <style:text-properties fo:font-size="14pt" fo:font-weight="normal" style:font-size-asian="14pt" style:font-weight-asian="normal"/>
    </style:style>
    <style:style style:name="T19" style:family="text">
      <style:text-properties style:font-name="Courier New"/>
    </style:style>
    <style:style style:name="T20" style:family="text">
      <style:text-properties style:font-style-asian="italic"/>
    </style:style>
    <style:style style:name="T21" style:family="text">
      <style:text-properties fo:font-style="italic" style:font-style-asian="italic" style:font-style-complex="italic"/>
    </style:style>
    <style:style style:name="T22" style:family="text">
      <style:text-properties style:font-name="Helvetica" fo:font-size="10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number text:level="1" text:style-name="Numbering_20_Symbols" style:num-prefix="OSGI-" style:num-format="1">
        <style:list-level-properties text:list-level-position-and-space-mode="label-alignment">
          <style:list-level-label-alignment text:label-followed-by="listtab" text:list-tab-stop-position="0.254cm" fo:text-indent="-2.164cm" fo:margin-left="2.799cm"/>
        </style:list-level-properties>
      </text:list-level-style-number>
      <text:list-level-style-number text:level="2" style:num-prefix="N-OSGi-"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N-OSGi-"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N-OSGi-"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N-OSGi-"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N-OSGi-"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N-OSGi-"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N-OSGi-"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N-OSGi-"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N-OSGi-"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prefix="CPPC-" style:num-format="1">
        <style:list-level-properties text:list-level-position-and-space-mode="label-alignment">
          <style:list-level-label-alignment text:label-followed-by="listtab" text:list-tab-stop-position="1.27cm" fo:text-indent="-2.159cm" fo:margin-left="2.7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prefix="LANG-" style:num-format="1">
        <style:list-level-properties text:list-level-position-and-space-mode="label-alignment">
          <style:list-level-label-alignment text:label-followed-by="listtab" text:list-tab-stop-position="1.27cm" fo:text-indent="-2.164cm" fo:margin-left="2.7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91462792" text:id="ct291462792">
          <text:insertion>
            <office:change-info>
              <dc:creator>Sascha Zelzer</dc:creator>
              <dc:date>2013-07-10T00:38:00</dc:date>
            </office:change-info>
          </text:insertion>
        </text:changed-region>
        <text:changed-region xml:id="ct291462688" text:id="ct291462688">
          <text:insertion>
            <office:change-info>
              <dc:creator>Sascha Zelzer</dc:creator>
              <dc:date>2013-08-30T04:03:00</dc:date>
            </office:change-info>
          </text:insertion>
        </text:changed-region>
        <text:changed-region xml:id="ct291461544" text:id="ct291461544">
          <text:insertion>
            <office:change-info>
              <dc:creator>Sascha Zelzer</dc:creator>
              <dc:date>2013-07-10T00:38:00</dc:date>
            </office:change-info>
          </text:insertion>
        </text:changed-region>
        <text:changed-region xml:id="ct291461440" text:id="ct291461440">
          <text:insertion>
            <office:change-info>
              <dc:creator>Sascha Zelzer</dc:creator>
              <dc:date>2013-07-10T00:38:00</dc:date>
            </office:change-info>
          </text:insertion>
        </text:changed-region>
        <text:changed-region xml:id="ct291457072" text:id="ct291457072">
          <text:insertion>
            <office:change-info>
              <dc:creator>Unbekannter Autor</dc:creator>
              <dc:date>2013-09-02T09:31:00</dc:date>
            </office:change-info>
          </text:insertion>
        </text:changed-region>
        <text:changed-region xml:id="ct291461336" text:id="ct291461336">
          <text:insertion>
            <office:change-info>
              <dc:creator>Unbekannter Autor</dc:creator>
              <dc:date>2013-09-02T09:31:00</dc:date>
            </office:change-info>
          </text:insertion>
        </text:changed-region>
        <text:changed-region xml:id="ct342744400" text:id="ct342744400">
          <text:insertion>
            <office:change-info>
              <dc:creator>Unbekannter Autor</dc:creator>
              <dc:date>2013-09-03T14:09:00</dc:date>
            </office:change-info>
          </text:insertion>
        </text:changed-region>
        <text:changed-region xml:id="ct291460920" text:id="ct291460920">
          <text:insertion>
            <office:change-info>
              <dc:creator>Unbekannter Autor</dc:creator>
              <dc:date>2013-09-02T09:31:00</dc:date>
            </office:change-info>
          </text:insertion>
        </text:changed-region>
        <text:changed-region xml:id="ct291460816" text:id="ct291460816">
          <text:insertion>
            <office:change-info>
              <dc:creator>Unbekannter Autor</dc:creator>
              <dc:date>2013-09-02T09:32:00</dc:date>
            </office:change-info>
          </text:insertion>
        </text:changed-region>
        <text:changed-region xml:id="ct342753240" text:id="ct342753240">
          <text:insertion>
            <office:change-info>
              <dc:creator>Unbekannter Autor</dc:creator>
              <dc:date>2013-09-03T14:13:00</dc:date>
            </office:change-info>
          </text:insertion>
        </text:changed-region>
        <text:changed-region xml:id="ct291460712" text:id="ct291460712">
          <text:deletion>
            <office:change-info>
              <dc:creator>Unbekannter Autor</dc:creator>
              <dc:date>2013-09-02T09:01:00</dc:date>
            </office:change-info>
            <text:p text:style-name="P1">R</text:p>
          </text:deletion>
        </text:changed-region>
        <text:changed-region xml:id="ct291460192" text:id="ct291460192">
          <text:insertion>
            <office:change-info>
              <dc:creator>Unbekannter Autor</dc:creator>
              <dc:date>2013-09-02T09:01:00</dc:date>
            </office:change-info>
          </text:insertion>
        </text:changed-region>
        <text:changed-region xml:id="ct291463832" text:id="ct291463832">
          <text:deletion>
            <office:change-info>
              <dc:creator>Sascha Zelzer</dc:creator>
              <dc:date>2013-08-30T02:42:00</dc:date>
            </office:change-info>
            <text:p text:style-name="P1">s</text:p>
          </text:deletion>
        </text:changed-region>
        <text:changed-region xml:id="ct291461960" text:id="ct291461960">
          <text:insertion>
            <office:change-info>
              <dc:creator>Sascha Zelzer</dc:creator>
              <dc:date>2013-08-30T02:42:00</dc:date>
            </office:change-info>
          </text:insertion>
        </text:changed-region>
        <text:changed-region xml:id="ct291462064" text:id="ct291462064">
          <text:deletion>
            <office:change-info>
              <dc:creator>Sascha Zelzer</dc:creator>
              <dc:date>2013-08-30T02:42:00</dc:date>
            </office:change-info>
            <text:p text:style-name="P1">(</text:p>
          </text:deletion>
        </text:changed-region>
        <text:changed-region xml:id="ct291462168" text:id="ct291462168">
          <text:deletion>
            <office:change-info>
              <dc:creator>Sascha Zelzer</dc:creator>
              <dc:date>2013-08-30T02:42:00</dc:date>
            </office:change-info>
            <text:p text:style-name="P1">)</text:p>
          </text:deletion>
        </text:changed-region>
        <text:changed-region xml:id="ct291463728" text:id="ct291463728">
          <text:insertion>
            <office:change-info>
              <dc:creator>Sascha Zelzer</dc:creator>
              <dc:date>2013-08-30T02:44:00</dc:date>
            </office:change-info>
          </text:insertion>
        </text:changed-region>
        <text:changed-region xml:id="ct291461752" text:id="ct291461752">
          <text:insertion>
            <office:change-info>
              <dc:creator>Sascha Zelzer</dc:creator>
              <dc:date>2013-08-30T02:41:00</dc:date>
            </office:change-info>
          </text:insertion>
        </text:changed-region>
        <text:changed-region xml:id="ct291463520" text:id="ct291463520">
          <text:deletion>
            <office:change-info>
              <dc:creator>Unbekannter Autor</dc:creator>
              <dc:date>2013-09-02T09:00:00</dc:date>
            </office:change-info>
            <text:p text:style-name="P1"><text:span text:style-name="T1">C</text:span></text:p>
          </text:deletion>
        </text:changed-region>
        <text:changed-region xml:id="ct291463936" text:id="ct291463936">
          <text:insertion>
            <office:change-info>
              <dc:creator>Unbekannter Autor</dc:creator>
              <dc:date>2013-09-02T09:14:00</dc:date>
            </office:change-info>
          </text:insertion>
        </text:changed-region>
        <text:changed-region xml:id="ct291461648" text:id="ct291461648">
          <text:insertion>
            <office:change-info>
              <dc:creator>Sascha Zelzer</dc:creator>
              <dc:date>2013-08-30T02:41:00</dc:date>
            </office:change-info>
          </text:insertion>
        </text:changed-region>
        <text:changed-region xml:id="ct291463104" text:id="ct291463104">
          <text:deletion>
            <office:change-info>
              <dc:creator>Unbekannter Autor</dc:creator>
              <dc:date>2013-09-02T09:00:00</dc:date>
            </office:change-info>
            <text:p text:style-name="P2">C</text:p>
          </text:deletion>
        </text:changed-region>
        <text:changed-region xml:id="ct291462584" text:id="ct291462584">
          <text:insertion>
            <office:change-info>
              <dc:creator>Unbekannter Autor</dc:creator>
              <dc:date>2013-09-02T09:14:00</dc:date>
            </office:change-info>
          </text:insertion>
        </text:changed-region>
        <text:changed-region xml:id="ct291460088" text:id="ct291460088">
          <text:insertion>
            <office:change-info>
              <dc:creator>Sascha Zelzer</dc:creator>
              <dc:date>2013-08-30T02:41:00</dc:date>
            </office:change-info>
          </text:insertion>
        </text:changed-region>
        <text:changed-region xml:id="ct291459984" text:id="ct291459984">
          <text:deletion>
            <office:change-info>
              <dc:creator>Unbekannter Autor</dc:creator>
              <dc:date>2013-09-02T09:00:00</dc:date>
            </office:change-info>
            <text:p text:style-name="P2">S</text:p>
          </text:deletion>
        </text:changed-region>
        <text:changed-region xml:id="ct291460608" text:id="ct291460608">
          <text:insertion>
            <office:change-info>
              <dc:creator>Unbekannter Autor</dc:creator>
              <dc:date>2013-09-02T09:00:00</dc:date>
            </office:change-info>
          </text:insertion>
        </text:changed-region>
        <text:changed-region xml:id="ct291460504" text:id="ct291460504">
          <text:insertion>
            <office:change-info>
              <dc:creator>Sascha Zelzer</dc:creator>
              <dc:date>2013-08-30T02:41:00</dc:date>
            </office:change-info>
          </text:insertion>
        </text:changed-region>
        <text:changed-region xml:id="ct342771960" text:id="ct342771960">
          <text:deletion>
            <office:change-info>
              <dc:creator>Unbekannter Autor</dc:creator>
              <dc:date>2013-09-03T14:50:00</dc:date>
            </office:change-info>
            <text:p text:style-name="P2"><text:s/></text:p>
          </text:deletion>
          <text:insertion>
            <office:change-info office:chg-author="Sascha Zelzer" office:chg-date-time="2013-08-30T02:41:00"/>
          </text:insertion>
        </text:changed-region>
        <text:changed-region xml:id="ct342773936" text:id="ct342773936">
          <text:insertion>
            <office:change-info>
              <dc:creator>Sascha Zelzer</dc:creator>
              <dc:date>2013-08-30T02:41:00</dc:date>
            </office:change-info>
          </text:insertion>
        </text:changed-region>
        <text:changed-region xml:id="ct291460400" text:id="ct291460400">
          <text:insertion>
            <office:change-info>
              <dc:creator>Sascha Zelzer</dc:creator>
              <dc:date>2013-08-30T02:48:00</dc:date>
            </office:change-info>
          </text:insertion>
        </text:changed-region>
        <text:changed-region xml:id="ct342773416" text:id="ct342773416">
          <text:deletion>
            <office:change-info>
              <dc:creator>Unbekannter Autor</dc:creator>
              <dc:date>2013-09-03T14:50:00</dc:date>
            </office:change-info>
            <text:p text:style-name="Body">.</text:p>
          </text:deletion>
          <text:insertion>
            <office:change-info office:chg-author="Sascha Zelzer" office:chg-date-time="2013-08-30T02:48:00"/>
          </text:insertion>
        </text:changed-region>
        <text:changed-region xml:id="ct342772272" text:id="ct342772272">
          <text:insertion>
            <office:change-info>
              <dc:creator>Unbekannter Autor</dc:creator>
              <dc:date>2013-09-03T14:50:00</dc:date>
            </office:change-info>
          </text:insertion>
        </text:changed-region>
        <text:changed-region xml:id="ct342771856" text:id="ct342771856">
          <text:insertion>
            <office:change-info>
              <dc:creator>Sascha Zelzer</dc:creator>
              <dc:date>2013-08-30T02:48:00</dc:date>
            </office:change-info>
          </text:insertion>
        </text:changed-region>
        <text:changed-region xml:id="ct342773104" text:id="ct342773104">
          <text:deletion>
            <office:change-info>
              <dc:creator>Unbekannter Autor</dc:creator>
              <dc:date>2013-09-03T14:50:00</dc:date>
            </office:change-info>
            <text:p text:style-name="Body">B</text:p>
          </text:deletion>
          <text:insertion>
            <office:change-info office:chg-author="Sascha Zelzer" office:chg-date-time="2013-08-30T02:48:00"/>
          </text:insertion>
        </text:changed-region>
        <text:changed-region xml:id="ct342773832" text:id="ct342773832">
          <text:insertion>
            <office:change-info>
              <dc:creator>Unbekannter Autor</dc:creator>
              <dc:date>2013-09-03T14:50:00</dc:date>
            </office:change-info>
          </text:insertion>
        </text:changed-region>
        <text:changed-region xml:id="ct342774040" text:id="ct342774040">
          <text:insertion>
            <office:change-info>
              <dc:creator>Sascha Zelzer</dc:creator>
              <dc:date>2013-08-30T02:48:00</dc:date>
            </office:change-info>
          </text:insertion>
        </text:changed-region>
        <text:changed-region xml:id="ct291466120" text:id="ct291466120">
          <text:insertion>
            <office:change-info>
              <dc:creator>Sascha Zelzer</dc:creator>
              <dc:date>2013-08-30T02:47:00</dc:date>
            </office:change-info>
          </text:insertion>
        </text:changed-region>
        <text:changed-region xml:id="ct291465912" text:id="ct291465912">
          <text:deletion>
            <office:change-info>
              <dc:creator>Sascha Zelzer</dc:creator>
              <dc:date>2013-08-30T02:50:00</dc:date>
            </office:change-info>
            <text:p text:style-name="P1"/>
            <text:p text:style-name="P1"/>
          </text:deletion>
        </text:changed-region>
        <text:changed-region xml:id="ct291466328" text:id="ct291466328">
          <text:deletion>
            <office:change-info>
              <dc:creator>Sascha Zelzer</dc:creator>
              <dc:date>2013-08-30T02:51:00</dc:date>
            </office:change-info>
            <text:p text:style-name="P1"><text:s/>While the focus will be on C and C++, the requirements should try to be open enough for these other languages. In other words, requirements should not force solutions which would block other languages that use the same runtime.</text:p>
          </text:deletion>
        </text:changed-region>
        <text:changed-region xml:id="ct291465496" text:id="ct291465496">
          <text:deletion>
            <office:change-info>
              <dc:creator>Sascha Zelzer</dc:creator>
              <dc:date>2013-07-10T00:28:00</dc:date>
            </office:change-info>
            <text:p text:style-name="P1"><text:s/>for the native runtime.</text:p>
          </text:deletion>
        </text:changed-region>
        <text:changed-region xml:id="ct291465600" text:id="ct291465600">
          <text:deletion>
            <office:change-info>
              <dc:creator>Sascha Zelzer</dc:creator>
              <dc:date>2013-08-30T02:51:00</dc:date>
            </office:change-info>
            <text:p text:style-name="P1">Even though the scope of the RFP is limited to C and C++, there are many other languages and compilers that create binaries</text:p>
          </text:deletion>
        </text:changed-region>
        <text:changed-region xml:id="ct291465704" text:id="ct291465704">
          <text:deletion>
            <office:change-info>
              <dc:creator>Sascha Zelzer</dc:creator>
              <dc:date>2013-08-30T03:13:00</dc:date>
            </office:change-info>
            <text:p text:style-name="P1"/>
            <text:p text:style-name="P1"/>
          </text:deletion>
        </text:changed-region>
        <text:changed-region xml:id="ct291465808" text:id="ct291465808">
          <text:deletion>
            <office:change-info>
              <dc:creator>Sascha Zelzer</dc:creator>
              <dc:date>2013-08-30T02:50:00</dc:date>
            </office:change-info>
            <text:p text:style-name="P1">Since the initiation of RFP-89 a lot has changed, and several Native OSGi-like implementations have been written. This RFP is an effort of several of these projects with a common goal:</text:p>
            <text:list xml:id="list3503864206084008619" text:style-name="L1">
              <text:list-item>
                <text:p text:style-name="P3">Combine the effort to reach a greater audience</text:p>
              </text:list-item>
            </text:list>
            <text:p text:style-name="P1">Write a common specification which makes it possible to share bundles</text:p>
          </text:deletion>
        </text:changed-region>
        <text:changed-region xml:id="ct291465392" text:id="ct291465392">
          <text:insertion>
            <office:change-info>
              <dc:creator>Sascha Zelzer</dc:creator>
              <dc:date>2013-08-30T03:13:00</dc:date>
            </office:change-info>
          </text:insertion>
        </text:changed-region>
        <text:changed-region xml:id="ct291465288" text:id="ct291465288">
          <text:insertion>
            <office:change-info>
              <dc:creator>Sascha Zelzer</dc:creator>
              <dc:date>2013-08-30T03:14:00</dc:date>
            </office:change-info>
          </text:insertion>
        </text:changed-region>
        <text:changed-region xml:id="ct291465184" text:id="ct291465184">
          <text:insertion>
            <office:change-info>
              <dc:creator>Sascha Zelzer</dc:creator>
              <dc:date>2013-08-30T03:15:00</dc:date>
            </office:change-info>
          </text:insertion>
        </text:changed-region>
        <text:changed-region xml:id="ct291465080" text:id="ct291465080">
          <text:insertion>
            <office:change-info>
              <dc:creator>Sascha Zelzer</dc:creator>
              <dc:date>2013-08-30T02:50:00</dc:date>
            </office:change-info>
          </text:insertion>
        </text:changed-region>
        <text:changed-region xml:id="ct291455928" text:id="ct291455928">
          <text:deletion>
            <office:change-info>
              <dc:creator>Unbekannter Autor</dc:creator>
              <dc:date>2013-09-02T09:02:00</dc:date>
            </office:change-info>
            <text:p text:style-name="P1">N</text:p>
          </text:deletion>
        </text:changed-region>
        <text:changed-region xml:id="ct291455824" text:id="ct291455824">
          <text:insertion>
            <office:change-info>
              <dc:creator>Unbekannter Autor</dc:creator>
              <dc:date>2013-09-02T09:02:00</dc:date>
            </office:change-info>
          </text:insertion>
        </text:changed-region>
        <text:changed-region xml:id="ct291458424" text:id="ct291458424">
          <text:insertion>
            <office:change-info>
              <dc:creator>Sascha Zelzer</dc:creator>
              <dc:date>2013-08-30T02:50:00</dc:date>
            </office:change-info>
          </text:insertion>
        </text:changed-region>
        <text:changed-region xml:id="ct291458320" text:id="ct291458320">
          <text:insertion>
            <office:change-info>
              <dc:creator>Unbekannter Autor</dc:creator>
              <dc:date>2013-09-02T09:03:00</dc:date>
            </office:change-info>
          </text:insertion>
        </text:changed-region>
        <text:changed-region xml:id="ct291456760" text:id="ct291456760">
          <text:deletion>
            <office:change-info>
              <dc:creator>Unbekannter Autor</dc:creator>
              <dc:date>2013-09-02T09:03:00</dc:date>
            </office:change-info>
            <text:p text:style-name="P1">Gi</text:p>
          </text:deletion>
        </text:changed-region>
        <text:changed-region xml:id="ct291456656" text:id="ct291456656">
          <text:deletion>
            <office:change-info>
              <dc:creator>Unbekannter Autor</dc:creator>
              <dc:date>2013-09-02T09:12:00</dc:date>
            </office:change-info>
            <text:p text:style-name="P1">c</text:p>
          </text:deletion>
        </text:changed-region>
        <text:changed-region xml:id="ct291456552" text:id="ct291456552">
          <text:insertion>
            <office:change-info>
              <dc:creator>Unbekannter Autor</dc:creator>
              <dc:date>2013-09-02T09:12:00</dc:date>
            </office:change-info>
          </text:insertion>
        </text:changed-region>
        <text:changed-region xml:id="ct291456344" text:id="ct291456344">
          <text:insertion>
            <office:change-info>
              <dc:creator>Unbekannter Autor</dc:creator>
              <dc:date>2013-08-30T08:47:00</dc:date>
            </office:change-info>
          </text:insertion>
        </text:changed-region>
        <text:changed-region xml:id="ct291456968" text:id="ct291456968">
          <text:deletion>
            <office:change-info>
              <dc:creator>Unbekannter Autor</dc:creator>
              <dc:date>2013-08-30T08:47:00</dc:date>
            </office:change-info>
            <text:p text:style-name="P1">- Log </text:p>
          </text:deletion>
        </text:changed-region>
        <text:changed-region xml:id="ct291456864" text:id="ct291456864">
          <text:insertion>
            <office:change-info>
              <dc:creator>Unbekannter Autor</dc:creator>
              <dc:date>2013-08-30T08:47:00</dc:date>
            </office:change-info>
          </text:insertion>
        </text:changed-region>
        <text:changed-region xml:id="ct291459776" text:id="ct291459776">
          <text:deletion>
            <office:change-info>
              <dc:creator>Unbekannter Autor</dc:creator>
              <dc:date>2013-08-30T08:47:00</dc:date>
            </office:change-info>
            <text:p text:style-name="P1">- Device </text:p>
          </text:deletion>
        </text:changed-region>
        <text:changed-region xml:id="ct291459048" text:id="ct291459048">
          <text:insertion>
            <office:change-info>
              <dc:creator>Unbekannter Autor</dc:creator>
              <dc:date>2013-09-02T09:12:00</dc:date>
            </office:change-info>
          </text:insertion>
        </text:changed-region>
        <text:changed-region xml:id="ct291458944" text:id="ct291458944">
          <text:insertion>
            <office:change-info>
              <dc:creator>Unbekannter Autor</dc:creator>
              <dc:date>2013-09-02T09:13:00</dc:date>
            </office:change-info>
          </text:insertion>
        </text:changed-region>
        <text:changed-region xml:id="ct291458840" text:id="ct291458840">
          <text:insertion>
            <office:change-info>
              <dc:creator>Unbekannter Autor</dc:creator>
              <dc:date>2013-09-02T09:13:00</dc:date>
            </office:change-info>
          </text:insertion>
        </text:changed-region>
        <text:changed-region xml:id="ct291458736" text:id="ct291458736">
          <text:deletion>
            <office:change-info>
              <dc:creator>Unbekannter Autor</dc:creator>
              <dc:date>2013-09-02T09:13:00</dc:date>
            </office:change-info>
            <text:p text:style-name="P1">i.e. a </text:p>
          </text:deletion>
        </text:changed-region>
        <text:changed-region xml:id="ct291459672" text:id="ct291459672">
          <text:deletion>
            <office:change-info>
              <dc:creator>Unbekannter Autor</dc:creator>
              <dc:date>2013-09-02T09:13:00</dc:date>
            </office:change-info>
            <text:p text:style-name="P1">i.e. an </text:p>
          </text:deletion>
        </text:changed-region>
        <text:changed-region xml:id="ct291459568" text:id="ct291459568">
          <text:deletion>
            <office:change-info>
              <dc:creator>Unbekannter Autor</dc:creator>
              <dc:date>2013-09-02T09:13:00</dc:date>
            </office:change-info>
            <text:p text:style-name="P1"><text:s/>bundle</text:p>
          </text:deletion>
        </text:changed-region>
        <text:changed-region xml:id="ct291458632" text:id="ct291458632">
          <text:insertion>
            <office:change-info>
              <dc:creator>Unbekannter Autor</dc:creator>
              <dc:date>2013-09-02T09:13:00</dc:date>
            </office:change-info>
          </text:insertion>
        </text:changed-region>
        <text:changed-region xml:id="ct291459464" text:id="ct291459464">
          <text:insertion>
            <office:change-info>
              <dc:creator>Sascha Zelzer</dc:creator>
              <dc:date>2013-07-10T00:31:00</dc:date>
            </office:change-info>
          </text:insertion>
        </text:changed-region>
        <text:changed-region xml:id="ct291456136" text:id="ct291456136">
          <text:insertion>
            <office:change-info>
              <dc:creator>Sascha Zelzer</dc:creator>
              <dc:date>2013-07-10T00:32:00</dc:date>
            </office:change-info>
          </text:insertion>
        </text:changed-region>
        <text:changed-region xml:id="ct291456240" text:id="ct291456240">
          <text:deletion>
            <office:change-info>
              <dc:creator>Unbekannter Autor</dc:creator>
              <dc:date>2013-09-02T09:13:00</dc:date>
            </office:change-info>
            <text:p text:style-name="Body">C</text:p>
          </text:deletion>
        </text:changed-region>
        <text:changed-region xml:id="ct291455408" text:id="ct291455408">
          <text:insertion>
            <office:change-info>
              <dc:creator>Unbekannter Autor</dc:creator>
              <dc:date>2013-09-02T09:14:00</dc:date>
            </office:change-info>
          </text:insertion>
        </text:changed-region>
        <text:changed-region xml:id="ct291455616" text:id="ct291455616">
          <text:insertion>
            <office:change-info>
              <dc:creator>Sascha Zelzer</dc:creator>
              <dc:date>2013-07-10T00:32:00</dc:date>
            </office:change-info>
          </text:insertion>
        </text:changed-region>
        <text:changed-region xml:id="ct291461232" text:id="ct291461232">
          <text:deletion>
            <office:change-info>
              <dc:creator>Sascha Zelzer</dc:creator>
              <dc:date>2013-07-10T00:32:00</dc:date>
            </office:change-info>
            <text:p text:style-name="Body">a working framework.</text:p>
          </text:deletion>
        </text:changed-region>
        <text:changed-region xml:id="ct291455096" text:id="ct291455096">
          <text:insertion>
            <office:change-info>
              <dc:creator>Sascha Zelzer</dc:creator>
              <dc:date>2013-07-10T00:32:00</dc:date>
            </office:change-info>
          </text:insertion>
        </text:changed-region>
        <text:changed-region xml:id="ct291456032" text:id="ct291456032">
          <text:deletion>
            <office:change-info>
              <dc:creator>Sascha Zelzer</dc:creator>
              <dc:date>2013-07-10T00:32:00</dc:date>
            </office:change-info>
            <text:p text:style-name="Body">u</text:p>
          </text:deletion>
        </text:changed-region>
        <text:changed-region xml:id="ct291455200" text:id="ct291455200">
          <text:deletion>
            <office:change-info>
              <dc:creator>Sascha Zelzer</dc:creator>
              <dc:date>2013-07-10T00:33:00</dc:date>
            </office:change-info>
            <text:p text:style-name="Body">ses different</text:p>
          </text:deletion>
        </text:changed-region>
        <text:changed-region xml:id="ct291455720" text:id="ct291455720">
          <text:insertion>
            <office:change-info>
              <dc:creator>Sascha Zelzer</dc:creator>
              <dc:date>2013-07-10T00:33:00</dc:date>
            </office:change-info>
          </text:insertion>
        </text:changed-region>
        <text:changed-region xml:id="ct291462376" text:id="ct291462376">
          <text:insertion>
            <office:change-info>
              <dc:creator>Sascha Zelzer</dc:creator>
              <dc:date>2013-07-10T00:33:00</dc:date>
            </office:change-info>
          </text:insertion>
        </text:changed-region>
        <text:changed-region xml:id="ct291454784" text:id="ct291454784">
          <text:deletion>
            <office:change-info>
              <dc:creator>Sascha Zelzer</dc:creator>
              <dc:date>2013-07-10T00:33:00</dc:date>
            </office:change-info>
            <text:p text:style-name="Body"><text:s/>the different problems.</text:p>
          </text:deletion>
        </text:changed-region>
        <text:changed-region xml:id="ct291458216" text:id="ct291458216">
          <text:insertion>
            <office:change-info>
              <dc:creator>Sascha Zelzer</dc:creator>
              <dc:date>2013-07-10T00:33:00</dc:date>
            </office:change-info>
          </text:insertion>
        </text:changed-region>
        <text:changed-region xml:id="ct291454264" text:id="ct291454264">
          <text:deletion>
            <office:change-info>
              <dc:creator>Sascha Zelzer</dc:creator>
              <dc:date>2013-07-10T00:33:00</dc:date>
            </office:change-info>
            <text:p text:style-name="Body">several </text:p>
          </text:deletion>
        </text:changed-region>
        <text:changed-region xml:id="ct291458008" text:id="ct291458008">
          <text:insertion>
            <office:change-info>
              <dc:creator>Sascha Zelzer</dc:creator>
              <dc:date>2013-07-10T00:33:00</dc:date>
            </office:change-info>
          </text:insertion>
        </text:changed-region>
        <text:changed-region xml:id="ct291457904" text:id="ct291457904">
          <text:insertion>
            <office:change-info>
              <dc:creator>Sascha Zelzer</dc:creator>
              <dc:date>2013-07-10T00:34:00</dc:date>
            </office:change-info>
          </text:insertion>
        </text:changed-region>
        <text:changed-region xml:id="ct291457696" text:id="ct291457696">
          <text:insertion>
            <office:change-info>
              <dc:creator>Sascha Zelzer</dc:creator>
              <dc:date>2013-07-10T00:34:00</dc:date>
            </office:change-info>
          </text:insertion>
        </text:changed-region>
        <text:changed-region xml:id="ct291457592" text:id="ct291457592">
          <text:deletion>
            <office:change-info>
              <dc:creator>Sascha Zelzer</dc:creator>
              <dc:date>2013-07-10T00:34:00</dc:date>
            </office:change-info>
            <text:p text:style-name="Body">combined to provide one common specification.</text:p>
          </text:deletion>
        </text:changed-region>
        <text:changed-region xml:id="ct291457488" text:id="ct291457488">
          <text:insertion>
            <office:change-info>
              <dc:creator>Sascha Zelzer</dc:creator>
              <dc:date>2013-07-10T00:34:00</dc:date>
            </office:change-info>
          </text:insertion>
        </text:changed-region>
        <text:changed-region xml:id="ct291469136" text:id="ct291469136">
          <text:insertion>
            <office:change-info>
              <dc:creator>Sascha Zelzer</dc:creator>
              <dc:date>2013-07-10T00:35:00</dc:date>
            </office:change-info>
          </text:insertion>
        </text:changed-region>
        <text:changed-region xml:id="ct291467784" text:id="ct291467784">
          <text:deletion>
            <office:change-info>
              <dc:creator>Sascha Zelzer</dc:creator>
              <dc:date>2013-07-10T00:36:00</dc:date>
            </office:change-info>
            <text:list xml:id="list3368430871566205628" text:style-name="L2">
              <text:list-item>
                <text:p text:style-name="P4"/>
              </text:list-item>
              <text:list-item>
                <text:p text:style-name="P4"/>
              </text:list-item>
            </text:list>
          </text:deletion>
        </text:changed-region>
        <text:changed-region xml:id="ct291469344" text:id="ct291469344">
          <text:deletion>
            <office:change-info>
              <dc:creator>Sascha Zelzer</dc:creator>
              <dc:date>2013-07-10T00:35:00</dc:date>
            </office:change-info>
            <text:list xml:id="list35540050" text:continue-numbering="true" text:style-name="L2">
              <text:list-item>
                <text:p text:style-name="P4">Bundle Format</text:p>
              </text:list-item>
              <text:list-item>
                <text:p text:style-name="P4">C API</text:p>
              </text:list-item>
            </text:list>
          </text:deletion>
        </text:changed-region>
        <text:changed-region xml:id="ct291469552" text:id="ct291469552">
          <text:insertion>
            <office:change-info>
              <dc:creator>Unbekannter Autor</dc:creator>
              <dc:date>2013-09-02T09:10:00</dc:date>
            </office:change-info>
          </text:insertion>
        </text:changed-region>
        <text:changed-region xml:id="ct291466432" text:id="ct291466432">
          <text:insertion>
            <office:change-info>
              <dc:creator>Unbekannter Autor</dc:creator>
              <dc:date>2013-09-02T09:10:00</dc:date>
            </office:change-info>
          </text:insertion>
        </text:changed-region>
        <text:changed-region xml:id="ct291463312" text:id="ct291463312">
          <text:insertion>
            <office:change-info>
              <dc:creator>Sascha Zelzer</dc:creator>
              <dc:date>2013-07-10T00:36:00</dc:date>
            </office:change-info>
          </text:insertion>
        </text:changed-region>
        <text:changed-region xml:id="ct291463416" text:id="ct291463416">
          <text:deletion>
            <office:change-info>
              <dc:creator>Sascha Zelzer</dc:creator>
              <dc:date>2013-07-10T00:36:00</dc:date>
            </office:change-info>
            <text:list xml:id="list35551877" text:continue-numbering="true" text:style-name="L2">
              <text:list-item>
                <text:p text:style-name="P4"/>
                <text:list>
                  <text:list-item>
                    <text:p text:style-name="P4">Module Layer and Wiring model (versioning etc).</text:p>
                  </text:list-item>
                </text:list>
              </text:list-item>
              <text:list-item>
                <text:p text:style-name="P4">Some C++ interfaces</text:p>
              </text:list-item>
            </text:list>
          </text:deletion>
        </text:changed-region>
        <text:changed-region xml:id="ct291469968" text:id="ct291469968">
          <text:insertion>
            <office:change-info>
              <dc:creator>Sascha Zelzer</dc:creator>
              <dc:date>2013-07-10T00:36:00</dc:date>
            </office:change-info>
          </text:insertion>
        </text:changed-region>
        <text:changed-region xml:id="ct291455512" text:id="ct291455512">
          <text:deletion>
            <office:change-info>
              <dc:creator>Sascha Zelzer</dc:creator>
              <dc:date>2013-07-10T00:36:00</dc:date>
            </office:change-info>
            <text:list xml:id="list35532324" text:continue-numbering="true" text:style-name="L2">
              <text:list-item>
                <text:p text:style-name="P4"/>
                <text:list>
                  <text:list-item>
                    <text:p text:style-name="P4">C++ API</text:p>
                  </text:list-item>
                </text:list>
              </text:list-item>
              <text:list-item>
                <text:p text:style-name="P4">LDAP Filter mechanisms</text:p>
              </text:list-item>
            </text:list>
          </text:deletion>
        </text:changed-region>
        <text:changed-region xml:id="ct291469656" text:id="ct291469656">
          <text:insertion>
            <office:change-info>
              <dc:creator>Sascha Zelzer</dc:creator>
              <dc:date>2013-07-10T00:36:00</dc:date>
            </office:change-info>
          </text:insertion>
        </text:changed-region>
        <text:changed-region xml:id="ct291454056" text:id="ct291454056">
          <text:insertion>
            <office:change-info>
              <dc:creator>Sascha Zelzer</dc:creator>
              <dc:date>2013-07-10T00:37:00</dc:date>
            </office:change-info>
          </text:insertion>
        </text:changed-region>
        <text:changed-region xml:id="ct334808720" text:id="ct334808720">
          <text:deletion>
            <office:change-info>
              <dc:creator>Sascha Zelzer</dc:creator>
              <dc:date>2013-07-10T00:37:00</dc:date>
            </office:change-info>
            <text:p text:style-name="Body"/>
            <text:p text:style-name="Body">Type-safe C++ service layer API</text:p>
          </text:deletion>
        </text:changed-region>
        <text:changed-region xml:id="ct334820264" text:id="ct334820264">
          <text:insertion>
            <office:change-info>
              <dc:creator>Sascha Zelzer</dc:creator>
              <dc:date>2013-07-10T00:37:00</dc:date>
            </office:change-info>
          </text:insertion>
        </text:changed-region>
        <text:changed-region xml:id="ct334820368" text:id="ct334820368">
          <text:insertion>
            <office:change-info>
              <dc:creator>Sascha Zelzer</dc:creator>
              <dc:date>2013-08-30T03:55:00</dc:date>
            </office:change-info>
          </text:insertion>
        </text:changed-region>
        <text:changed-region xml:id="ct334820472" text:id="ct334820472">
          <text:deletion>
            <office:change-info>
              <dc:creator>Unbekannter Autor</dc:creator>
              <dc:date>2013-08-30T08:49:00</dc:date>
            </office:change-info>
            <text:p text:style-name="P1">CORBA and t</text:p>
          </text:deletion>
        </text:changed-region>
        <text:changed-region xml:id="ct334820576" text:id="ct334820576">
          <text:insertion>
            <office:change-info>
              <dc:creator>Unbekannter Autor</dc:creator>
              <dc:date>2013-08-30T08:49:00</dc:date>
            </office:change-info>
          </text:insertion>
        </text:changed-region>
        <text:changed-region xml:id="ct334820160" text:id="ct334820160">
          <text:insertion>
            <office:change-info>
              <dc:creator>Sascha Zelzer</dc:creator>
              <dc:date>2013-08-30T03:55:00</dc:date>
            </office:change-info>
          </text:insertion>
        </text:changed-region>
        <text:changed-region xml:id="ct334820680" text:id="ct334820680">
          <text:deletion>
            <office:change-info>
              <dc:creator>Unbekannter Autor</dc:creator>
              <dc:date>2013-09-02T09:21:00</dc:date>
            </office:change-info>
            <text:p text:style-name="P1">also </text:p>
          </text:deletion>
        </text:changed-region>
        <text:changed-region xml:id="ct334820784" text:id="ct334820784">
          <text:insertion>
            <office:change-info>
              <dc:creator>Sascha Zelzer</dc:creator>
              <dc:date>2013-08-30T03:55:00</dc:date>
            </office:change-info>
          </text:insertion>
        </text:changed-region>
        <text:changed-region xml:id="ct334820888" text:id="ct334820888">
          <text:deletion>
            <office:change-info>
              <dc:creator>Unbekannter Autor</dc:creator>
              <dc:date>2013-08-30T08:48:00</dc:date>
            </office:change-info>
            <text:p text:style-name="P1">s</text:p>
          </text:deletion>
        </text:changed-region>
        <text:changed-region xml:id="ct334820992" text:id="ct334820992">
          <text:insertion>
            <office:change-info>
              <dc:creator>Unbekannter Autor</dc:creator>
              <dc:date>2013-08-30T08:49:00</dc:date>
            </office:change-info>
          </text:insertion>
        </text:changed-region>
        <text:changed-region xml:id="ct334821096" text:id="ct334821096">
          <text:insertion>
            <office:change-info>
              <dc:creator>Sascha Zelzer</dc:creator>
              <dc:date>2013-08-30T03:55:00</dc:date>
            </office:change-info>
          </text:insertion>
        </text:changed-region>
        <text:changed-region xml:id="ct334821200" text:id="ct334821200">
          <text:deletion>
            <office:change-info>
              <dc:creator>Unbekannter Autor</dc:creator>
              <dc:date>2013-08-30T08:48:00</dc:date>
            </office:change-info>
            <text:p text:style-name="P1">an </text:p>
          </text:deletion>
        </text:changed-region>
        <text:changed-region xml:id="ct334821304" text:id="ct334821304">
          <text:insertion>
            <office:change-info>
              <dc:creator>Sascha Zelzer</dc:creator>
              <dc:date>2013-08-30T03:55:00</dc:date>
            </office:change-info>
          </text:insertion>
        </text:changed-region>
        <text:changed-region xml:id="ct334821408" text:id="ct334821408">
          <text:insertion>
            <office:change-info>
              <dc:creator>Unbekannter Autor</dc:creator>
              <dc:date>2013-08-30T08:48:00</dc:date>
            </office:change-info>
          </text:insertion>
        </text:changed-region>
        <text:changed-region xml:id="ct334821512" text:id="ct334821512">
          <text:insertion>
            <office:change-info>
              <dc:creator>Sascha Zelzer</dc:creator>
              <dc:date>2013-08-30T03:55:00</dc:date>
            </office:change-info>
          </text:insertion>
        </text:changed-region>
        <text:changed-region xml:id="ct334821720" text:id="ct334821720">
          <text:deletion>
            <office:change-info>
              <dc:creator>Sascha Zelzer</dc:creator>
              <dc:date>2013-08-29T19:43:00</dc:date>
            </office:change-info>
            <text:p text:style-name="P1">Module Layer</text:p>
            <text:p text:style-name="Body">The Module Layer must provide features proposed by the OSGi core specification. The nOSGi project already presents solutions for many native specific issues. In Native-OSGi the Module Layer is composed out of libraries (e.g. ELF format on Linux, Mach-O format on MacOSX, and PE format on Windows). These libraries are located in bundles, and the module layer takes care of loading and wiring the different libraries.</text:p>
            <text:p text:style-name="Body">Native OSGi should use shared libraries on the level of Java Packages. </text:p>
            <text:list xml:id="list8521191025443014546" text:style-name="L3">
              <text:list-item>
                <text:p text:style-name="P5">Have multiple libraries per bundle</text:p>
              </text:list-item>
              <text:list-item>
                <text:p text:style-name="P5">Have exported and private libraries</text:p>
                <text:p text:style-name="P5">Just like Java Packages this makes it possible to make a distinction between the private implementation and the exported services.</text:p>
              </text:list-item>
              <text:list-item>
                <text:p text:style-name="P5">Allow code sharing</text:p>
                <text:p text:style-name="P5">Using exported libraries it is possible to share code between bundles.</text:p>
              </text:list-item>
            </text:list>
            <text:p text:style-name="Body">An important aspect of OSGi is versioning of packages, and the wiring needed to find the correct version of a dependency. Whereas Java by itself does not provide any default versioning mechanism, the different native linkers do. As proposed by nOSGi, in Native OSGi, libraries should be altered to match dependencies of OSGi wiring:</text:p>
            <text:list xml:id="list1274232011886126005" text:style-name="L4">
              <text:list-item>
                <text:p text:style-name="P6">Library dependencies are patched at runtime</text:p>
              </text:list-item>
              <text:list-item>
                <text:p text:style-name="P6">Allows multiple versions</text:p>
              </text:list-item>
              <text:list-item>
                <text:p text:style-name="P6">Allows bundle updates</text:p>
              </text:list-item>
            </text:list>
            <text:p text:style-name="Body">The following diagram depicts the wiring process. In the upper diagram the situation at link-time is detailed. The <text:s/>library dependencies are hard-coded by the linker during the linking process. This results in a situation where Library A depends on version 2.4.0 of Library X, while Library B, developed with a different set-up, depends on version 2.5.0 of Library X.</text:p>
            <text:p text:style-name="Body">If in the Meta-Data of the bundle providing library A or B the version range [2, 3) is provided, the module layer (resolver) looks for any bundles which fit in this range. Since the linker already has embedded the version info in the library itself, this information has to be updated. So the version of the providing bundle/library (found by the resolver) is used to patch the version required by library A and B.</text:p>
            <text:p text:style-name="Body"><draw:frame draw:style-name="fr1" draw:name="graphics3" text:anchor-type="paragraph" svg:x="0.614cm" svg:y="0cm" svg:width="10.43cm" style:rel-width="scale" svg:height="9.844cm" style:rel-height="scale" draw:z-index="0"><draw:image xlink:href="Pictures/100000000000026F0000024C7D77EC15.png" xlink:type="simple" xlink:show="embed" xlink:actuate="onLoad"/></draw:frame><draw:frame draw:style-name="fr1" draw:name="graphics4" text:anchor-type="paragraph" svg:x="11.501cm" svg:y="0cm" svg:width="5.98cm" style:rel-width="scale" svg:height="6.643cm" style:rel-height="scale" draw:z-index="0"><draw:image xlink:href="Pictures/100000000000014E0000017371D42883.png" xlink:type="simple" xlink:show="embed" xlink:actuate="onLoad"/></draw:frame><text:span text:style-name="Absatz-Standardschriftart"><text:span text:style-name="T2"/></text:span></text:p>
            <text:p text:style-name="Body">In a Native OSGi setup, interoperability may be reduced when using compilers of different vendors. As a consequence, only bundles that were compiled with a compiler of the same vendor may share code. In most cases, bundles of the system are compiled with one certain compiler. Using an intermediate format such as LLVM or source bundles may allow to mix bundles that were compiled with different compilers (see <text:bookmark-ref text:reference-format="number" text:ref-name="__RefNumPara__1478_2094388931">[4]</text:bookmark-ref>).</text:p>
            <text:h text:style-name="Heading_20_3" text:outline-level="3">Alternative</text:h>
            <text:p text:style-name="Body">Even though the model depicted above works, it might be worthwhile to investigate different solutions. A possible alternative is to extend the used linker (or linkers) to solve this. This would mean that instead of linking to a fixed version, the version range can be used. In this case there is no need to update the libraries at runtime. However, this might introduce restrictions to the target environment, e.g. a proper linker has to be supplied for every operating system, runtime environment and possible versions.</text:p>
            <text:p text:style-name="Body">A much more complex solution might be the usage of one dedicated linker on all platforms. This linker can be bundled together with the framework which means the platform linker is ignored. Benefits of this are:</text:p>
            <text:list xml:id="list4817730478823804778" text:style-name="L5">
              <text:list-item>
                <text:p text:style-name="P7">No different library format, which means no different solutions (bundles or anything else) for different platforms.</text:p>
              </text:list-item>
            </text:list>
            <text:p text:style-name="P1">Only need for one common solution for wiring.</text:p>
          </text:deletion>
        </text:changed-region>
        <text:changed-region xml:id="ct334821616" text:id="ct334821616">
          <text:deletion>
            <office:change-info>
              <dc:creator>Sascha Zelzer</dc:creator>
              <dc:date>2013-08-30T01:37:00</dc:date>
            </office:change-info>
            <text:p text:style-name="P1"/>
            <text:p text:style-name="P1"/>
          </text:deletion>
        </text:changed-region>
        <text:changed-region xml:id="ct334821824" text:id="ct334821824">
          <text:insertion>
            <office:change-info>
              <dc:creator>Sascha Zelzer</dc:creator>
              <dc:date>2013-08-30T03:55:00</dc:date>
            </office:change-info>
          </text:insertion>
        </text:changed-region>
        <text:changed-region xml:id="ct334822032" text:id="ct334822032">
          <text:deletion>
            <office:change-info>
              <dc:creator>Sascha Zelzer</dc:creator>
              <dc:date>2013-08-30T03:47:00</dc:date>
            </office:change-info>
            <text:p text:style-name="P1">it</text:p>
          </text:deletion>
        </text:changed-region>
        <text:changed-region xml:id="ct334822136" text:id="ct334822136">
          <text:insertion>
            <office:change-info>
              <dc:creator>Sascha Zelzer</dc:creator>
              <dc:date>2013-08-30T03:47:00</dc:date>
            </office:change-info>
          </text:insertion>
        </text:changed-region>
        <text:changed-region xml:id="ct334822240" text:id="ct334822240">
          <text:insertion>
            <office:change-info>
              <dc:creator>Sascha Zelzer</dc:creator>
              <dc:date>2013-08-30T03:48:00</dc:date>
            </office:change-info>
          </text:insertion>
        </text:changed-region>
        <text:changed-region xml:id="ct334822344" text:id="ct334822344">
          <text:deletion>
            <office:change-info>
              <dc:creator>Sascha Zelzer</dc:creator>
              <dc:date>2013-08-30T03:48:00</dc:date>
            </office:change-info>
            <text:p text:style-name="P1">the implementation of thee n steff@</text:p>
          </text:deletion>
        </text:changed-region>
        <text:changed-region xml:id="ct334822448" text:id="ct334822448">
          <text:insertion>
            <office:change-info>
              <dc:creator>Sascha Zelzer</dc:creator>
              <dc:date>2013-08-30T03:48:00</dc:date>
            </office:change-info>
          </text:insertion>
        </text:changed-region>
        <text:changed-region xml:id="ct334822552" text:id="ct334822552">
          <text:deletion>
            <office:change-info>
              <dc:creator>Sascha Zelzer</dc:creator>
              <dc:date>2013-08-30T03:48:00</dc:date>
            </office:change-info>
            <text:p text:style-name="P1"><text:s/>in native languages</text:p>
          </text:deletion>
        </text:changed-region>
        <text:changed-region xml:id="ct334814440" text:id="ct334814440">
          <text:insertion>
            <office:change-info>
              <dc:creator>Sascha Zelzer</dc:creator>
              <dc:date>2013-08-30T03:48:00</dc:date>
            </office:change-info>
          </text:insertion>
        </text:changed-region>
        <text:changed-region xml:id="ct334815376" text:id="ct334815376">
          <text:insertion>
            <office:change-info>
              <dc:creator>Sascha Zelzer</dc:creator>
              <dc:date>2013-08-30T03:48:00</dc:date>
            </office:change-info>
          </text:insertion>
        </text:changed-region>
        <text:changed-region xml:id="ct334814128" text:id="ct334814128">
          <text:deletion>
            <office:change-info>
              <dc:creator>Sascha Zelzer</dc:creator>
              <dc:date>2013-08-30T03:49:00</dc:date>
            </office:change-info>
            <text:p text:style-name="P1"><text:s/></text:p>
          </text:deletion>
        </text:changed-region>
        <text:changed-region xml:id="ct334814856" text:id="ct334814856">
          <text:insertion>
            <office:change-info>
              <dc:creator>Sascha Zelzer</dc:creator>
              <dc:date>2013-08-30T03:49:00</dc:date>
            </office:change-info>
          </text:insertion>
        </text:changed-region>
        <text:changed-region xml:id="ct334815272" text:id="ct334815272">
          <text:deletion>
            <office:change-info>
              <dc:creator>Sascha Zelzer</dc:creator>
              <dc:date>2013-08-30T03:49:00</dc:date>
            </office:change-info>
            <text:list xml:id="list5444531674371100485" text:style-name="L6">
              <text:list-item>
                <text:p text:style-name="P8"/>
              </text:list-item>
              <text:list-item>
                <text:p text:style-name="P8"/>
              </text:list-item>
            </text:list>
          </text:deletion>
        </text:changed-region>
        <text:changed-region xml:id="ct334816728" text:id="ct334816728">
          <text:deletion>
            <office:change-info>
              <dc:creator>Sascha Zelzer</dc:creator>
              <dc:date>2013-08-30T03:55:00</dc:date>
            </office:change-info>
            <text:list xml:id="list35545043" text:continue-numbering="true" text:style-name="L6">
              <text:list-item>
                <text:p text:style-name="P8"/>
              </text:list-item>
              <text:list-item>
                <text:p text:style-name="P8">Alternatives to Native OSGi are:</text:p>
              </text:list-item>
            </text:list>
            <text:list xml:id="list1486400348502931401" text:style-name="L7">
              <text:list-item>
                <text:p text:style-name="P9">CORBA and the CORBA Component Model</text:p>
              </text:list-item>
              <text:list-item>
                <text:p text:style-name="P9">Service Component Architecture (SCA)</text:p>
              </text:list-item>
              <text:list-item>
                <text:p text:style-name="P9">Open API Platform (OpenPlug) from Alcatel-Lucent</text:p>
              </text:list-item>
            </text:list>
            <text:p text:style-name="P1">CORBA and the CORBA component model also proposes an alternative to OSGi. It was designed to support composition and deployment of applications on distributed resources. The component standard defines the interfaces (ports), dependencies, and rules managing interaction between components as well as their lifecycle. Yet, the tight coupling between code modules with respect to dependencies hinders flexibility and adaptability of applications. </text:p>
            <text:list xml:id="list35524518" text:continue-list="list35545043" text:style-name="L6">
              <text:list-item>
                <text:p text:style-name="P8">Lifecycle management of Open-Plug is quite similar to the one proposed in Native OSGi. However, to run code on devices, it uses proprietary technology that interprets code. A Native OSGi implementation should use open standards and execute code natively on devices. Moreover, Native OSGi uses standard method invocation for inter-component communication, whereas Open-Plug uses a more heavyweight message bus.</text:p>
              </text:list-item>
            </text:list>
          </text:deletion>
        </text:changed-region>
        <text:changed-region xml:id="ct334814752" text:id="ct334814752">
          <text:insertion>
            <office:change-info>
              <dc:creator>Sascha Zelzer</dc:creator>
              <dc:date>2013-08-30T01:39:00</dc:date>
            </office:change-info>
          </text:insertion>
        </text:changed-region>
        <text:changed-region xml:id="ct334816104" text:id="ct334816104">
          <text:deletion>
            <office:change-info>
              <dc:creator>Unbekannter Autor</dc:creator>
              <dc:date>2013-08-30T08:51:00</dc:date>
            </office:change-info>
            <text:p text:style-name="P1">-</text:p>
          </text:deletion>
        </text:changed-region>
        <text:changed-region xml:id="ct334815688" text:id="ct334815688">
          <text:insertion>
            <office:change-info>
              <dc:creator>Unbekannter Autor</dc:creator>
              <dc:date>2013-08-30T08:51:00</dc:date>
            </office:change-info>
          </text:insertion>
        </text:changed-region>
        <text:changed-region xml:id="ct334815896" text:id="ct334815896">
          <text:deletion>
            <office:change-info>
              <dc:creator>Unbekannter Autor</dc:creator>
              <dc:date>2013-08-30T08:51:00</dc:date>
            </office:change-info>
            <text:p text:style-name="P1"><text:s/></text:p>
          </text:deletion>
        </text:changed-region>
        <text:changed-region xml:id="ct334816416" text:id="ct334816416">
          <text:insertion>
            <office:change-info>
              <dc:creator>Sascha Zelzer</dc:creator>
              <dc:date>2013-08-30T01:39:00</dc:date>
            </office:change-info>
          </text:insertion>
        </text:changed-region>
        <text:changed-region xml:id="ct334815480" text:id="ct334815480">
          <text:deletion>
            <office:change-info>
              <dc:creator>Unbekannter Autor</dc:creator>
              <dc:date>2013-08-30T08:51:00</dc:date>
            </office:change-info>
            <text:p text:style-name="P1"><text:s/></text:p>
          </text:deletion>
        </text:changed-region>
        <text:changed-region xml:id="ct334806432" text:id="ct334806432">
          <text:insertion>
            <office:change-info>
              <dc:creator>Sascha Zelzer</dc:creator>
              <dc:date>2013-08-30T01:39:00</dc:date>
            </office:change-info>
          </text:insertion>
        </text:changed-region>
        <text:changed-region xml:id="ct334814024" text:id="ct334814024">
          <text:deletion>
            <office:change-info>
              <dc:creator>Unbekannter Autor</dc:creator>
              <dc:date>2013-08-30T08:56:00</dc:date>
            </office:change-info>
            <text:p text:style-name="P1"><text:s/></text:p>
          </text:deletion>
        </text:changed-region>
        <text:changed-region xml:id="ct334816312" text:id="ct334816312">
          <text:insertion>
            <office:change-info>
              <dc:creator>Sascha Zelzer</dc:creator>
              <dc:date>2013-08-30T01:39:00</dc:date>
            </office:change-info>
          </text:insertion>
        </text:changed-region>
        <text:changed-region xml:id="ct334816520" text:id="ct334816520">
          <text:insertion>
            <office:change-info>
              <dc:creator>Sascha Zelzer</dc:creator>
              <dc:date>2013-08-30T01:41:00</dc:date>
            </office:change-info>
          </text:insertion>
        </text:changed-region>
        <text:changed-region xml:id="ct334814232" text:id="ct334814232">
          <text:deletion>
            <office:change-info>
              <dc:creator>Unbekannter Autor</dc:creator>
              <dc:date>2013-08-30T08:56:00</dc:date>
            </office:change-info>
            <text:p text:style-name="P1"><text:s/></text:p>
          </text:deletion>
        </text:changed-region>
        <text:changed-region xml:id="ct334814960" text:id="ct334814960">
          <text:insertion>
            <office:change-info>
              <dc:creator>Sascha Zelzer</dc:creator>
              <dc:date>2013-08-30T01:41:00</dc:date>
            </office:change-info>
          </text:insertion>
        </text:changed-region>
        <text:changed-region xml:id="ct334814336" text:id="ct334814336">
          <text:insertion>
            <office:change-info>
              <dc:creator>Sascha Zelzer</dc:creator>
              <dc:date>2013-08-30T03:56:00</dc:date>
            </office:change-info>
          </text:insertion>
        </text:changed-region>
        <text:changed-region xml:id="ct334814544" text:id="ct334814544">
          <text:insertion>
            <office:change-info>
              <dc:creator>Sascha Zelzer</dc:creator>
              <dc:date>2013-08-30T02:22:00</dc:date>
            </office:change-info>
          </text:insertion>
        </text:changed-region>
        <text:changed-region xml:id="ct334815168" text:id="ct334815168">
          <text:format-change>
            <office:change-info>
              <dc:creator>Sascha Zelzer</dc:creator>
              <dc:date>2013-08-30T02:39:00</dc:date>
            </office:change-info>
          </text:format-change>
        </text:changed-region>
        <text:changed-region xml:id="ct334816624" text:id="ct334816624">
          <text:deletion>
            <office:change-info>
              <dc:creator>Sascha Zelzer</dc:creator>
              <dc:date>2013-08-30T02:23:00</dc:date>
            </office:change-info>
            <text:p text:style-name="Body"><text:span text:style-name="T3"><text:s/>-</text:span></text:p>
          </text:deletion>
        </text:changed-region>
        <text:changed-region xml:id="ct334817040" text:id="ct334817040">
          <text:insertion>
            <office:change-info>
              <dc:creator>Sascha Zelzer</dc:creator>
              <dc:date>2013-08-30T02:23:00</dc:date>
            </office:change-info>
          </text:insertion>
        </text:changed-region>
        <text:changed-region xml:id="ct334815792" text:id="ct334815792">
          <text:insertion>
            <office:change-info>
              <dc:creator>Sascha Zelzer</dc:creator>
              <dc:date>2013-08-30T02:24:00</dc:date>
            </office:change-info>
          </text:insertion>
        </text:changed-region>
        <text:changed-region xml:id="ct334816000" text:id="ct334816000">
          <text:insertion>
            <office:change-info>
              <dc:creator>Sascha Zelzer</dc:creator>
              <dc:date>2013-08-30T02:24:00</dc:date>
            </office:change-info>
          </text:insertion>
        </text:changed-region>
        <text:changed-region xml:id="ct334815064" text:id="ct334815064">
          <text:insertion>
            <office:change-info>
              <dc:creator>Sascha Zelzer</dc:creator>
              <dc:date>2013-08-30T02:25:00</dc:date>
            </office:change-info>
          </text:insertion>
        </text:changed-region>
        <text:changed-region xml:id="ct334814648" text:id="ct334814648">
          <text:insertion>
            <office:change-info>
              <dc:creator>Sascha Zelzer</dc:creator>
              <dc:date>2013-08-30T02:27:00</dc:date>
            </office:change-info>
          </text:insertion>
        </text:changed-region>
        <text:changed-region xml:id="ct334810592" text:id="ct334810592">
          <text:insertion>
            <office:change-info>
              <dc:creator>Sascha Zelzer</dc:creator>
              <dc:date>2013-08-30T02:32:00</dc:date>
            </office:change-info>
          </text:insertion>
        </text:changed-region>
        <text:changed-region xml:id="ct334806536" text:id="ct334806536">
          <text:insertion>
            <office:change-info>
              <dc:creator>Sascha Zelzer</dc:creator>
              <dc:date>2013-08-30T02:33:00</dc:date>
            </office:change-info>
          </text:insertion>
        </text:changed-region>
        <text:changed-region xml:id="ct334806640" text:id="ct334806640">
          <text:insertion>
            <office:change-info>
              <dc:creator>Sascha Zelzer</dc:creator>
              <dc:date>2013-08-30T03:52:00</dc:date>
            </office:change-info>
          </text:insertion>
        </text:changed-region>
        <text:changed-region xml:id="ct334806744" text:id="ct334806744">
          <text:insertion>
            <office:change-info>
              <dc:creator>Sascha Zelzer</dc:creator>
              <dc:date>2013-08-30T03:53:00</dc:date>
            </office:change-info>
          </text:insertion>
        </text:changed-region>
        <text:changed-region xml:id="ct334807056" text:id="ct334807056">
          <text:deletion>
            <office:change-info>
              <dc:creator>Sascha Zelzer</dc:creator>
              <dc:date>2013-08-30T02:47:00</dc:date>
            </office:change-info>
            <text:p text:style-name="P1"><text:span text:style-name="T4"/></text:p>
            <text:h text:style-name="Heading_20_2" text:outline-level="2" text:is-list-header="true">Rationale</text:h>
            <text:p text:style-name="Body">The need for component based development is not new to the native world, several concepts have been introduced to solve these problems (CORBA, COM, etc). But very few have been successful. Over the years OSGi has proven itself to be a stable and accepted solution to this problem, but it focuses specifically on the Java runtime. In large projects, but also in the traditional application domain, native languages are still used extensively, also besides Java. Being able to use one common component framework for these domain would be a great win to such projects. For these projects it makes sense to be able to use OSGi concepts in a native environment.</text:p>
            <text:p text:style-name="P1">For certain areas a binding to C/C++ is enough, but for projects with a greater focus on native languages it makes more sense to have an actual native implementation. For example, if 90% of the codebase is native, it doesn't make any sense to use a Java OSGi framework.</text:p>
          </text:deletion>
        </text:changed-region>
        <text:changed-region xml:id="ct334806848" text:id="ct334806848">
          <text:deletion>
            <office:change-info>
              <dc:creator>Sascha Zelzer</dc:creator>
              <dc:date>2013-08-30T02:41:00</dc:date>
            </office:change-info>
            <text:p text:style-name="P1"><text:span text:style-name="T4">This Document intends to describe the requirements that are necessary to bring OSGi also into the native (C/C++) space. This problem is specifically mentioned in RFP-89 as “Native OSGi”. The following description is an update of the content from RFP-89.</text:span></text:p>
            <text:p text:style-name="Body"><text:span text:style-name="T5">“</text:span><text:span text:style-name="T6">Having a Native OSGi will make it possible to use legacy C/C++ code and more easily than with JNI have it coex</text:span>ist with Java bundles. It would also make it possible to port Java bundles to more efficient C/C++ bundles. It is clear however, that a native OSGi will not support the full set of Java and/or OSGi R5 features (e.g. reflection).” </text:p>
            <text:p text:style-name="P1">Even though this section mentions coexistence with Java bundles, this RFP will focus solely on the Core Specification. Interoperability with Java bundles can be <text:s/>achieved using eg Remote Services. </text:p>
          </text:deletion>
        </text:changed-region>
        <text:changed-region xml:id="ct334806328" text:id="ct334806328">
          <text:deletion>
            <office:change-info>
              <dc:creator>Sascha Zelzer</dc:creator>
              <dc:date>2013-08-30T02:47:00</dc:date>
            </office:change-info>
            <text:p text:style-name="P1"><text:span text:style-name="T4"/></text:p>
            <text:h text:style-name="P10" text:outline-level="2" text:is-list-header="true">Introduction</text:h>
            <text:p text:style-name="P1"><text:span text:style-name="T4"/></text:p>
          </text:deletion>
        </text:changed-region>
        <text:changed-region xml:id="ct334807160" text:id="ct334807160">
          <text:insertion>
            <office:change-info>
              <dc:creator>Sascha Zelzer</dc:creator>
              <dc:date>2013-08-30T03:53:00</dc:date>
            </office:change-info>
          </text:insertion>
        </text:changed-region>
        <text:changed-region xml:id="ct334810696" text:id="ct334810696">
          <text:deletion>
            <office:change-info>
              <dc:creator>Unbekannter Autor</dc:creator>
              <dc:date>2013-08-30T09:01:00</dc:date>
            </office:change-info>
            <text:p text:style-name="P1">neutral</text:p>
          </text:deletion>
        </text:changed-region>
        <text:changed-region xml:id="ct334807368" text:id="ct334807368">
          <text:insertion>
            <office:change-info>
              <dc:creator>Unbekannter Autor</dc:creator>
              <dc:date>2013-09-02T12:22:00</dc:date>
            </office:change-info>
          </text:insertion>
        </text:changed-region>
        <text:changed-region xml:id="ct334806952" text:id="ct334806952">
          <text:insertion>
            <office:change-info>
              <dc:creator>Unbekannter Autor</dc:creator>
              <dc:date>2013-08-30T09:01:00</dc:date>
            </office:change-info>
          </text:insertion>
        </text:changed-region>
        <text:changed-region xml:id="ct334807472" text:id="ct334807472">
          <text:insertion>
            <office:change-info>
              <dc:creator>Sascha Zelzer</dc:creator>
              <dc:date>2013-08-30T03:53:00</dc:date>
            </office:change-info>
          </text:insertion>
        </text:changed-region>
        <text:changed-region xml:id="ct334807576" text:id="ct334807576">
          <text:insertion>
            <office:change-info>
              <dc:creator>Sascha Zelzer</dc:creator>
              <dc:date>2013-08-29T19:43:00</dc:date>
            </office:change-info>
          </text:insertion>
        </text:changed-region>
        <text:changed-region xml:id="ct334807264" text:id="ct334807264">
          <text:deletion>
            <office:change-info>
              <dc:creator>Unbekannter Autor</dc:creator>
              <dc:date>2013-09-02T09:36:00</dc:date>
            </office:change-info>
            <text:p text:style-name="Body">For a</text:p>
          </text:deletion>
        </text:changed-region>
        <text:changed-region xml:id="ct334807680" text:id="ct334807680">
          <text:insertion>
            <office:change-info>
              <dc:creator>Unbekannter Autor</dc:creator>
              <dc:date>2013-09-02T09:36:00</dc:date>
            </office:change-info>
          </text:insertion>
        </text:changed-region>
        <text:changed-region xml:id="ct334807784" text:id="ct334807784">
          <text:insertion>
            <office:change-info>
              <dc:creator>Sascha Zelzer</dc:creator>
              <dc:date>2013-08-29T19:43:00</dc:date>
            </office:change-info>
          </text:insertion>
        </text:changed-region>
        <text:changed-region xml:id="ct334807888" text:id="ct334807888">
          <text:insertion>
            <office:change-info>
              <dc:creator>Unbekannter Autor</dc:creator>
              <dc:date>2013-09-02T09:36:00</dc:date>
            </office:change-info>
          </text:insertion>
        </text:changed-region>
        <text:changed-region xml:id="ct334807992" text:id="ct334807992">
          <text:deletion>
            <office:change-info>
              <dc:creator>Unbekannter Autor</dc:creator>
              <dc:date>2013-09-02T09:37:00</dc:date>
            </office:change-info>
            <text:p text:style-name="Body">, the</text:p>
          </text:deletion>
        </text:changed-region>
        <text:changed-region xml:id="ct342772584" text:id="ct342772584">
          <text:insertion>
            <office:change-info>
              <dc:creator>Unbekannter Autor</dc:creator>
              <dc:date>2013-09-03T14:56:00</dc:date>
            </office:change-info>
          </text:insertion>
        </text:changed-region>
        <text:changed-region xml:id="ct334809656" text:id="ct334809656">
          <text:insertion>
            <office:change-info>
              <dc:creator>Unbekannter Autor</dc:creator>
              <dc:date>2013-09-02T09:37:00</dc:date>
            </office:change-info>
          </text:insertion>
        </text:changed-region>
        <text:changed-region xml:id="ct334808096" text:id="ct334808096">
          <text:insertion>
            <office:change-info>
              <dc:creator>Sascha Zelzer</dc:creator>
              <dc:date>2013-08-29T19:43:00</dc:date>
            </office:change-info>
          </text:insertion>
        </text:changed-region>
        <text:changed-region xml:id="ct334808200" text:id="ct334808200">
          <text:deletion>
            <office:change-info>
              <dc:creator>Unbekannter Autor</dc:creator>
              <dc:date>2013-09-02T09:37:00</dc:date>
            </office:change-info>
            <text:p text:style-name="Body"><text:s/>must be defined.</text:p>
          </text:deletion>
        </text:changed-region>
        <text:changed-region xml:id="ct334808408" text:id="ct334808408">
          <text:insertion>
            <office:change-info>
              <dc:creator>Unbekannter Autor</dc:creator>
              <dc:date>2013-09-02T09:37:00</dc:date>
            </office:change-info>
          </text:insertion>
        </text:changed-region>
        <text:changed-region xml:id="ct334808512" text:id="ct334808512">
          <text:insertion>
            <office:change-info>
              <dc:creator>Sascha Zelzer</dc:creator>
              <dc:date>2013-08-29T19:43:00</dc:date>
            </office:change-info>
          </text:insertion>
        </text:changed-region>
        <text:changed-region xml:id="ct334809136" text:id="ct334809136">
          <text:deletion>
            <office:change-info>
              <dc:creator>Unbekannter Autor</dc:creator>
              <dc:date>2013-09-02T09:36:00</dc:date>
            </office:change-info>
            <text:p text:style-name="Body"><text:s/>must be chosen</text:p>
          </text:deletion>
        </text:changed-region>
        <text:changed-region xml:id="ct334808304" text:id="ct334808304">
          <text:insertion>
            <office:change-info>
              <dc:creator>Unbekannter Autor</dc:creator>
              <dc:date>2013-09-02T09:36:00</dc:date>
            </office:change-info>
          </text:insertion>
        </text:changed-region>
        <text:changed-region xml:id="ct334809240" text:id="ct334809240">
          <text:insertion>
            <office:change-info>
              <dc:creator>Sascha Zelzer</dc:creator>
              <dc:date>2013-08-29T19:43:00</dc:date>
            </office:change-info>
          </text:insertion>
        </text:changed-region>
        <text:changed-region xml:id="ct334810800" text:id="ct334810800">
          <text:deletion>
            <office:change-info>
              <dc:creator>Unbekannter Autor</dc:creator>
              <dc:date>2013-09-02T09:34:00</dc:date>
            </office:change-info>
            <text:p text:style-name="Body">A</text:p>
          </text:deletion>
        </text:changed-region>
        <text:changed-region xml:id="ct334808616" text:id="ct334808616">
          <text:insertion>
            <office:change-info>
              <dc:creator>Sascha Zelzer</dc:creator>
              <dc:date>2013-08-29T19:43:00</dc:date>
            </office:change-info>
          </text:insertion>
        </text:changed-region>
        <text:changed-region xml:id="ct334810904" text:id="ct334810904">
          <text:deletion>
            <office:change-info>
              <dc:creator>Unbekannter Autor</dc:creator>
              <dc:date>2013-09-02T09:34:00</dc:date>
            </office:change-info>
            <text:p text:style-name="Body">specification must state</text:p>
          </text:deletion>
        </text:changed-region>
        <text:changed-region xml:id="ct334809760" text:id="ct334809760">
          <text:insertion>
            <office:change-info>
              <dc:creator>Unbekannter Autor</dc:creator>
              <dc:date>2013-09-02T09:34:00</dc:date>
            </office:change-info>
          </text:insertion>
        </text:changed-region>
        <text:changed-region xml:id="ct334809864" text:id="ct334809864">
          <text:insertion>
            <office:change-info>
              <dc:creator>Sascha Zelzer</dc:creator>
              <dc:date>2013-08-29T19:43:00</dc:date>
            </office:change-info>
          </text:insertion>
        </text:changed-region>
        <text:changed-region xml:id="ct334809968" text:id="ct334809968">
          <text:deletion>
            <office:change-info>
              <dc:creator>Unbekannter Autor</dc:creator>
              <dc:date>2013-09-02T09:38:00</dc:date>
            </office:change-info>
            <text:p text:style-name="Body">needs</text:p>
          </text:deletion>
        </text:changed-region>
        <text:changed-region xml:id="ct334809448" text:id="ct334809448">
          <text:insertion>
            <office:change-info>
              <dc:creator>Unbekannter Autor</dc:creator>
              <dc:date>2013-09-02T09:38:00</dc:date>
            </office:change-info>
          </text:insertion>
        </text:changed-region>
        <text:changed-region xml:id="ct334809552" text:id="ct334809552">
          <text:deletion>
            <office:change-info>
              <dc:creator>Unbekannter Autor</dc:creator>
              <dc:date>2013-09-02T09:38:00</dc:date>
            </office:change-info>
            <text:p text:style-name="Body"><text:s/>to be addressed by a Native OSGi specification. </text:p>
          </text:deletion>
        </text:changed-region>
        <text:changed-region xml:id="ct334810072" text:id="ct334810072">
          <text:insertion>
            <office:change-info>
              <dc:creator>Unbekannter Autor</dc:creator>
              <dc:date>2013-09-02T09:39:00</dc:date>
            </office:change-info>
          </text:insertion>
        </text:changed-region>
        <text:changed-region xml:id="ct334810176" text:id="ct334810176">
          <text:deletion>
            <office:change-info>
              <dc:creator>Unbekannter Autor</dc:creator>
              <dc:date>2013-09-02T09:39:00</dc:date>
            </office:change-info>
            <text:p text:style-name="Body">T</text:p>
          </text:deletion>
        </text:changed-region>
        <text:changed-region xml:id="ct334809344" text:id="ct334809344">
          <text:insertion>
            <office:change-info>
              <dc:creator>Sascha Zelzer</dc:creator>
              <dc:date>2013-08-29T19:43:00</dc:date>
            </office:change-info>
          </text:insertion>
        </text:changed-region>
        <text:changed-region xml:id="ct334810384" text:id="ct334810384">
          <text:deletion>
            <office:change-info>
              <dc:creator>Unbekannter Autor</dc:creator>
              <dc:date>2013-09-02T09:39:00</dc:date>
            </office:change-info>
            <text:p text:style-name="Body"><text:s/>must be stated explicitely</text:p>
          </text:deletion>
        </text:changed-region>
        <text:changed-region xml:id="ct334810280" text:id="ct334810280">
          <text:insertion>
            <office:change-info>
              <dc:creator>Sascha Zelzer</dc:creator>
              <dc:date>2013-08-29T19:43:00</dc:date>
            </office:change-info>
          </text:insertion>
        </text:changed-region>
        <text:changed-region xml:id="ct334811944" text:id="ct334811944">
          <text:deletion>
            <office:change-info>
              <dc:creator>Unbekannter Autor</dc:creator>
              <dc:date>2013-08-30T09:35:00</dc:date>
            </office:change-info>
            <text:p text:style-name="Body"><text:s/>The</text:p>
          </text:deletion>
        </text:changed-region>
        <text:changed-region xml:id="ct334812360" text:id="ct334812360">
          <text:deletion>
            <office:change-info>
              <dc:creator>Unbekannter Autor</dc:creator>
              <dc:date>2013-08-30T09:36:00</dc:date>
            </office:change-info>
            <text:p text:style-name="Body">se libraries are located in bundles, and </text:p>
          </text:deletion>
        </text:changed-region>
        <text:changed-region xml:id="ct334812256" text:id="ct334812256">
          <text:deletion>
            <office:change-info>
              <dc:creator>Unbekannter Autor</dc:creator>
              <dc:date>2013-09-02T10:40:00</dc:date>
            </office:change-info>
            <text:p text:style-name="Body">(e.g. ELF format on Linux, Mach-O format on MacOSX, and PE format on Windows).</text:p>
          </text:deletion>
        </text:changed-region>
        <text:changed-region xml:id="ct334812776" text:id="ct334812776">
          <text:deletion>
            <office:change-info>
              <dc:creator>Unbekannter Autor</dc:creator>
              <dc:date>2013-08-30T09:32:00</dc:date>
            </office:change-info>
            <text:p text:style-name="Body">In Native-OSGi the Module Layer is composed out of libraries </text:p>
          </text:deletion>
        </text:changed-region>
        <text:changed-region xml:id="ct334812672" text:id="ct334812672">
          <text:deletion>
            <office:change-info>
              <dc:creator>Unbekannter Autor</dc:creator>
              <dc:date>2013-09-02T11:12:00</dc:date>
            </office:change-info>
            <text:p text:style-name="Body">. The nOSGi project alredy presents solutions for many native specific issues. </text:p>
          </text:deletion>
        </text:changed-region>
        <text:changed-region xml:id="ct334812568" text:id="ct334812568">
          <text:deletion>
            <office:change-info>
              <dc:creator>Unbekannter Autor</dc:creator>
              <dc:date>2013-09-02T09:52:00</dc:date>
            </office:change-info>
            <text:p text:style-name="Body">ore specification</text:p>
          </text:deletion>
        </text:changed-region>
        <text:changed-region xml:id="ct334812464" text:id="ct334812464">
          <text:deletion>
            <office:change-info>
              <dc:creator>Unbekannter Autor</dc:creator>
              <dc:date>2013-09-02T09:47:00</dc:date>
            </office:change-info>
            <text:p text:style-name="Body">c</text:p>
          </text:deletion>
        </text:changed-region>
        <text:changed-region xml:id="ct334812152" text:id="ct334812152">
          <text:deletion>
            <office:change-info>
              <dc:creator>Unbekannter Autor</dc:creator>
              <dc:date>2013-09-02T09:52:00</dc:date>
            </office:change-info>
            <text:p text:style-name="Body">he OSGi </text:p>
          </text:deletion>
        </text:changed-region>
        <text:changed-region xml:id="ct334812048" text:id="ct334812048">
          <text:deletion>
            <office:change-info>
              <dc:creator>Unbekannter Autor</dc:creator>
              <dc:date>2013-09-02T09:47:00</dc:date>
            </office:change-info>
            <text:p text:style-name="Body">The Module Layer must provide features proposed by t</text:p>
          </text:deletion>
        </text:changed-region>
        <text:changed-region xml:id="ct334810488" text:id="ct334810488">
          <text:deletion>
            <office:change-info>
              <dc:creator>Unbekannter Autor</dc:creator>
              <dc:date>2013-09-02T11:12:00</dc:date>
            </office:change-info>
            <text:p text:style-name="Body"/>
            <text:h text:style-name="Heading_20_2" text:outline-level="2" text:is-list-header="true"/>
            <text:p text:style-name="Body"/>
          </text:deletion>
        </text:changed-region>
        <text:changed-region xml:id="ct334812880" text:id="ct334812880">
          <text:insertion>
            <office:change-info>
              <dc:creator>Unbekannter Autor</dc:creator>
              <dc:date>2013-08-30T09:36:00</dc:date>
            </office:change-info>
          </text:insertion>
        </text:changed-region>
        <text:changed-region xml:id="ct342772064" text:id="ct342772064">
          <text:insertion>
            <office:change-info>
              <dc:creator>Unbekannter Autor</dc:creator>
              <dc:date>2013-09-03T15:11:00</dc:date>
            </office:change-info>
          </text:insertion>
        </text:changed-region>
        <text:changed-region xml:id="ct334812984" text:id="ct334812984">
          <text:insertion>
            <office:change-info>
              <dc:creator>Unbekannter Autor</dc:creator>
              <dc:date>2013-09-02T10:21:00</dc:date>
            </office:change-info>
          </text:insertion>
        </text:changed-region>
        <text:changed-region xml:id="ct334817352" text:id="ct334817352">
          <text:deletion>
            <office:change-info>
              <dc:creator>Unbekannter Autor</dc:creator>
              <dc:date>2013-09-02T10:18:00</dc:date>
            </office:change-info>
            <text:p text:style-name="Body">. </text:p>
          </text:deletion>
        </text:changed-region>
        <text:changed-region xml:id="ct334817248" text:id="ct334817248">
          <text:deletion>
            <office:change-info>
              <dc:creator>Unbekannter Autor</dc:creator>
              <dc:date>2013-09-02T10:23:00</dc:date>
            </office:change-info>
            <text:p text:style-name="Body">hared libraries on the level of Java Packages</text:p>
          </text:deletion>
        </text:changed-region>
        <text:changed-region xml:id="ct334817144" text:id="ct334817144">
          <text:deletion>
            <office:change-info>
              <dc:creator>Unbekannter Autor</dc:creator>
              <dc:date>2013-09-02T10:18:00</dc:date>
            </office:change-info>
            <text:p text:style-name="Body">use s</text:p>
            <text:p text:style-name="Body"/>
          </text:deletion>
        </text:changed-region>
        <text:changed-region xml:id="ct334813920" text:id="ct334813920">
          <text:deletion>
            <office:change-info>
              <dc:creator>Unbekannter Autor</dc:creator>
              <dc:date>2013-09-02T10:23:00</dc:date>
            </office:change-info>
            <text:p text:style-name="Body">Native OSGi should </text:p>
          </text:deletion>
        </text:changed-region>
        <text:changed-region xml:id="ct334813816" text:id="ct334813816">
          <text:deletion>
            <office:change-info>
              <dc:creator>Unbekannter Autor</dc:creator>
              <dc:date>2013-09-02T10:17:00</dc:date>
            </office:change-info>
            <text:p text:style-name="Body"><text:s/>care of loading and wiring the different libraries.</text:p>
            <text:p text:style-name="Body"/>
          </text:deletion>
        </text:changed-region>
        <text:changed-region xml:id="ct334813712" text:id="ct334813712">
          <text:deletion>
            <office:change-info>
              <dc:creator>Unbekannter Autor</dc:creator>
              <dc:date>2013-08-30T09:36:00</dc:date>
            </office:change-info>
            <text:p text:style-name="Body">s</text:p>
          </text:deletion>
        </text:changed-region>
        <text:changed-region xml:id="ct334813608" text:id="ct334813608">
          <text:deletion>
            <office:change-info>
              <dc:creator>Unbekannter Autor</dc:creator>
              <dc:date>2013-09-02T10:17:00</dc:date>
            </office:change-info>
            <text:p text:style-name="Body">ayer take</text:p>
          </text:deletion>
        </text:changed-region>
        <text:changed-region xml:id="ct334813504" text:id="ct334813504">
          <text:deletion>
            <office:change-info>
              <dc:creator>Unbekannter Autor</dc:creator>
              <dc:date>2013-09-02T10:15:00</dc:date>
            </office:change-info>
            <text:p text:style-name="Body">l</text:p>
          </text:deletion>
        </text:changed-region>
        <text:changed-region xml:id="ct334813400" text:id="ct334813400">
          <text:deletion>
            <office:change-info>
              <dc:creator>Unbekannter Autor</dc:creator>
              <dc:date>2013-09-02T10:17:00</dc:date>
            </office:change-info>
            <text:p text:style-name="Body">odule </text:p>
          </text:deletion>
        </text:changed-region>
        <text:changed-region xml:id="ct334813296" text:id="ct334813296">
          <text:deletion>
            <office:change-info>
              <dc:creator>Unbekannter Autor</dc:creator>
              <dc:date>2013-09-02T10:15:00</dc:date>
            </office:change-info>
            <text:p text:style-name="Body">m</text:p>
          </text:deletion>
        </text:changed-region>
        <text:changed-region xml:id="ct334813192" text:id="ct334813192">
          <text:deletion>
            <office:change-info>
              <dc:creator>Unbekannter Autor</dc:creator>
              <dc:date>2013-09-02T10:17:00</dc:date>
            </office:change-info>
            <text:p text:style-name="Body">he </text:p>
          </text:deletion>
        </text:changed-region>
        <text:changed-region xml:id="ct334813088" text:id="ct334813088">
          <text:deletion>
            <office:change-info>
              <dc:creator>Unbekannter Autor</dc:creator>
              <dc:date>2013-08-30T09:36:00</dc:date>
            </office:change-info>
            <text:p text:style-name="Body">t</text:p>
          </text:deletion>
        </text:changed-region>
        <text:changed-region xml:id="ct334817456" text:id="ct334817456">
          <text:insertion>
            <office:change-info>
              <dc:creator>Sascha Zelzer</dc:creator>
              <dc:date>2013-08-29T19:43:00</dc:date>
            </office:change-info>
          </text:insertion>
        </text:changed-region>
        <text:changed-region xml:id="ct334817560" text:id="ct334817560">
          <text:insertion>
            <office:change-info>
              <dc:creator>Unbekannter Autor</dc:creator>
              <dc:date>2013-09-02T11:06:00</dc:date>
            </office:change-info>
          </text:insertion>
        </text:changed-region>
        <text:changed-region xml:id="ct334817664" text:id="ct334817664">
          <text:insertion>
            <office:change-info>
              <dc:creator>Unbekannter Autor</dc:creator>
              <dc:date>2013-09-02T11:07:00</dc:date>
            </office:change-info>
          </text:insertion>
        </text:changed-region>
        <text:changed-region xml:id="ct334817768" text:id="ct334817768">
          <text:insertion>
            <office:change-info>
              <dc:creator>Unbekannter Autor</dc:creator>
              <dc:date>2013-09-02T11:08:00</dc:date>
            </office:change-info>
          </text:insertion>
        </text:changed-region>
        <text:changed-region xml:id="ct334818184" text:id="ct334818184">
          <text:insertion>
            <office:change-info>
              <dc:creator>Unbekannter Autor</dc:creator>
              <dc:date>2013-09-02T11:12:00</dc:date>
            </office:change-info>
          </text:insertion>
        </text:changed-region>
        <text:changed-region xml:id="ct334818288" text:id="ct334818288">
          <text:insertion>
            <office:change-info>
              <dc:creator>Sascha Zelzer</dc:creator>
              <dc:date>2013-08-29T19:43:00</dc:date>
            </office:change-info>
          </text:insertion>
        </text:changed-region>
        <text:changed-region xml:id="ct334817872" text:id="ct334817872">
          <text:insertion>
            <office:change-info>
              <dc:creator>Unbekannter Autor</dc:creator>
              <dc:date>2013-09-02T11:12:00</dc:date>
            </office:change-info>
          </text:insertion>
        </text:changed-region>
        <text:changed-region xml:id="ct334818392" text:id="ct334818392">
          <text:insertion>
            <office:change-info>
              <dc:creator>Sascha Zelzer</dc:creator>
              <dc:date>2013-08-29T19:43:00</dc:date>
            </office:change-info>
          </text:insertion>
        </text:changed-region>
        <text:changed-region xml:id="ct334818496" text:id="ct334818496">
          <text:insertion>
            <office:change-info>
              <dc:creator>Unbekannter Autor</dc:creator>
              <dc:date>2013-09-02T11:04:00</dc:date>
            </office:change-info>
          </text:insertion>
        </text:changed-region>
        <text:changed-region xml:id="ct334818600" text:id="ct334818600">
          <text:insertion>
            <office:change-info>
              <dc:creator>Unbekannter Autor</dc:creator>
              <dc:date>2013-09-02T11:02:00</dc:date>
            </office:change-info>
          </text:insertion>
        </text:changed-region>
        <text:changed-region xml:id="ct334818704" text:id="ct334818704">
          <text:deletion>
            <office:change-info>
              <dc:creator>Unbekannter Autor</dc:creator>
              <dc:date>2013-09-02T11:02:00</dc:date>
            </office:change-info>
            <text:p text:style-name="Body">As proposed by nOSGi, in Native OSGi, </text:p>
          </text:deletion>
        </text:changed-region>
        <text:changed-region xml:id="ct334818808" text:id="ct334818808">
          <text:insertion>
            <office:change-info>
              <dc:creator>Sascha Zelzer</dc:creator>
              <dc:date>2013-08-29T19:43:00</dc:date>
            </office:change-info>
          </text:insertion>
        </text:changed-region>
        <text:changed-region xml:id="ct334818912" text:id="ct334818912">
          <text:insertion>
            <office:change-info>
              <dc:creator>Unbekannter Autor</dc:creator>
              <dc:date>2013-09-02T11:03:00</dc:date>
            </office:change-info>
          </text:insertion>
        </text:changed-region>
        <text:changed-region xml:id="ct334819016" text:id="ct334819016">
          <text:insertion>
            <office:change-info>
              <dc:creator>Sascha Zelzer</dc:creator>
              <dc:date>2013-08-29T19:43:00</dc:date>
            </office:change-info>
          </text:insertion>
        </text:changed-region>
        <text:changed-region xml:id="ct334819120" text:id="ct334819120">
          <text:insertion>
            <office:change-info>
              <dc:creator>Unbekannter Autor</dc:creator>
              <dc:date>2013-09-02T11:02:00</dc:date>
            </office:change-info>
          </text:insertion>
        </text:changed-region>
        <text:changed-region xml:id="ct334819224" text:id="ct334819224">
          <text:deletion>
            <office:change-info>
              <dc:creator>Unbekannter Autor</dc:creator>
              <dc:date>2013-09-02T11:02:00</dc:date>
            </office:change-info>
            <text:p text:style-name="Body">:</text:p>
          </text:deletion>
        </text:changed-region>
        <text:changed-region xml:id="ct334819328" text:id="ct334819328">
          <text:insertion>
            <office:change-info>
              <dc:creator>Unbekannter Autor</dc:creator>
              <dc:date>2013-09-02T11:02:00</dc:date>
            </office:change-info>
          </text:insertion>
        </text:changed-region>
        <text:changed-region xml:id="ct334819432" text:id="ct334819432">
          <text:insertion>
            <office:change-info>
              <dc:creator>Unbekannter Autor</dc:creator>
              <dc:date>2013-09-02T11:03:00</dc:date>
            </office:change-info>
          </text:insertion>
        </text:changed-region>
        <text:changed-region xml:id="ct334819536" text:id="ct334819536">
          <text:deletion>
            <office:change-info>
              <dc:creator>Unbekannter Autor</dc:creator>
              <dc:date>2013-09-02T11:03:00</dc:date>
            </office:change-info>
            <text:p text:style-name="Body"/>
            <text:list xml:id="list8070703722663307481" text:style-name="L8">
              <text:list-item>
                <text:p text:style-name="P11">Library dependencies are patched at runtime</text:p>
              </text:list-item>
              <text:list-item>
                <text:p text:style-name="P11">Allows multiple versions</text:p>
              </text:list-item>
              <text:list-item>
                <text:p text:style-name="P11">Allows bundle updates</text:p>
              </text:list-item>
            </text:list>
          </text:deletion>
        </text:changed-region>
        <text:changed-region xml:id="ct334819640" text:id="ct334819640">
          <text:insertion>
            <office:change-info>
              <dc:creator>Sascha Zelzer</dc:creator>
              <dc:date>2013-08-29T19:43:00</dc:date>
            </office:change-info>
          </text:insertion>
        </text:changed-region>
        <text:changed-region xml:id="ct334820056" text:id="ct334820056">
          <text:deletion>
            <office:change-info>
              <dc:creator>Unbekannter Autor</dc:creator>
              <dc:date>2013-09-02T11:05:00</dc:date>
            </office:change-info>
            <text:p text:style-name="P12">Describe the nOSGi approach and show alternatives. </text:p>
            <text:p text:style-name="P12"/>
          </text:deletion>
        </text:changed-region>
        <text:changed-region xml:id="ct334819952" text:id="ct334819952">
          <text:deletion>
            <office:change-info>
              <dc:creator>Unbekannter Autor</dc:creator>
              <dc:date>2013-08-30T11:17:00</dc:date>
            </office:change-info>
            <text:p text:style-name="P12">Talk about existing versioning schemes for shared libraries of the major platforms (Linux, Windows, MacOS) and how it relates to updating bundles/shared libraries. </text:p>
            <text:p text:style-name="P12"/>
          </text:deletion>
        </text:changed-region>
        <text:changed-region xml:id="ct334819848" text:id="ct334819848">
          <text:deletion>
            <office:change-info>
              <dc:creator>Unbekannter Autor</dc:creator>
              <dc:date>2013-09-02T11:04:00</dc:date>
            </office:change-info>
            <text:p text:style-name="P12"/>
            <text:p text:style-name="P12"/>
          </text:deletion>
        </text:changed-region>
        <text:changed-region xml:id="ct334819744" text:id="ct334819744">
          <text:deletion>
            <office:change-info>
              <dc:creator>Unbekannter Autor</dc:creator>
              <dc:date>2013-09-02T11:00:00</dc:date>
            </office:change-info>
            <text:p text:style-name="P12">Shared Library Versioning</text:p>
          </text:deletion>
        </text:changed-region>
        <text:changed-region xml:id="ct334808824" text:id="ct334808824">
          <text:insertion>
            <office:change-info>
              <dc:creator>Sascha Zelzer</dc:creator>
              <dc:date>2013-08-29T19:43:00</dc:date>
            </office:change-info>
          </text:insertion>
        </text:changed-region>
        <text:changed-region xml:id="ct334808928" text:id="ct334808928">
          <text:insertion>
            <office:change-info>
              <dc:creator>Unbekannter Autor</dc:creator>
              <dc:date>2013-09-02T11:05:00</dc:date>
            </office:change-info>
          </text:insertion>
        </text:changed-region>
        <text:changed-region xml:id="ct334809032" text:id="ct334809032">
          <text:insertion>
            <office:change-info>
              <dc:creator>Sascha Zelzer</dc:creator>
              <dc:date>2013-08-29T19:43:00</dc:date>
            </office:change-info>
          </text:insertion>
        </text:changed-region>
        <text:changed-region xml:id="ct334811216" text:id="ct334811216">
          <text:insertion>
            <office:change-info>
              <dc:creator>Unbekannter Autor</dc:creator>
              <dc:date>2013-09-02T11:05:00</dc:date>
            </office:change-info>
          </text:insertion>
        </text:changed-region>
        <text:changed-region xml:id="ct334811320" text:id="ct334811320">
          <text:deletion>
            <office:change-info>
              <dc:creator>Unbekannter Autor</dc:creator>
              <dc:date>2013-09-02T11:05:00</dc:date>
            </office:change-info>
            <text:list xml:id="list6341372980483903149" text:style-name="L9">
              <text:list-item>
                <text:p text:style-name="P13"/>
              </text:list-item>
              <text:list-item>
                <text:p text:style-name="P13"/>
              </text:list-item>
            </text:list>
          </text:deletion>
        </text:changed-region>
        <text:changed-region xml:id="ct334811424" text:id="ct334811424">
          <text:insertion>
            <office:change-info>
              <dc:creator>Sascha Zelzer</dc:creator>
              <dc:date>2013-08-29T19:43:00</dc:date>
            </office:change-info>
          </text:insertion>
        </text:changed-region>
        <text:changed-region xml:id="ct334811528" text:id="ct334811528">
          <text:insertion>
            <office:change-info>
              <dc:creator>Sascha Zelzer</dc:creator>
              <dc:date>2013-08-30T03:22:00</dc:date>
            </office:change-info>
          </text:insertion>
        </text:changed-region>
        <text:changed-region xml:id="ct334227496" text:id="ct334227496">
          <text:deletion>
            <office:change-info>
              <dc:creator>Unbekannter Autor</dc:creator>
              <dc:date>2013-09-02T11:08:00</dc:date>
            </office:change-info>
            <text:p text:style-name="P14">How is ABI compatibility managed? (Meta-data describing the platform architecture, etc.?) </text:p>
            <text:p text:style-name="P14">If the bundle format allows for "source bundles", how are the going to be build?</text:p>
          </text:deletion>
        </text:changed-region>
        <text:changed-region xml:id="ct334226664" text:id="ct334226664">
          <text:deletion>
            <office:change-info>
              <dc:creator>Unbekannter Autor</dc:creator>
              <dc:date>2013-09-02T11:07:00</dc:date>
            </office:change-info>
            <text:p text:style-name="P14">Describe the problems/benefits of a ZIP-based native bundle format (shared library search path problems etc.). </text:p>
            <text:h text:style-name="P15" text:outline-level="2"><text:span text:style-name="T7"/></text:h>
          </text:deletion>
        </text:changed-region>
        <text:changed-region xml:id="ct334811840" text:id="ct334811840">
          <text:deletion>
            <office:change-info>
              <dc:creator>Unbekannter Autor</dc:creator>
              <dc:date>2013-09-02T11:08:00</dc:date>
            </office:change-info>
            <text:h text:style-name="P15" text:outline-level="2"><text:span text:style-name="T7"/></text:h>
            <text:h text:style-name="P15" text:outline-level="2" text:is-list-header="true"/>
          </text:deletion>
        </text:changed-region>
        <text:changed-region xml:id="ct334811736" text:id="ct334811736">
          <text:deletion>
            <office:change-info>
              <dc:creator>Unbekannter Autor</dc:creator>
              <dc:date>2013-09-02T11:06:00</dc:date>
            </office:change-info>
            <text:h text:style-name="P15" text:outline-level="2" text:is-list-header="true">Bundle Format</text:h>
          </text:deletion>
        </text:changed-region>
        <text:changed-region xml:id="ct334811632" text:id="ct334811632">
          <text:deletion>
            <office:change-info>
              <dc:creator>Unbekannter Autor</dc:creator>
              <dc:date>2013-09-02T11:08:00</dc:date>
            </office:change-info>
            <text:h text:style-name="P15" text:outline-level="2"><text:span text:style-name="T7"/></text:h>
            <text:p text:style-name="Body"><text:span text:style-name="T7"/></text:p>
          </text:deletion>
        </text:changed-region>
        <text:changed-region xml:id="ct334239144" text:id="ct334239144">
          <text:insertion>
            <office:change-info>
              <dc:creator>Sascha Zelzer</dc:creator>
              <dc:date>2013-08-30T03:22:00</dc:date>
            </office:change-info>
          </text:insertion>
        </text:changed-region>
        <text:changed-region xml:id="ct334236336" text:id="ct334236336">
          <text:insertion>
            <office:change-info>
              <dc:creator>Unbekannter Autor</dc:creator>
              <dc:date>2013-08-30T10:56:00</dc:date>
            </office:change-info>
          </text:insertion>
        </text:changed-region>
        <text:changed-region xml:id="ct334233216" text:id="ct334233216">
          <text:insertion>
            <office:change-info>
              <dc:creator>Unbekannter Autor</dc:creator>
              <dc:date>2013-08-30T10:57:00</dc:date>
            </office:change-info>
          </text:insertion>
        </text:changed-region>
        <text:changed-region xml:id="ct334240600" text:id="ct334240600">
          <text:insertion>
            <office:change-info>
              <dc:creator>Unbekannter Autor</dc:creator>
              <dc:date>2013-08-30T10:58:00</dc:date>
            </office:change-info>
          </text:insertion>
        </text:changed-region>
        <text:changed-region xml:id="ct334227392" text:id="ct334227392">
          <text:insertion>
            <office:change-info>
              <dc:creator>Unbekannter Autor</dc:creator>
              <dc:date>2013-08-30T10:59:00</dc:date>
            </office:change-info>
          </text:insertion>
        </text:changed-region>
        <text:changed-region xml:id="ct334227704" text:id="ct334227704">
          <text:insertion>
            <office:change-info>
              <dc:creator>Unbekannter Autor</dc:creator>
              <dc:date>2013-08-30T11:00:00</dc:date>
            </office:change-info>
          </text:insertion>
        </text:changed-region>
        <text:changed-region xml:id="ct334227184" text:id="ct334227184">
          <text:deletion>
            <office:change-info>
              <dc:creator>Unbekannter Autor</dc:creator>
              <dc:date>2013-08-30T11:01:00</dc:date>
            </office:change-info>
            <text:p text:style-name="P16"/>
            <text:p text:style-name="P17">Describe the difficulties with specifying a security layer in Native OSGi. Maybe present a simplified solution.</text:p>
          </text:deletion>
        </text:changed-region>
        <text:changed-region xml:id="ct334227080" text:id="ct334227080">
          <text:insertion>
            <office:change-info>
              <dc:creator>Sascha Zelzer</dc:creator>
              <dc:date>2013-08-30T03:22:00</dc:date>
            </office:change-info>
          </text:insertion>
        </text:changed-region>
        <text:changed-region xml:id="ct334226976" text:id="ct334226976">
          <text:insertion>
            <office:change-info>
              <dc:creator>Unbekannter Autor</dc:creator>
              <dc:date>2013-08-30T11:50:00</dc:date>
            </office:change-info>
          </text:insertion>
        </text:changed-region>
        <text:changed-region xml:id="ct334226872" text:id="ct334226872">
          <text:insertion>
            <office:change-info>
              <dc:creator>Unbekannter Autor</dc:creator>
              <dc:date>2013-08-30T13:12:00</dc:date>
            </office:change-info>
          </text:insertion>
        </text:changed-region>
        <text:changed-region xml:id="ct334238520" text:id="ct334238520">
          <text:insertion>
            <office:change-info>
              <dc:creator>Unbekannter Autor</dc:creator>
              <dc:date>2013-08-30T13:13:00</dc:date>
            </office:change-info>
          </text:insertion>
        </text:changed-region>
        <text:changed-region xml:id="ct334226040" text:id="ct334226040">
          <text:insertion>
            <office:change-info>
              <dc:creator>Unbekannter Autor</dc:creator>
              <dc:date>2013-08-30T13:14:00</dc:date>
            </office:change-info>
          </text:insertion>
        </text:changed-region>
        <text:changed-region xml:id="ct342775288" text:id="ct342775288">
          <text:insertion>
            <office:change-info>
              <dc:creator>Unbekannter Autor</dc:creator>
              <dc:date>2013-09-03T15:38:00</dc:date>
            </office:change-info>
          </text:insertion>
        </text:changed-region>
        <text:changed-region xml:id="ct342771440" text:id="ct342771440">
          <text:insertion>
            <office:change-info>
              <dc:creator>Unbekannter Autor</dc:creator>
              <dc:date>2013-09-03T15:39:00</dc:date>
            </office:change-info>
          </text:insertion>
        </text:changed-region>
        <text:changed-region xml:id="ct334231968" text:id="ct334231968">
          <text:deletion>
            <office:change-info>
              <dc:creator>Unbekannter Autor</dc:creator>
              <dc:date>2013-09-03T15:39:00</dc:date>
            </office:change-info>
            <text:p text:style-name="Body"/>
            <text:p text:style-name="P14">Describe the need for a way to call a C service via a C++ interface and vice versa.</text:p>
          </text:deletion>
          <text:insertion>
            <office:change-info office:chg-author="Sascha Zelzer" office:chg-date-time="2013-08-30T04:01:00"/>
          </text:insertion>
        </text:changed-region>
        <text:changed-region xml:id="ct334228328" text:id="ct334228328">
          <text:insertion>
            <office:change-info>
              <dc:creator>Unbekannter Autor</dc:creator>
              <dc:date>2013-09-02T12:06:00</dc:date>
            </office:change-info>
          </text:insertion>
        </text:changed-region>
        <text:changed-region xml:id="ct334228016" text:id="ct334228016">
          <text:insertion>
            <office:change-info>
              <dc:creator>Unbekannter Autor</dc:creator>
              <dc:date>2013-09-02T12:56:00</dc:date>
            </office:change-info>
          </text:insertion>
        </text:changed-region>
        <text:changed-region xml:id="ct334239040" text:id="ct334239040">
          <text:deletion>
            <office:change-info>
              <dc:creator>Unbekannter Autor</dc:creator>
              <dc:date>2013-08-30T12:09:00</dc:date>
            </office:change-info>
            <text:list xml:id="list3269599946979142634" text:style-name="L10">
              <text:list-item>
                <text:p text:style-name="P18">For Native-OSGi</text:p>
              </text:list-item>
            </text:list>
          </text:deletion>
        </text:changed-region>
        <text:changed-region xml:id="ct334238936" text:id="ct334238936">
          <text:deletion>
            <office:change-info>
              <dc:creator>Unbekannter Autor</dc:creator>
              <dc:date>2013-09-02T12:56:00</dc:date>
            </office:change-info>
            <text:list xml:id="list35549783" text:continue-numbering="true" text:style-name="L10">
              <text:list-item>
                <text:p text:style-name="P18"/>
              </text:list-item>
              <text:list-item>
                <text:p text:style-name="P18"/>
              </text:list-item>
            </text:list>
          </text:deletion>
        </text:changed-region>
        <text:changed-region xml:id="ct334238728" text:id="ct334238728">
          <text:deletion>
            <office:change-info>
              <dc:creator>Unbekannter Autor</dc:creator>
              <dc:date>2013-08-30T12:08:00</dc:date>
            </office:change-info>
            <text:list xml:id="list35549637" text:continue-numbering="true" text:style-name="L10">
              <text:list-item>
                <text:p text:style-name="P18">The ZIP format MUST be used for bundles</text:p>
              </text:list-item>
            </text:list>
          </text:deletion>
        </text:changed-region>
        <text:changed-region xml:id="ct334239872" text:id="ct334239872">
          <text:deletion>
            <office:change-info>
              <dc:creator>Unbekannter Autor</dc:creator>
              <dc:date>2013-09-02T11:27:00</dc:date>
            </office:change-info>
            <text:list xml:id="list35537719" text:continue-numbering="true" text:style-name="L10">
              <text:list-item>
                <text:p text:style-name="P18"/>
              </text:list-item>
              <text:list-item>
                <text:p text:style-name="P18"/>
              </text:list-item>
            </text:list>
          </text:deletion>
        </text:changed-region>
        <text:changed-region xml:id="ct334240392" text:id="ct334240392">
          <text:deletion>
            <office:change-info>
              <dc:creator>Unbekannter Autor</dc:creator>
              <dc:date>2013-09-02T11:28:00</dc:date>
            </office:change-info>
            <text:p text:style-name="P19">This format will include specific Native OSGi headers</text:p>
          </text:deletion>
        </text:changed-region>
        <text:changed-region xml:id="ct334239248" text:id="ct334239248">
          <text:deletion>
            <office:change-info>
              <dc:creator>Unbekannter Autor</dc:creator>
              <dc:date>2013-09-02T12:57:00</dc:date>
            </office:change-info>
            <text:p text:style-name="P19">imilar to the format described in the chosen specification on <text:bookmark-ref text:reference-format="number" text:ref-name="__RefNumPara__28572425">[5]</text:bookmark-ref> </text:p>
          </text:deletion>
        </text:changed-region>
        <text:changed-region xml:id="ct334239352" text:id="ct334239352">
          <text:deletion>
            <office:change-info>
              <dc:creator>Unbekannter Autor</dc:creator>
              <dc:date>2013-09-02T11:27:00</dc:date>
            </office:change-info>
            <text:p text:style-name="P19"><text:s/>bundle format s</text:p>
          </text:deletion>
        </text:changed-region>
        <text:changed-region xml:id="ct334240496" text:id="ct334240496">
          <text:deletion>
            <office:change-info>
              <dc:creator>Unbekannter Autor</dc:creator>
              <dc:date>2013-09-02T12:57:00</dc:date>
            </office:change-info>
            <text:p text:style-name="P19"><text:s/>MUST use a well defined</text:p>
          </text:deletion>
        </text:changed-region>
        <text:changed-region xml:id="ct334227912" text:id="ct334227912">
          <text:deletion>
            <office:change-info>
              <dc:creator>Unbekannter Autor</dc:creator>
              <dc:date>2013-08-30T12:10:00</dc:date>
            </office:change-info>
            <text:p text:style-name="P19">Native OSGi</text:p>
          </text:deletion>
        </text:changed-region>
        <text:changed-region xml:id="ct334240080" text:id="ct334240080">
          <text:insertion>
            <office:change-info>
              <dc:creator>Unbekannter Autor</dc:creator>
              <dc:date>2013-09-02T11:29:00</dc:date>
            </office:change-info>
          </text:insertion>
        </text:changed-region>
        <text:changed-region xml:id="ct334239976" text:id="ct334239976">
          <text:insertion>
            <office:change-info>
              <dc:creator>Unbekannter Autor</dc:creator>
              <dc:date>2013-09-02T11:28:00</dc:date>
            </office:change-info>
          </text:insertion>
        </text:changed-region>
        <text:changed-region xml:id="ct334239768" text:id="ct334239768">
          <text:insertion>
            <office:change-info>
              <dc:creator>Unbekannter Autor</dc:creator>
              <dc:date>2013-09-02T11:29:00</dc:date>
            </office:change-info>
          </text:insertion>
        </text:changed-region>
        <text:changed-region xml:id="ct334239664" text:id="ct334239664">
          <text:insertion>
            <office:change-info>
              <dc:creator>Unbekannter Autor</dc:creator>
              <dc:date>2013-08-30T12:09:00</dc:date>
            </office:change-info>
          </text:insertion>
        </text:changed-region>
        <text:changed-region xml:id="ct334239560" text:id="ct334239560">
          <text:deletion>
            <office:change-info>
              <dc:creator>Unbekannter Autor</dc:creator>
              <dc:date>2013-08-30T12:09:00</dc:date>
            </office:change-info>
            <text:p text:style-name="P19"><text:s/>MUST be used</text:p>
          </text:deletion>
        </text:changed-region>
        <text:changed-region xml:id="ct334239456" text:id="ct334239456">
          <text:insertion>
            <office:change-info>
              <dc:creator>Unbekannter Autor</dc:creator>
              <dc:date>2013-08-30T12:09:00</dc:date>
            </office:change-info>
          </text:insertion>
        </text:changed-region>
        <text:changed-region xml:id="ct334235400" text:id="ct334235400">
          <text:insertion>
            <office:change-info>
              <dc:creator>Unbekannter Autor</dc:creator>
              <dc:date>2013-09-02T12:57:00</dc:date>
            </office:change-info>
          </text:insertion>
        </text:changed-region>
        <text:changed-region xml:id="ct334234568" text:id="ct334234568">
          <text:insertion>
            <office:change-info>
              <dc:creator>Unbekannter Autor</dc:creator>
              <dc:date>2013-09-02T12:56:00</dc:date>
            </office:change-info>
          </text:insertion>
        </text:changed-region>
        <text:changed-region xml:id="ct334234464" text:id="ct334234464">
          <text:insertion>
            <office:change-info>
              <dc:creator>Unbekannter Autor</dc:creator>
              <dc:date>2013-09-02T12:07:00</dc:date>
            </office:change-info>
          </text:insertion>
        </text:changed-region>
        <text:changed-region xml:id="ct334235920" text:id="ct334235920">
          <text:insertion>
            <office:change-info>
              <dc:creator>Unbekannter Autor</dc:creator>
              <dc:date>2013-09-02T12:08:00</dc:date>
            </office:change-info>
          </text:insertion>
        </text:changed-region>
        <text:changed-region xml:id="ct334235816" text:id="ct334235816">
          <text:insertion>
            <office:change-info>
              <dc:creator>Unbekannter Autor</dc:creator>
              <dc:date>2013-09-02T12:56:00</dc:date>
            </office:change-info>
          </text:insertion>
        </text:changed-region>
        <text:changed-region xml:id="ct334235504" text:id="ct334235504">
          <text:deletion>
            <office:change-info>
              <dc:creator>Unbekannter Autor</dc:creator>
              <dc:date>2013-08-30T12:10:00</dc:date>
            </office:change-info>
            <text:list xml:id="list35540252" text:continue-numbering="true" text:style-name="L10">
              <text:list-item>
                <text:p text:style-name="P18">Native OSGi </text:p>
              </text:list-item>
            </text:list>
          </text:deletion>
        </text:changed-region>
        <text:changed-region xml:id="ct334233008" text:id="ct334233008">
          <text:deletion>
            <office:change-info>
              <dc:creator>Unbekannter Autor</dc:creator>
              <dc:date>2013-09-02T12:06:00</dc:date>
            </office:change-info>
            <text:list xml:id="list35531890" text:continue-numbering="true" text:style-name="L10">
              <text:list-item>
                <text:p text:style-name="P18"/>
              </text:list-item>
              <text:list-item>
                <text:p text:style-name="P18"/>
              </text:list-item>
            </text:list>
          </text:deletion>
        </text:changed-region>
        <text:changed-region xml:id="ct334232072" text:id="ct334232072">
          <text:insertion>
            <office:change-info>
              <dc:creator>Unbekannter Autor</dc:creator>
              <dc:date>2013-08-30T12:10:00</dc:date>
            </office:change-info>
          </text:insertion>
        </text:changed-region>
        <text:changed-region xml:id="ct334228120" text:id="ct334228120">
          <text:insertion>
            <office:change-info>
              <dc:creator>Unbekannter Autor</dc:creator>
              <dc:date>2013-09-02T09:06:00</dc:date>
            </office:change-info>
          </text:insertion>
        </text:changed-region>
        <text:changed-region xml:id="ct334229056" text:id="ct334229056">
          <text:insertion>
            <office:change-info>
              <dc:creator>Unbekannter Autor</dc:creator>
              <dc:date>2013-09-02T12:56:00</dc:date>
            </office:change-info>
          </text:insertion>
        </text:changed-region>
        <text:changed-region xml:id="ct334238312" text:id="ct334238312">
          <text:deletion>
            <office:change-info>
              <dc:creator>Unbekannter Autor</dc:creator>
              <dc:date>2013-08-30T12:18:00</dc:date>
            </office:change-info>
            <text:list xml:id="list35549277" text:continue-numbering="true" text:style-name="L10">
              <text:list-item>
                <text:p text:style-name="P18">Native OSGi</text:p>
              </text:list-item>
            </text:list>
          </text:deletion>
        </text:changed-region>
        <text:changed-region xml:id="ct334228952" text:id="ct334228952">
          <text:deletion>
            <office:change-info>
              <dc:creator>Unbekannter Autor</dc:creator>
              <dc:date>2013-09-02T12:56:00</dc:date>
            </office:change-info>
            <text:list xml:id="list35533833" text:continue-numbering="true" text:style-name="L10">
              <text:list-item>
                <text:p text:style-name="P18"/>
              </text:list-item>
              <text:list-item>
                <text:p text:style-name="P18"/>
              </text:list-item>
            </text:list>
          </text:deletion>
        </text:changed-region>
        <text:changed-region xml:id="ct334238208" text:id="ct334238208">
          <text:insertion>
            <office:change-info>
              <dc:creator>Unbekannter Autor</dc:creator>
              <dc:date>2013-08-30T12:18:00</dc:date>
            </office:change-info>
          </text:insertion>
        </text:changed-region>
        <text:changed-region xml:id="ct334238000" text:id="ct334238000">
          <text:deletion>
            <office:change-info>
              <dc:creator>Unbekannter Autor</dc:creator>
              <dc:date>2013-08-30T12:20:00</dc:date>
            </office:change-info>
            <text:list xml:id="list35543851" text:continue-numbering="true" text:style-name="L10">
              <text:list-item>
                <text:p text:style-name="P18"/>
              </text:list-item>
              <text:list-item>
                <text:p text:style-name="P18">C services MUST be represented using </text:p>
              </text:list-item>
            </text:list>
          </text:deletion>
        </text:changed-region>
        <text:changed-region xml:id="ct334229576" text:id="ct334229576">
          <text:deletion>
            <office:change-info>
              <dc:creator>Unbekannter Autor</dc:creator>
              <dc:date>2013-08-30T12:19:00</dc:date>
            </office:change-info>
            <text:p text:style-name="P19">S</text:p>
          </text:deletion>
        </text:changed-region>
        <text:changed-region xml:id="ct334229784" text:id="ct334229784">
          <text:deletion>
            <office:change-info>
              <dc:creator>Unbekannter Autor</dc:creator>
              <dc:date>2013-08-30T12:20:00</dc:date>
            </office:change-info>
            <text:list xml:id="list35548670" text:continue-numbering="true" text:style-name="L10">
              <text:list-item>
                <text:p text:style-name="P18">tructs with function pointers.</text:p>
              </text:list-item>
              <text:list-item>
                <text:p text:style-name="P18">C++ services MUST be represented using </text:p>
              </text:list-item>
            </text:list>
          </text:deletion>
        </text:changed-region>
        <text:changed-region xml:id="ct334238104" text:id="ct334238104">
          <text:deletion>
            <office:change-info>
              <dc:creator>Unbekannter Autor</dc:creator>
              <dc:date>2013-08-30T12:19:00</dc:date>
            </office:change-info>
            <text:p text:style-name="P19">I</text:p>
          </text:deletion>
        </text:changed-region>
        <text:changed-region xml:id="ct334229680" text:id="ct334229680">
          <text:deletion>
            <office:change-info>
              <dc:creator>Unbekannter Autor</dc:creator>
              <dc:date>2013-08-30T12:20:00</dc:date>
            </office:change-info>
            <text:p text:style-name="P19">nterfaces.</text:p>
          </text:deletion>
        </text:changed-region>
        <text:changed-region xml:id="ct334237896" text:id="ct334237896">
          <text:insertion>
            <office:change-info>
              <dc:creator>Unbekannter Autor</dc:creator>
              <dc:date>2013-09-02T09:06:00</dc:date>
            </office:change-info>
          </text:insertion>
        </text:changed-region>
        <text:changed-region xml:id="ct334237792" text:id="ct334237792">
          <text:insertion>
            <office:change-info>
              <dc:creator>Unbekannter Autor</dc:creator>
              <dc:date>2013-09-02T12:56:00</dc:date>
            </office:change-info>
          </text:insertion>
        </text:changed-region>
        <text:changed-region xml:id="ct334237584" text:id="ct334237584">
          <text:deletion>
            <office:change-info>
              <dc:creator>Unbekannter Autor</dc:creator>
              <dc:date>2013-09-02T12:56:00</dc:date>
            </office:change-info>
            <text:list xml:id="list35537101" text:continue-numbering="true" text:style-name="L10">
              <text:list-item>
                <text:p text:style-name="P18"/>
              </text:list-item>
              <text:list-item>
                <text:p text:style-name="P18"/>
              </text:list-item>
            </text:list>
          </text:deletion>
        </text:changed-region>
        <text:changed-region xml:id="ct334235712" text:id="ct334235712">
          <text:deletion>
            <office:change-info>
              <dc:creator>Unbekannter Autor</dc:creator>
              <dc:date>2013-08-30T12:58:00</dc:date>
            </office:change-info>
            <text:list xml:id="list35551930" text:continue-numbering="true" text:style-name="L10">
              <text:list-item>
                <text:p text:style-name="P18"/>
              </text:list-item>
              <text:list-item>
                <text:p text:style-name="P18">Native OSGi MUST detail how the Module Layer should be supported. This support SHOULD be based on the module layer described in the chosen specification on <text:bookmark-ref text:reference-format="number" text:ref-name="__RefNumPara__28572425">[5]</text:bookmark-ref></text:p>
              </text:list-item>
            </text:list>
          </text:deletion>
        </text:changed-region>
        <text:changed-region xml:id="ct334236128" text:id="ct334236128">
          <text:deletion>
            <office:change-info>
              <dc:creator>Unbekannter Autor</dc:creator>
              <dc:date>2013-09-02T13:10:00</dc:date>
            </office:change-info>
            <text:p text:style-name="P19">The service registry SHOULD be able to handle C as well as C++ services.</text:p>
          </text:deletion>
        </text:changed-region>
        <text:changed-region xml:id="ct334237688" text:id="ct334237688">
          <text:deletion>
            <office:change-info>
              <dc:creator>Unbekannter Autor</dc:creator>
              <dc:date>2013-09-02T12:56:00</dc:date>
            </office:change-info>
            <text:list xml:id="list35551574" text:continue-numbering="true" text:style-name="L10">
              <text:list-item>
                <text:p text:style-name="P18"/>
              </text:list-item>
              <text:list-item>
                <text:p text:style-name="P18"/>
              </text:list-item>
            </text:list>
          </text:deletion>
        </text:changed-region>
        <text:changed-region xml:id="ct334236440" text:id="ct334236440">
          <text:insertion>
            <office:change-info>
              <dc:creator>Unbekannter Autor</dc:creator>
              <dc:date>2013-08-30T12:21:00</dc:date>
            </office:change-info>
          </text:insertion>
        </text:changed-region>
        <text:changed-region xml:id="ct334237480" text:id="ct334237480">
          <text:insertion>
            <office:change-info>
              <dc:creator>Unbekannter Autor</dc:creator>
              <dc:date>2013-09-02T12:56:00</dc:date>
            </office:change-info>
          </text:insertion>
        </text:changed-region>
        <text:changed-region xml:id="ct334240184" text:id="ct334240184">
          <text:deletion>
            <office:change-info>
              <dc:creator>Unbekannter Autor</dc:creator>
              <dc:date>2013-09-02T12:56:00</dc:date>
            </office:change-info>
            <text:list xml:id="list35548684" text:continue-numbering="true" text:style-name="L10">
              <text:list-item>
                <text:p text:style-name="P18"/>
              </text:list-item>
              <text:list-item>
                <text:p text:style-name="P18"/>
              </text:list-item>
            </text:list>
          </text:deletion>
        </text:changed-region>
        <text:changed-region xml:id="ct334228848" text:id="ct334228848">
          <text:deletion>
            <office:change-info>
              <dc:creator>Unbekannter Autor</dc:creator>
              <dc:date>2013-09-02T12:56:00</dc:date>
            </office:change-info>
            <text:list xml:id="list35527993" text:continue-numbering="true" text:style-name="L10">
              <text:list-item>
                <text:p text:style-name="P18">.</text:p>
              </text:list-item>
              <text:list-item>
                <text:p text:style-name="P18"/>
              </text:list-item>
            </text:list>
          </text:deletion>
        </text:changed-region>
        <text:changed-region xml:id="ct334228744" text:id="ct334228744">
          <text:insertion>
            <office:change-info>
              <dc:creator>Unbekannter Autor</dc:creator>
              <dc:date>2013-09-02T12:56:00</dc:date>
            </office:change-info>
          </text:insertion>
        </text:changed-region>
        <text:changed-region xml:id="ct334238832" text:id="ct334238832">
          <text:deletion>
            <office:change-info>
              <dc:creator>Unbekannter Autor</dc:creator>
              <dc:date>2013-09-02T13:18:00</dc:date>
            </office:change-info>
            <text:p text:style-name="P19"><text:s/>1 – 12 SHOULD be based on the OSGi Core Specification. Any version equal to or higher than 4.2 can be used <text:bookmark-ref text:reference-format="number" text:ref-name="__RefNumPara__28572425">[5]</text:bookmark-ref></text:p>
          </text:deletion>
        </text:changed-region>
        <text:changed-region xml:id="ct334228640" text:id="ct334228640">
          <text:deletion>
            <office:change-info>
              <dc:creator>Unbekannter Autor</dc:creator>
              <dc:date>2013-09-02T13:17:00</dc:date>
            </office:change-info>
            <text:p text:style-name="P19">Requirement</text:p>
          </text:deletion>
        </text:changed-region>
        <text:changed-region xml:id="ct334228224" text:id="ct334228224">
          <text:deletion>
            <office:change-info>
              <dc:creator>Unbekannter Autor</dc:creator>
              <dc:date>2013-09-02T12:56:00</dc:date>
            </office:change-info>
            <text:list xml:id="list35523317" text:continue-numbering="true" text:style-name="L10">
              <text:list-item>
                <text:p text:style-name="P18"/>
              </text:list-item>
              <text:list-item>
                <text:p text:style-name="P18"/>
              </text:list-item>
            </text:list>
          </text:deletion>
        </text:changed-region>
        <text:changed-region xml:id="ct334236544" text:id="ct334236544">
          <text:deletion>
            <office:change-info>
              <dc:creator>Unbekannter Autor</dc:creator>
              <dc:date>2013-09-02T11:14:00</dc:date>
            </office:change-info>
            <text:h text:style-name="Heading_20_2" text:outline-level="2">Native OSGi</text:h>
          </text:deletion>
        </text:changed-region>
        <text:changed-region xml:id="ct334237168" text:id="ct334237168">
          <text:insertion>
            <office:change-info>
              <dc:creator>Unbekannter Autor</dc:creator>
              <dc:date>2013-09-02T11:14:00</dc:date>
            </office:change-info>
          </text:insertion>
        </text:changed-region>
        <text:changed-region xml:id="ct334237064" text:id="ct334237064">
          <text:deletion>
            <office:change-info>
              <dc:creator>Unbekannter Autor</dc:creator>
              <dc:date>2013-08-30T12:21:00</dc:date>
            </office:change-info>
            <text:p text:style-name="P20">Native OSGi</text:p>
          </text:deletion>
        </text:changed-region>
        <text:changed-region xml:id="ct334236856" text:id="ct334236856">
          <text:insertion>
            <office:change-info>
              <dc:creator>Unbekannter Autor</dc:creator>
              <dc:date>2013-08-30T12:21:00</dc:date>
            </office:change-info>
          </text:insertion>
        </text:changed-region>
        <text:changed-region xml:id="ct334235296" text:id="ct334235296">
          <text:deletion>
            <office:change-info>
              <dc:creator>Unbekannter Autor</dc:creator>
              <dc:date>2013-08-30T11:49:00</dc:date>
            </office:change-info>
            <text:p text:style-name="P20">MUST</text:p>
          </text:deletion>
        </text:changed-region>
        <text:changed-region xml:id="ct334235192" text:id="ct334235192">
          <text:insertion>
            <office:change-info>
              <dc:creator>Unbekannter Autor</dc:creator>
              <dc:date>2013-08-30T11:49:00</dc:date>
            </office:change-info>
          </text:insertion>
        </text:changed-region>
        <text:changed-region xml:id="ct334234776" text:id="ct334234776">
          <text:deletion>
            <office:change-info>
              <dc:creator>Unbekannter Autor</dc:creator>
              <dc:date>2013-08-30T12:53:00</dc:date>
            </office:change-info>
            <text:p text:style-name="P20">Native OSGi</text:p>
          </text:deletion>
        </text:changed-region>
        <text:changed-region xml:id="ct334234984" text:id="ct334234984">
          <text:insertion>
            <office:change-info>
              <dc:creator>Unbekannter Autor</dc:creator>
              <dc:date>2013-08-30T12:53:00</dc:date>
            </office:change-info>
          </text:insertion>
        </text:changed-region>
        <text:changed-region xml:id="ct334235088" text:id="ct334235088">
          <text:deletion>
            <office:change-info>
              <dc:creator>Unbekannter Autor</dc:creator>
              <dc:date>2013-08-30T12:53:00</dc:date>
            </office:change-info>
            <text:p text:style-name="P20">MUST</text:p>
          </text:deletion>
        </text:changed-region>
        <text:changed-region xml:id="ct334234880" text:id="ct334234880">
          <text:insertion>
            <office:change-info>
              <dc:creator>Unbekannter Autor</dc:creator>
              <dc:date>2013-08-30T12:53:00</dc:date>
            </office:change-info>
          </text:insertion>
        </text:changed-region>
        <text:changed-region xml:id="ct334234672" text:id="ct334234672">
          <text:deletion>
            <office:change-info>
              <dc:creator>Unbekannter Autor</dc:creator>
              <dc:date>2013-08-30T13:11:00</dc:date>
            </office:change-info>
            <text:p text:style-name="P20">Usage of these s</text:p>
          </text:deletion>
        </text:changed-region>
        <text:changed-region xml:id="ct334234048" text:id="ct334234048">
          <text:insertion>
            <office:change-info>
              <dc:creator>Unbekannter Autor</dc:creator>
              <dc:date>2013-08-30T13:11:00</dc:date>
            </office:change-info>
          </text:insertion>
        </text:changed-region>
        <text:changed-region xml:id="ct334234360" text:id="ct334234360">
          <text:deletion>
            <office:change-info>
              <dc:creator>Unbekannter Autor</dc:creator>
              <dc:date>2013-08-30T13:11:00</dc:date>
            </office:change-info>
            <text:p text:style-name="P20">MUST follow N-OSGi-6 and should</text:p>
          </text:deletion>
        </text:changed-region>
        <text:changed-region xml:id="ct334234152" text:id="ct334234152">
          <text:insertion>
            <office:change-info>
              <dc:creator>Unbekannter Autor</dc:creator>
              <dc:date>2013-08-30T13:11:00</dc:date>
            </office:change-info>
          </text:insertion>
        </text:changed-region>
        <text:changed-region xml:id="ct334236960" text:id="ct334236960">
          <text:deletion>
            <office:change-info>
              <dc:creator>Unbekannter Autor</dc:creator>
              <dc:date>2013-09-02T13:18:00</dc:date>
            </office:change-info>
            <text:p text:style-name="P20"><text:s/>SHOULD introduce no or little overhead when issuing calls between bundles. Where possible wrappers must be avoided. The case of C – C++ interaction will be an exception to this requirement.</text:p>
          </text:deletion>
        </text:changed-region>
        <text:changed-region xml:id="ct334233944" text:id="ct334233944">
          <text:deletion>
            <office:change-info>
              <dc:creator>Unbekannter Autor</dc:creator>
              <dc:date>2013-08-30T12:53:00</dc:date>
            </office:change-info>
            <text:p text:style-name="P20">Native OSGi</text:p>
          </text:deletion>
        </text:changed-region>
        <text:changed-region xml:id="ct334234256" text:id="ct334234256">
          <text:deletion>
            <office:change-info>
              <dc:creator>Unbekannter Autor</dc:creator>
              <dc:date>2013-09-02T13:18:00</dc:date>
            </office:change-info>
            <text:list xml:id="list3207691515654852246" text:style-name="L11">
              <text:list-item>
                <text:p text:style-name="P21"/>
              </text:list-item>
              <text:list-item>
                <text:p text:style-name="P21"/>
              </text:list-item>
            </text:list>
          </text:deletion>
        </text:changed-region>
        <text:changed-region xml:id="ct334229160" text:id="ct334229160">
          <text:insertion>
            <office:change-info>
              <dc:creator>Unbekannter Autor</dc:creator>
              <dc:date>2013-09-02T13:10:00</dc:date>
            </office:change-info>
          </text:insertion>
        </text:changed-region>
        <text:changed-region xml:id="ct334228536" text:id="ct334228536">
          <text:deletion>
            <office:change-info>
              <dc:creator>Unbekannter Autor</dc:creator>
              <dc:date>2013-09-02T11:13:00</dc:date>
            </office:change-info>
            <text:p text:style-name="P20"><text:s/>MUST NOT rely on functions of specific operating systems NOR alter the standard system environment (e.g. standard runtime libraries)</text:p>
          </text:deletion>
        </text:changed-region>
        <text:changed-region xml:id="ct334233424" text:id="ct334233424">
          <text:deletion>
            <office:change-info>
              <dc:creator>Unbekannter Autor</dc:creator>
              <dc:date>2013-08-30T12:52:00</dc:date>
            </office:change-info>
            <text:p text:style-name="P20">Native OSGi</text:p>
          </text:deletion>
        </text:changed-region>
        <text:changed-region xml:id="ct334231656" text:id="ct334231656">
          <text:deletion>
            <office:change-info>
              <dc:creator>Unbekannter Autor</dc:creator>
              <dc:date>2013-09-02T11:13:00</dc:date>
            </office:change-info>
            <text:list xml:id="list35530345" text:continue-numbering="true" text:style-name="L11">
              <text:list-item>
                <text:p text:style-name="P21"/>
              </text:list-item>
              <text:list-item>
                <text:p text:style-name="P21"/>
              </text:list-item>
            </text:list>
          </text:deletion>
        </text:changed-region>
        <text:changed-region xml:id="ct334231552" text:id="ct334231552">
          <text:insertion>
            <office:change-info>
              <dc:creator>Unbekannter Autor</dc:creator>
              <dc:date>2013-09-02T13:10:00</dc:date>
            </office:change-info>
          </text:insertion>
        </text:changed-region>
        <text:changed-region xml:id="ct334233320" text:id="ct334233320">
          <text:insertion>
            <office:change-info>
              <dc:creator>Unbekannter Autor</dc:creator>
              <dc:date>2013-09-02T09:39:00</dc:date>
            </office:change-info>
          </text:insertion>
        </text:changed-region>
        <text:changed-region xml:id="ct334236648" text:id="ct334236648">
          <text:insertion>
            <office:change-info>
              <dc:creator>Unbekannter Autor</dc:creator>
              <dc:date>2013-09-02T13:19:00</dc:date>
            </office:change-info>
          </text:insertion>
        </text:changed-region>
        <text:changed-region xml:id="ct334232488" text:id="ct334232488">
          <text:insertion>
            <office:change-info>
              <dc:creator>Unbekannter Autor</dc:creator>
              <dc:date>2013-09-02T09:40:00</dc:date>
            </office:change-info>
          </text:insertion>
        </text:changed-region>
        <text:changed-region xml:id="ct334232176" text:id="ct334232176">
          <text:insertion>
            <office:change-info>
              <dc:creator>Unbekannter Autor</dc:creator>
              <dc:date>2013-09-02T09:26:00</dc:date>
            </office:change-info>
          </text:insertion>
        </text:changed-region>
        <text:changed-region xml:id="ct334225104" text:id="ct334225104">
          <text:insertion>
            <office:change-info>
              <dc:creator>Unbekannter Autor</dc:creator>
              <dc:date>2013-09-02T09:29:00</dc:date>
            </office:change-info>
          </text:insertion>
        </text:changed-region>
        <text:changed-region xml:id="ct334226768" text:id="ct334226768">
          <text:insertion>
            <office:change-info>
              <dc:creator>Unbekannter Autor</dc:creator>
              <dc:date>2013-09-02T13:20:00</dc:date>
            </office:change-info>
          </text:insertion>
        </text:changed-region>
        <text:changed-region xml:id="ct334225208" text:id="ct334225208">
          <text:insertion>
            <office:change-info>
              <dc:creator>Unbekannter Autor</dc:creator>
              <dc:date>2013-09-02T09:39:00</dc:date>
            </office:change-info>
          </text:insertion>
        </text:changed-region>
        <text:changed-region xml:id="ct334225936" text:id="ct334225936">
          <text:insertion>
            <office:change-info>
              <dc:creator>Unbekannter Autor</dc:creator>
              <dc:date>2013-09-02T13:18:00</dc:date>
            </office:change-info>
          </text:insertion>
        </text:changed-region>
        <text:changed-region xml:id="ct334226144" text:id="ct334226144">
          <text:insertion>
            <office:change-info>
              <dc:creator>Unbekannter Autor</dc:creator>
              <dc:date>2013-09-02T10:17:00</dc:date>
            </office:change-info>
          </text:insertion>
        </text:changed-region>
        <text:changed-region xml:id="ct334226248" text:id="ct334226248">
          <text:insertion>
            <office:change-info>
              <dc:creator>Unbekannter Autor</dc:creator>
              <dc:date>2013-09-02T13:12:00</dc:date>
            </office:change-info>
          </text:insertion>
        </text:changed-region>
        <text:changed-region xml:id="ct334226352" text:id="ct334226352">
          <text:insertion>
            <office:change-info>
              <dc:creator>Unbekannter Autor</dc:creator>
              <dc:date>2013-08-30T12: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2" draw:name="graphics1" text:anchor-type="paragraph" svg:width="17.78cm" style:rel-width="scale" svg:height="7.893cm" style:rel-height="scale" draw:z-index="0"><draw:image xlink:href="Pictures/1000020100000427000001D81E79F30D.png" xlink:type="simple" xlink:show="embed" xlink:actuate="onLoad"/></draw:frame></text:p>
      <text:p text:style-name="Document_20_Title"><text:user-defined style:data-style-name="N0" text:name="RFP Title">RFP 156 – Native OSGi</text:user-defined></text:p>
      <text:p text:style-name="Document_20_Title"><text:span text:style-name="T18">Draft<text:line-break/><text:line-break/></text:span><text:span text:style-name="T18"><text:page-count style:num-format="1">15</text:page-count></text:span><text:span text:style-name="T18"> Pages</text:span></text:p>
      <text:p text:style-name="P39">Abstract</text:p>
      <text:p text:style-name="Abstract">Native OSGi is an effort to revive parts of RFP 89 – Universal OSGi. This RFP specifically focusses on the possibility of implementing an OSGi framework in C and C++. The goal is, to be as close to the OSGi Core specification as possible, without restraining the natural usage of the language itself. Interoperability between C and C++ is important and will receive special attention.</text:p>
      <text:h text:style-name="P40" text:outline-level="1" text:restart-numbering="true" text:start-value="-1">Document Information</text:h>
      <text:h text:style-name="P7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9">0 Document Information<text:tab/>2</text:p>
          <text:p text:style-name="P73">0.1 Table of Contents<text:tab/>2</text:p>
          <text:p text:style-name="P73">0.2 Terminology and Document Conventions<text:tab/>3</text:p>
          <text:p text:style-name="P73">0.3 Revision History<text:tab/>3</text:p>
          <text:p text:style-name="P79">1 Introduction<text:tab/>4</text:p>
          <text:p text:style-name="P73">1.1 Rationale<text:tab/>5</text:p>
          <text:p text:style-name="P73">1.2 Participants<text:tab/>5</text:p>
          <text:p text:style-name="P73">1.3 Existing Eco-System<text:tab/>6</text:p>
          <text:p text:style-name="P73">1.4 Technical Background<text:tab/>6</text:p>
          <text:p text:style-name="P73">1.5 Existing Alternatives<text:tab/>7</text:p>
          <text:p text:style-name="P79">2 Application Domain<text:tab/>7</text:p>
          <text:p text:style-name="P73">2.1 Advantages<text:tab/>8</text:p>
          <text:p text:style-name="P73">2.2 Disadvantages<text:tab/>8</text:p>
          <text:p text:style-name="P73">2.3 Terminology + Abbreviations<text:tab/>8</text:p>
          <text:p text:style-name="P79">3 Problem Description<text:tab/>9</text:p>
          <text:p text:style-name="P73">3.1 C and C++ Language Standard<text:tab/>9</text:p>
          <text:p text:style-name="P73">3.2 Supported Platforms<text:tab/>9</text:p>
          <text:p text:style-name="P73">3.3 Memory Management<text:tab/>9</text:p>
          <text:p text:style-name="P73">3.4 Packaging and bundle format<text:tab/>9</text:p>
          <text:p text:style-name="P73">3.5 Dependencies and versioning<text:tab/>10</text:p>
          <text:p text:style-name="P41"><text:s/>Exports And Imports<text:tab/>10</text:p>
          <text:p text:style-name="P41"><text:s/>Alternative<text:tab/>11</text:p>
          <text:p text:style-name="P73">3.6 Security Layer<text:tab/>11</text:p>
          <text:p text:style-name="P73">3.7 Compatibility of C and C++ Bundles<text:tab/>12</text:p>
          <text:p text:style-name="P79">4 Use Cases<text:tab/>12</text:p>
          <text:p text:style-name="P73">4.1 Dynamic (Re)Configuration [3]<text:tab/>12</text:p>
          <text:p text:style-name="P73">4.2 Updating and bug-fixing in home automation systems<text:tab/>12</text:p>
          <text:p text:style-name="P73">4.3 High performance computing software<text:tab/>12</text:p>
          <text:p text:style-name="P73">4.4 Medical Imaging<text:tab/>12</text:p>
          <text:p text:style-name="P79">5 Requirements<text:tab/>13</text:p>
          <text:p text:style-name="P73">5.1 OSGi Compatibility<text:tab/>13</text:p>
          <text:p text:style-name="P73">5.2 Compatibility of C and C++ Bundles<text:tab/>13</text:p>
          <text:p text:style-name="P73">5.3 Native language issues<text:tab/>13</text:p>
          <text:p text:style-name="P79">6 Document Support<text:tab/>14</text:p>
          <text:p text:style-name="P73"><text:soft-page-break/>6.1 References<text:tab/>14</text:p>
          <text:p text:style-name="P73">6.2 Author’s Address<text:tab/>14</text:p>
          <text:p text:style-name="P73">6.3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19">Source code is shown in this typeface</text:span>.</text:p>
      <text:h text:style-name="Heading_20_2" text:outline-level="2">Revision History</text:h>
      <text:p text:style-name="P2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8">Revision</text:p>
            </table:table-cell>
            <table:table-cell table:style-name="Table1.A1" office:value-type="string">
              <text:p text:style-name="P38">Date</text:p>
            </table:table-cell>
            <table:table-cell table:style-name="Table1.C1" office:value-type="string">
              <text:p text:style-name="P38">Comments</text:p>
            </table:table-cell>
          </table:table-row>
        </table:table-header-rows>
        <table:table-row table:style-name="Table1.2">
          <table:table-cell table:style-name="Table1.A1" office:value-type="string">
            <text:p text:style-name="P32">Initial</text:p>
          </table:table-cell>
          <table:table-cell table:style-name="Table1.B2" office:value-type="date" office:date-value="2012-10-24">
            <text:p text:style-name="P34">24.10.12</text:p>
          </table:table-cell>
          <table:table-cell table:style-name="Table1.C1" office:value-type="string">
            <text:p text:style-name="P34">Initial document</text:p>
            <text:p text:style-name="P33">Alexander Broekhuis, Luminis, <text:a xlink:type="simple" xlink:href="mailto:alexander.broekhuis@luminis.eu">alexander.broekhuis@luminis.eu</text:a></text:p>
          </table:table-cell>
        </table:table-row>
        <table:table-row table:style-name="Table1.2">
          <table:table-cell table:style-name="Table1.A3" office:value-type="string">
            <text:p text:style-name="P32">Update</text:p>
          </table:table-cell>
          <table:table-cell table:style-name="Table1.B3" office:value-type="date" office:date-value="2013-03-12">
            <text:p text:style-name="P34">12.03.13</text:p>
          </table:table-cell>
          <table:table-cell table:style-name="Table1.C3" office:value-type="string">
            <text:p text:style-name="P34">Updates after reviewing the first draft during a OSGi meeting.</text:p>
            <text:list xml:id="list1435075579332326410" text:style-name="L12">
              <text:list-item>
                <text:p text:style-name="P74">Added additional authors (Sascha and Steffen)</text:p>
              </text:list-item>
              <text:list-item>
                <text:p text:style-name="P74">Added overview of current eco-system and frameworks</text:p>
              </text:list-item>
              <text:list-item>
                <text:p text:style-name="P74">Detail library usage and platforms</text:p>
              </text:list-item>
              <text:list-item>
                <text:p text:style-name="P74">Verify/rewrite requirements</text:p>
              </text:list-item>
            </text:list>
            <text:p text:style-name="P34">Alexander Broekhuis, Luminis, <text:a xlink:type="simple" xlink:href="mailto:alexander.broekhuis@luminis.eu">alexander.broekhuis@luminis.eu</text:a></text:p>
          </table:table-cell>
        </table:table-row>
        <table:table-row table:style-name="Table1.2">
          <table:table-cell table:style-name="Table1.A3" office:value-type="string">
            <text:p text:style-name="P32">Update</text:p>
          </table:table-cell>
          <table:table-cell table:style-name="Table1.B3" office:value-type="date" office:date-value="2013-03-16">
            <text:p text:style-name="P34">16.03.13</text:p>
          </table:table-cell>
          <table:table-cell table:style-name="Table1.C3" office:value-type="string">
            <text:p text:style-name="P34">nOSGi specific updates.</text:p>
            <text:list xml:id="list4310005485299993637" text:style-name="L13">
              <text:list-item>
                <text:p text:style-name="P75">nOSGi specific updates</text:p>
              </text:list-item>
              <text:list-item>
                <text:p text:style-name="P75">Added related work</text:p>
              </text:list-item>
              <text:list-item>
                <text:p text:style-name="P75">Module layer updates</text:p>
              </text:list-item>
              <text:list-item>
                <text:p text:style-name="P75">Use Cases</text:p>
              </text:list-item>
            </text:list>
            <text:p text:style-name="P37">Steffen Kächele, University of Ulm, <text:a xlink:type="simple" xlink:href="mailto:steffen.kaechele@uni-ulm.de">steffen.kaechele@uni-ulm.de</text:a></text:p>
          </table:table-cell>
        </table:table-row>
        <text:soft-page-break/>
        <table:table-row table:style-name="Table1.2">
          <table:table-cell table:style-name="Table1.A3" office:value-type="string">
            <text:p text:style-name="P32">Update</text:p>
          </table:table-cell>
          <table:table-cell table:style-name="Table1.B3" office:value-type="date" office:date-value="2013-03-22">
            <text:p text:style-name="P34">22.03.13</text:p>
          </table:table-cell>
          <table:table-cell table:style-name="Table1.C3" office:value-type="string">
            <text:p text:style-name="P34">Updates:</text:p>
            <text:list xml:id="list8032122805002776276" text:style-name="L14">
              <text:list-item>
                <text:p text:style-name="P76">CTK Plugin Framework specific updates</text:p>
              </text:list-item>
              <text:list-item>
                <text:p text:style-name="P76">Added CppMicroServices</text:p>
              </text:list-item>
              <text:list-item>
                <text:p text:style-name="P76">Module layer updates</text:p>
              </text:list-item>
            </text:list>
            <text:p text:style-name="P35"><text:span text:style-name="T20">Sascha Zelzer, German Cancer Research Center, </text:span><text:a xlink:type="simple" xlink:href="mailto:s.zelzer@dkfz-heidelberg.de"><text:span text:style-name="T20">s.zelzer@dkfz-heidelberg.de</text:span></text:a></text:p>
          </table:table-cell>
        </table:table-row>
        <table:table-row table:style-name="Table1.2">
          <table:table-cell table:style-name="Table1.A3" office:value-type="string">
            <text:p text:style-name="P32">Update</text:p>
          </table:table-cell>
          <table:table-cell table:style-name="Table1.A3" office:value-type="string">
            <text:p text:style-name="P34">10.04.13</text:p>
          </table:table-cell>
          <table:table-cell table:style-name="Table1.C3" office:value-type="string">
            <text:p text:style-name="P34">Comments from Cologne F2F</text:p>
            <text:p text:style-name="P34">Alexander Broekhuis, Luminis, <text:a xlink:type="simple" xlink:href="mailto:alexander.broekhuis@luminis.eu">alexander.broekhuis@luminis.eu</text:a></text:p>
          </table:table-cell>
        </table:table-row>
        <table:table-row table:style-name="Table1.2">
          <table:table-cell table:style-name="Table1.A3" office:value-type="string">
            <text:p text:style-name="P32">Update</text:p>
          </table:table-cell>
          <table:table-cell table:style-name="Table1.A3" office:value-type="string">
            <text:p text:style-name="P34">11.04.13</text:p>
          </table:table-cell>
          <table:table-cell table:style-name="Table1.C3" office:value-type="string">
            <text:p text:style-name="P34">Comments from Cologne F2F</text:p>
            <text:p text:style-name="P37">Steffen Kächele, University of Ulm, <text:a xlink:type="simple" xlink:href="mailto:steffen.kaechele@uni-ulm.de">steffen.kaechele@uni-ulm.de</text:a></text:p>
          </table:table-cell>
        </table:table-row>
        <table:table-row table:style-name="Table1.2">
          <table:table-cell table:style-name="Table1.A3" office:value-type="string">
            <text:p text:style-name="P32"><text:change-start text:change-id="ct291462792"/>Update<text:change-end text:change-id="ct291462792"/></text:p>
          </table:table-cell>
          <table:table-cell table:style-name="Table1.B3" office:value-type="date" office:date-value="2013-08-29">
            <text:p text:style-name="P34"><text:change-start text:change-id="ct291462688"/>29<text:change-end text:change-id="ct291462688"/><text:change-start text:change-id="ct291461544"/>.08.13<text:change-end text:change-id="ct291461544"/></text:p>
          </table:table-cell>
          <table:table-cell table:style-name="Table1.C3" office:value-type="string">
            <text:p text:style-name="P34"><text:change-start text:change-id="ct291461440"/>Sascha Zelzer, German Cancer Research Center, <text:a xlink:type="simple" xlink:href="mailto:s.zelzer@dkfz-heidelberg.de">s.zelzer@dkfz-heidelberg.de</text:a><text:change-end text:change-id="ct291461440"/></text:p>
          </table:table-cell>
        </table:table-row>
        <table:table-row table:style-name="Table1.2">
          <table:table-cell table:style-name="Table1.A3" office:value-type="string">
            <text:p text:style-name="P32"><text:change-start text:change-id="ct291457072"/>Update<text:change-end text:change-id="ct291457072"/></text:p>
          </table:table-cell>
          <table:table-cell table:style-name="Table1.B3" office:value-type="date" office:date-value="2013-09-03">
            <text:p text:style-name="P34"><text:change-start text:change-id="ct291461336"/>03.09.13<text:change-end text:change-id="ct291461336"/></text:p>
          </table:table-cell>
          <table:table-cell table:style-name="Table1.C3" office:value-type="string">
            <text:p text:style-name="P34"><text:change-start text:change-id="ct342744400"/>reworked problem description and requirements, polished document - put focus on requirements</text:p>
            <text:p text:style-name="P34"><text:change-end text:change-id="ct342744400"/><text:change-start text:change-id="ct291460920"/>Steffen Kächele, Universit<text:change-end text:change-id="ct291460920"/><text:change-start text:change-id="ct291460816"/>y of Ulm,<text:change-end text:change-id="ct291460816"/><text:change-start text:change-id="ct342753240"/> steffen.kaechele@uni-ulm.de<text:change-end text:change-id="ct342753240"/></text:p>
          </table:table-cell>
        </table:table-row>
      </table:table>
      <text:p text:style-name="Body"/>
      <text:h text:style-name="Heading_20_1" text:outline-level="1">Introduction</text:h>
      <text:p text:style-name="P1">The OSGi specification currently exclusively focuses on the Java <text:change text:change-id="ct291460712"/><text:change-start text:change-id="ct291460192"/>r<text:change-end text:change-id="ct291460192"/>untime and languages. In the past RFP 89 – Universal OSGi has been started to extend this scope to different languages; C++, C# and ActionScript/JavaScript. Even though RFP 89 is still relevant, i<text:change text:change-id="ct291463832"/><text:change-start text:change-id="ct291461960"/>t<text:change-end text:change-id="ct291461960"/> has a very broad scope. This RFP is started to limit the scope to the native languages <text:change text:change-id="ct291462064"/>C and C++<text:change text:change-id="ct291462168"/>. From this point of view, RFP 89 can be seen as an umbrella RFP.<text:change-start text:change-id="ct291463728"/></text:p>
      <text:p text:style-name="P1"><text:change-end text:change-id="ct291463728"/><text:change-start text:change-id="ct291461752"/><text:span text:style-name="T1">This Document intends to describe the requirements that a native C/C++ OSGi </text:span><text:change-end text:change-id="ct291461752"/><text:change text:change-id="ct291463520"/><text:change-start text:change-id="ct291463936"/><text:span text:style-name="T1">C</text:span><text:change-end text:change-id="ct291463936"/><text:change-start text:change-id="ct291461648"/><text:span text:style-name="T1">ore specification must meet. This problem is specifically mentioned in RFP-89 as “Native OSGi”. The following description is an update of the content from RFP-89.</text:span></text:p>
      <text:p text:style-name="P29"><text:span text:style-name="T14">“</text:span><text:span text:style-name="T15">Having a Native OSGi will make it possible to use legacy C/C++ code and more easily than with JNI have it coex</text:span><text:span text:style-name="T21">ist with Java bundles. It would also make it possible to port Java bundles to more efficient C/C++ bundles. It is clear however, that a native OSGi will not support the full set of Java and/or OSGi R5 features (e.g. reflection).”</text:span> </text:p>
      <text:p text:style-name="P2"><text:soft-page-break/>Even though this section mentions coexistence with Java bundles, this RFP will focus solely on the <text:change-end text:change-id="ct291461648"/><text:change text:change-id="ct291463104"/><text:change-start text:change-id="ct291462584"/>C<text:change-end text:change-id="ct291462584"/><text:change-start text:change-id="ct291460088"/>ore <text:change-end text:change-id="ct291460088"/><text:change text:change-id="ct291459984"/><text:change-start text:change-id="ct291460608"/>s<text:change-end text:change-id="ct291460608"/><text:change-start text:change-id="ct291460504"/>pecification. Interoperability with Java bundles can be <text:change-end text:change-id="ct291460504"/><text:change text:change-id="ct342771960"/><text:change-start text:change-id="ct342773936"/>achieved using e.g. Remote Services. </text:p>
      <text:p text:style-name="P1"><text:span text:style-name="T8">T</text:span><text:span text:style-name="T8">he scope of th</text:span><text:span text:style-name="T8">is</text:span><text:span text:style-name="T8"> RFP is limited to C and C++ </text:span><text:span text:style-name="T8">although </text:span><text:span text:style-name="T8">there are many other languages and compilers that create </text:span><text:span text:style-name="T8">native </text:span><text:span text:style-name="T8">binaries. While the focus will be on C and C++, the requirements </text:span><text:span text:style-name="T8">described in this document</text:span><text:span text:style-name="T8"> should be open enough for these other languages. In other words, requirements </text:span><text:span text:style-name="T8">not directly related to C and C++ </text:span><text:span text:style-name="T8">should not force solutions which would block other </text:span><text:span text:style-name="T8">native </text:span><text:span text:style-name="T8">languages.</text:span></text:p>
      <text:h text:style-name="Heading_20_2" text:outline-level="2"><text:change-end text:change-id="ct342773936"/><text:change-start text:change-id="ct291460400"/>Rationale</text:h>
      <text:p text:style-name="Body">The need for component based development is not new to the native world, several concepts have been introduced to solve these problems (CORBA, COM, etc)<text:change-end text:change-id="ct291460400"/><text:change text:change-id="ct342773416"/><text:change-start text:change-id="ct342772272"/>,<text:change-end text:change-id="ct342772272"/><text:change-start text:change-id="ct342771856"/> <text:change-end text:change-id="ct342771856"/><text:change text:change-id="ct342773104"/><text:change-start text:change-id="ct342773832"/>b<text:change-end text:change-id="ct342773832"/><text:change-start text:change-id="ct342774040"/>ut very few have been successful. Over the years OSGi has proven itself to be a stable and accepted solution to this problem, but it focuses specifically on the Java runtime. As of today, many large projects covering all application domains are still written in native languages like C or C++ for various reasons. In certain application domains, modularity and dynamic extensibility are key requirements and being able to use a common native dynamic module system within such projects would be highly beneficial. For these projects it makes sense to be able to use OSGi concepts in a native environment.</text:p>
      <text:p text:style-name="P1">For certain areas a binding from Java to C/C++ is enough, but for projects with a greater focus on native languages it makes more sense to have an actual native implementation. For example, if 90% of the codebase is native, it doesn't make any sense to use a Java OSGi framework.<text:change-end text:change-id="ct342774040"/><text:change-start text:change-id="ct291466120"/></text:p>
      <text:p text:style-name="P1"><text:change-end text:change-id="ct291466120"/><text:change text:change-id="ct291465912"/>Many of the reasons mentioned in RFP 89 still apply, amongst others:</text:p>
      <text:list xml:id="list5285328479412836195" text:style-name="L15">
        <text:list-item>
          <text:p text:style-name="P47">Broaden scope of OSGi in other domains</text:p>
        </text:list-item>
        <text:list-item>
          <text:p text:style-name="P47">Ease the introduction of OSGi concepts in non-Java environments</text:p>
        </text:list-item>
      </text:list>
      <text:p text:style-name="P1"><text:change text:change-id="ct291466328"/><text:change text:change-id="ct291465496"/><text:change text:change-id="ct291465600"/><text:change text:change-id="ct291465704"/><text:change text:change-id="ct291465808"/><text:change-start text:change-id="ct291465392"/>Additionally, there <text:change-end text:change-id="ct291465392"/><text:change-start text:change-id="ct291465288"/>is also re-newed interest in bringing OSGi to other languages besides C and C++, as is demonstrated by the publication of other RFPs like<text:change-end text:change-id="ct291465288"/><text:change-start text:change-id="ct291465184"/> the <text:span text:style-name="T21">Javascript Microservices RFP 159</text:span>.<text:change-end text:change-id="ct291465184"/></text:p>
      <text:h text:style-name="Heading_20_2" text:outline-level="2">Participants</text:h>
      <text:p text:style-name="P1"><text:change-start text:change-id="ct291465080"/>Since the initiation of RFP-89 a lot has changed, and several <text:change-end text:change-id="ct291465080"/><text:change text:change-id="ct291455928"/><text:change-start text:change-id="ct291455824"/>N<text:change-end text:change-id="ct291455824"/><text:change-start text:change-id="ct291458424"/>ative OSGi-like implementations have been written. This RFP is an effort of several of these projects with a common goal:</text:p>
      <text:list xml:id="list35545806" text:continue-list="list3503864206084008619" text:style-name="L1">
        <text:list-item>
          <text:p text:style-name="P3">Combine the effort to reach a greater audience</text:p>
        </text:list-item>
        <text:list-item>
          <text:p text:style-name="P3">Write a common specification which makes it possible to share bundles</text:p>
        </text:list-item>
      </text:list>
      <text:p text:style-name="P1"><text:change-end text:change-id="ct291458424"/>At this moment the following projects are participating:</text:p>
      <text:list xml:id="list1434621309989387214" text:style-name="L16">
        <text:list-item>
          <text:p text:style-name="P48">Apache Celix – A C implementation based on OSGi 4.3 with a focus on Java interoperability and remote services.</text:p>
        </text:list-item>
        <text:list-item>
          <text:p text:style-name="P48">CTK Plugin Framework – A C++ implementation based on OSGi 4.3 using the Qt toolkit. Focuses on adhering to the Core API as close as possible.</text:p>
        </text:list-item>
        <text:list-item>
          <text:p text:style-name="P48">NOS<text:change-start text:change-id="ct291458320"/>trum (formally called nOSGi <text:bookmark-ref text:reference-format="number" text:ref-name="__RefNumPara__28572425">[5]</text:bookmark-ref>)<text:change-end text:change-id="ct291458320"/><text:change text:change-id="ct291456760"/> – A C++ implementation based on OSGi 4.* with a unique bundle wiring mechanism and a focus on embedded devices.</text:p>
        </text:list-item>
        <text:list-item>
          <text:p text:style-name="P48">CppMicroServices – A C++ implementation based on the ideas of “OSGi Lite”, i.e. without the dynamics of the module layer. Its focus is on a type-safe service layer API in C++.</text:p>
        </text:list-item>
      </text:list>
      <text:h text:style-name="Heading_20_2" text:outline-level="2"><text:soft-page-break/>Existing Eco-System</text:h>
      <text:p text:style-name="P1">These participating projects already provide a fairly extensive collection of services and bundles. The expectation is that these bundles will be adapted to be compatible with the Native-OSGi specification. This provides an extensive eco-system that can and will be leveraged by the Use-Cases described in <text:change text:change-id="ct291456656"/><text:change-start text:change-id="ct291456552"/>C<text:change-end text:change-id="ct291456552"/>hapter <text:bookmark-ref text:reference-format="chapter" text:ref-name="__RefNumPara__29205112">4</text:bookmark-ref>.</text:p>
      <text:p text:style-name="P1">The following overview lists all the bundles/services provided by the different participating projects:</text:p>
      <text:list xml:id="list3031396280099816883" text:style-name="L17">
        <text:list-item>
          <text:p text:style-name="P49">Apache Celix</text:p>
          <text:list>
            <text:list-item>
              <text:p text:style-name="P49">OSGi Compendium Chapter 101 <text:change-start text:change-id="ct291456344"/>– Log <text:change-end text:change-id="ct291456344"/><text:change text:change-id="ct291456968"/>Service</text:p>
            </text:list-item>
            <text:list-item>
              <text:p text:style-name="P49">OSGi Compendium Chapter 103 <text:change-start text:change-id="ct291456864"/>– Device <text:change-end text:change-id="ct291456864"/><text:change text:change-id="ct291459776"/>Access</text:p>
            </text:list-item>
            <text:list-item>
              <text:p text:style-name="P49">OSGi Enterprise Chapter 122 – Remote Service Admin</text:p>
            </text:list-item>
            <text:list-item>
              <text:p text:style-name="P49">Log Writer</text:p>
            </text:list-item>
            <text:list-item>
              <text:p text:style-name="P49">Shell Service</text:p>
            </text:list-item>
            <text:list-item>
              <text:p text:style-name="P49">Shell Textual User Interface (TUI)</text:p>
            </text:list-item>
            <text:list-item>
              <text:p text:style-name="P49">Dependency Manager (based on the Apache Felix Dependency Manager)</text:p>
            </text:list-item>
          </text:list>
        </text:list-item>
        <text:list-item>
          <text:p text:style-name="P49">CTK Plugin Framework</text:p>
          <text:list>
            <text:list-item>
              <text:p text:style-name="P53">OSGi Compendium Chapter 101 – Log Service</text:p>
            </text:list-item>
            <text:list-item>
              <text:p text:style-name="P53">OSGi Compendium Chapter 104 – Configuration Admin</text:p>
            </text:list-item>
            <text:list-item>
              <text:p text:style-name="P53">OSGi Compendium Chapter 105 – MetaType Service</text:p>
            </text:list-item>
            <text:list-item>
              <text:p text:style-name="P53">OSGi Compendium Chapter 113 – Event Admin</text:p>
            </text:list-item>
          </text:list>
        </text:list-item>
        <text:list-item>
          <text:p text:style-name="P49"><text:change-start text:change-id="ct291459048"/>NO<text:change-end text:change-id="ct291459048"/><text:change-start text:change-id="ct291458944"/>Strum (<text:change-end text:change-id="ct291458944"/>nOSGi<text:change-start text:change-id="ct291458840"/>)<text:change-end text:change-id="ct291458840"/></text:p>
          <text:list>
            <text:list-item>
              <text:p text:style-name="P49">Support for Module Layer</text:p>
            </text:list-item>
            <text:list-item>
              <text:p text:style-name="P49">Shell Service</text:p>
            </text:list-item>
            <text:list-item>
              <text:p text:style-name="P49">Remote Shell Service</text:p>
            </text:list-item>
            <text:list-item>
              <text:p text:style-name="P49">Job Scheduling Service (<text:change text:change-id="ct291458736"/>cron bundle)</text:p>
            </text:list-item>
            <text:list-item>
              <text:p text:style-name="P49">Bus Access Service (<text:change text:change-id="ct291459672"/>1-wire<text:change text:change-id="ct291459568"/><text:change-start text:change-id="ct291458632"/> bundle<text:change-end text:change-id="ct291458632"/>)</text:p>
            </text:list-item>
          </text:list>
        </text:list-item>
      </text:list>
      <text:h text:style-name="Heading_20_2" text:outline-level="2">Technical Background</text:h>
      <text:p text:style-name="Body">The participating projects already provide <text:change-start text:change-id="ct291459464"/>partial implementations of the concepts<text:change-end text:change-id="ct291459464"/><text:change-start text:change-id="ct291456136"/> described in the OSGi <text:change-end text:change-id="ct291456136"/><text:change text:change-id="ct291456240"/><text:change-start text:change-id="ct291455408"/>C<text:change-end text:change-id="ct291455408"/><text:change-start text:change-id="ct291455616"/>ore specifications.<text:change-end text:change-id="ct291455616"/><text:change text:change-id="ct291461232"/> Each implementation <text:change-start text:change-id="ct291455096"/>has different strengths and may differ from the others in the choice of<text:change-end text:change-id="ct291455096"/><text:change text:change-id="ct291456032"/><text:change text:change-id="ct291455200"/> solutions<text:change-start text:change-id="ct291455720"/> and techniques<text:change-end text:change-id="ct291455720"/> for<text:change-start text:change-id="ct291462376"/> implementing certain Core features.<text:change-end text:change-id="ct291462376"/><text:change text:change-id="ct291454784"/> Within Native-OSGi<text:change-start text:change-id="ct291458216"/> the experience gained while developing these<text:change-end text:change-id="ct291458216"/> <text:change text:change-id="ct291454264"/>solutions<text:change-start text:change-id="ct291458008"/> and tech<text:change-end text:change-id="ct291458008"/><text:change-start text:change-id="ct291457904"/>niques<text:change-end text:change-id="ct291457904"/> will be <text:change-start text:change-id="ct291457696"/>used to create a common OSGi Core specification for the C and C++ langua<text:soft-page-break/>ges.<text:change-end text:change-id="ct291457696"/><text:change text:change-id="ct291457592"/><text:change-start text:change-id="ct291457488"/></text:p>
      <text:p text:style-name="Body">In the following, distinct features of each OSGi-like implementation existing today and being part of the Native-OSGi efforts are listed:<text:change-end text:change-id="ct291457488"/></text:p>
      <text:list xml:id="list35523435" text:continue-list="list35532324" text:style-name="L2">
        <text:list-item>
          <text:p text:style-name="P4">Apache Celix<text:change-start text:change-id="ct291469136"/> uses a ZIP-based bundle format and provides a C API covering large parts of the Core specifications.<text:change-end text:change-id="ct291469136"/><text:change text:change-id="ct291467784"/><text:change text:change-id="ct291469344"/></text:p>
        </text:list-item>
        <text:list-item>
          <text:p text:style-name="P4"><text:change-start text:change-id="ct291469552"/>NOStrum (<text:change-end text:change-id="ct291469552"/>nOSGi<text:change-start text:change-id="ct291466432"/> <text:bookmark-ref text:reference-format="number" text:ref-name="__RefNumPara__1478_2094388931">[4]</text:bookmark-ref>)<text:change-end text:change-id="ct291466432"/><text:change-start text:change-id="ct291463312"/> provides a module layer implementation with a wiring model for dynamic updates of versioned shared libraries, based on runtime ELF header patching.<text:change-end text:change-id="ct291463312"/><text:change text:change-id="ct291463416"/></text:p>
        </text:list-item>
        <text:list-item>
          <text:p text:style-name="P4">CTK Plugin Framework<text:change-start text:change-id="ct291469968"/> provides an almost complete C++ API for the module, life-cycle, and service layer including support for bundle resources.<text:change-end text:change-id="ct291469968"/><text:change text:change-id="ct291455512"/></text:p>
        </text:list-item>
        <text:list-item>
          <text:p text:style-name="P4">CppMicroServices<text:change-start text:change-id="ct291469656"/> provides a C++ service layer implementation with a focus on type-safety<text:change-end text:change-id="ct291469656"/><text:change-start text:change-id="ct291454056"/>.</text:p>
        </text:list-item>
      </text:list>
      <text:p text:style-name="Body"><text:change-end text:change-id="ct291454056"/><text:change text:change-id="ct334808720"/><text:change-start text:change-id="ct334820264"/>Combining these efforts and taking advantage of the already acquired expertise is assumed to be highly beneficial for the development of a Native-OSGi specification.<text:change-end text:change-id="ct334820264"/><text:change-start text:change-id="ct334820368"/></text:p>
      <text:h text:style-name="Heading_20_2" text:outline-level="2">Existing Alternatives</text:h>
      <text:p text:style-name="P1">Alternatives to Native OSGi are:</text:p>
      <text:list xml:id="list35527294" text:continue-list="list1486400348502931401" text:style-name="L7">
        <text:list-item>
          <text:p text:style-name="P9">CORBA and the CORBA Component Model</text:p>
        </text:list-item>
        <text:list-item>
          <text:p text:style-name="P9">Service Component Architecture (SCA)</text:p>
        </text:list-item>
        <text:list-item>
          <text:p text:style-name="P9">Open API Platform (OpenPlug) from Alcatel-Lucent</text:p>
        </text:list-item>
      </text:list>
      <text:p text:style-name="P1"><text:change-end text:change-id="ct334820368"/><text:change text:change-id="ct334820472"/><text:change-start text:change-id="ct334820576"/>T<text:change-end text:change-id="ct334820576"/><text:change-start text:change-id="ct334820160"/>he CORBA component model <text:change-end text:change-id="ct334820160"/><text:change text:change-id="ct334820680"/><text:change-start text:change-id="ct334820784"/>propose<text:change-end text:change-id="ct334820784"/><text:change text:change-id="ct334820888"/><text:change-start text:change-id="ct334820992"/>s an<text:change-end text:change-id="ct334820992"/><text:change-start text:change-id="ct334821096"/> <text:change-end text:change-id="ct334821096"/><text:change text:change-id="ct334821200"/><text:change-start text:change-id="ct334821304"/>alternative<text:change-end text:change-id="ct334821304"/><text:change-start text:change-id="ct334821408"/>s<text:change-end text:change-id="ct334821408"/><text:change-start text:change-id="ct334821512"/> to OSGi. It was designed to support composition and deployment of applications on distributed resources. The component standard defines the interfaces (ports), dependencies, and rules managing interaction between components as well as their lifecycle. Yet, the tight coupling between code modules with respect to dependencies hinders flexibility and adaptability of applications. </text:p>
      <text:p text:style-name="P1"><text:change-end text:change-id="ct334821512"/><text:change text:change-id="ct334821720"/><text:change text:change-id="ct334821616"/><text:change-start text:change-id="ct334821824"/>Lifecycle management of Open-Plug is quite similar to the one proposed in Native OSGi. However, to run code on devices, it uses proprietary technology that interprets code. A Native OSGi implementation should use open standards and execute code natively on devices. Moreover, Native OSGi uses standard method invocation for inter-component communication, whereas Open-Plug uses a more heavyweight message bus.<text:change-end text:change-id="ct334821824"/></text:p>
      <text:h text:style-name="Heading_20_1" text:outline-level="1">Application Domain</text:h>
      <text:p text:style-name="P1">Native OSGi can be applied in any domain which has/wants to rely on native code. Common examples are:</text:p>
      <text:list xml:id="list8154822742842473430" text:style-name="L18">
        <text:list-item>
          <text:p text:style-name="P50"><text:soft-page-break/>Embedded software vendors</text:p>
        </text:list-item>
        <text:list-item>
          <text:p text:style-name="P50">(Medical) Imaging solutions</text:p>
        </text:list-item>
        <text:list-item>
          <text:p text:style-name="P50">Sensor Networks</text:p>
        </text:list-item>
      </text:list>
      <text:p text:style-name="P1">Since <text:change text:change-id="ct334822032"/><text:change-start text:change-id="ct334822136"/>t<text:change-end text:change-id="ct334822136"/><text:change-start text:change-id="ct334822240"/>his RFP<text:change-end text:change-id="ct334822240"/> focuses on <text:change text:change-id="ct334822344"/><text:change-start text:change-id="ct334822448"/>a C/C++ OSGi<text:change-end text:change-id="ct334822448"/> Core Specification<text:change text:change-id="ct334822552"/><text:change-start text:change-id="ct334814440"/>,<text:change-end text:change-id="ct334814440"/> it is difficult to list the final application domain.<text:change-start text:change-id="ct334815376"/> <text:change-end text:change-id="ct334815376"/><text:change text:change-id="ct334814128"/>A few usage examples are:</text:p>
      <text:list xml:id="list35531777" text:continue-list="list35524518" text:style-name="L6">
        <text:list-item>
          <text:p text:style-name="P8">A software vendor has a large distributed (embedded) software stack, and wants to be able to dynamically (re)configure a running system. For this they need a module based system which has the ability to replace a module at runtime.<text:change-start text:change-id="ct334814856"/></text:p>
        </text:list-item>
        <text:list-item>
          <text:p text:style-name="P8"><text:change-end text:change-id="ct334814856"/><text:change text:change-id="ct334815272"/>A software vendor has a mixed software base of Java and C/C++ software. The Java software already uses OSGi. To be able to leverage the same benefits, they want to have a similar solution for their native code.<text:change text:change-id="ct334816728"/><text:change-start text:change-id="ct334814752"/></text:p>
        </text:list-item>
      </text:list>
      <text:h text:style-name="Heading_20_2" text:outline-level="2">Advantages</text:h>
      <text:p text:style-name="P1">Compared to the traditional way of writing shared libraries, a Native OSGi system has the following advantages: </text:p>
      <text:list xml:id="list8279873264059287503" text:style-name="L19">
        <text:list-item>
          <text:p text:style-name="P51">Service <text:change-end text:change-id="ct334814752"/><text:change text:change-id="ct334816104"/><text:change-start text:change-id="ct334815688"/>– <text:change-end text:change-id="ct334815688"/><text:change text:change-id="ct334815896"/><text:change-start text:change-id="ct334816416"/>oriented modularity concepts for native developers, benefiting from years of experience gathered within the Java OSGi community<text:change-end text:change-id="ct334816416"/><text:change text:change-id="ct334815480"/><text:change-start text:change-id="ct334806432"/>.</text:p>
        </text:list-item>
        <text:list-item>
          <text:p text:style-name="P51">Dynamic updates and reconfigurability of native code in a standardized way<text:change-end text:change-id="ct334806432"/><text:change text:change-id="ct334814024"/><text:change-start text:change-id="ct334816312"/>.</text:p>
        </text:list-item>
        <text:list-item>
          <text:p text:style-name="P51">Alternative to JNI for Java and native code interoperability.</text:p>
        </text:list-item>
      </text:list>
      <text:h text:style-name="Heading_20_2" text:outline-level="2">Disadvantages</text:h>
      <text:list xml:id="list2422191812097578716" text:style-name="L20">
        <text:list-item>
          <text:p text:style-name="P52"><text:change-end text:change-id="ct334816312"/><text:change-start text:change-id="ct334816520"/>C/C++ lacks development tools when compared to Java, which could make the usage of OSGi concepts difficult for the average programmer<text:change-end text:change-id="ct334816520"/><text:change text:change-id="ct334814232"/><text:change-start text:change-id="ct334814960"/>.</text:p>
        </text:list-item>
        <text:list-item>
          <text:p text:style-name="P62"><text:span text:style-name="T6">The lack of language features like reflection will limit the scope of a Native OSGi specification</text:span><text:change-end text:change-id="ct334814960"/><text:change-start text:change-id="ct334814336"/><text:span text:style-name="T6">.</text:span><text:change-end text:change-id="ct334814336"/></text:p>
        </text:list-item>
      </text:list>
      <text:h text:style-name="Heading_20_2" text:outline-level="2">Terminology + Abbreviations</text:h>
      <text:p text:style-name="Body"><text:change-start text:change-id="ct334814544"/><text:span text:style-name="T3">Native OSGi:</text:span> Working title for a C/C++ OSGi specification.</text:p>
      <text:p text:style-name="Body"><text:change-end text:change-id="ct334814544"/><text:change-start text:change-id="ct334815168"/><text:span text:style-name="T3">N-OSGi</text:span><text:change-end text:change-id="ct334815168"/><text:change text:change-id="ct334816624"/><text:change-start text:change-id="ct334817040"/><text:span text:style-name="T3">:</text:span> Short<text:change-end text:change-id="ct334817040"/><text:change-start text:change-id="ct334815792"/>hand for<text:change-end text:change-id="ct334815792"/> Native OSGi<text:change-start text:change-id="ct334816000"/>.</text:p>
      <text:p text:style-name="Body"><text:span text:style-name="T3">Shared Library:</text:span> This document consistently uses the term "shared library" for code loadable at runtime. On Windows, they are called Dynamic Link Libraries (DLL), on UNIX systems Dynamic Shared Objects (DSO), and on Mac OS platforms Dynamic Libraries (DyLib)<text:change-end text:change-id="ct334816000"/><text:change-start text:change-id="ct334815064"/>.<text:change-end text:change-id="ct334815064"/><text:change-start text:change-id="ct334814648"/></text:p>
      <text:p text:style-name="Body"><text:change-end text:change-id="ct334814648"/><text:change-start text:change-id="ct334810592"/><text:span text:style-name="T3">Loader:</text:span> <text:change-end text:change-id="ct334810592"/><text:change-start text:change-id="ct334806536"/>A platform-specific program responsible for loading shared libraries into memory and resolving their dependencies.<text:change-end text:change-id="ct334806536"/><text:change-start text:change-id="ct334806640"/></text:p>
      <text:p text:style-name="Body"><text:span text:style-name="T3">Platform:</text:span> A combination of processor architecture, operating system, shared library format, and compiler.<text:change-end text:change-id="ct334806640"/></text:p>
      <text:h text:style-name="Heading_20_1" text:outline-level="1"><text:soft-page-break/>Problem Description<text:change-start text:change-id="ct334806744"/></text:h>
      <text:p text:style-name="P1"><text:change-end text:change-id="ct334806744"/><text:change text:change-id="ct334807056"/><text:change text:change-id="ct334806848"/><text:change text:change-id="ct334806328"/><text:change-start text:change-id="ct334807160"/>The Native OSGi specifications are assumed to be mostly written in a platform-<text:change-end text:change-id="ct334807160"/><text:change text:change-id="ct334810696"/><text:change-start text:change-id="ct334807368"/>i<text:change-end text:change-id="ct334807368"/><text:change-start text:change-id="ct334806952"/>ndependent<text:change-end text:change-id="ct334806952"/><text:change-start text:change-id="ct334807472"/> way. They should refer to the supported C and C++ language standard, with the exception of specifying the resolving process. The resolving process will likely need to take platform-specific and/or object file format features into account.<text:change-end text:change-id="ct334807472"/><text:change-start text:change-id="ct334807576"/></text:p>
      <text:h text:style-name="Heading_20_2" text:outline-level="2">C and C++ Language Standard</text:h>
      <text:p text:style-name="Body">As every language, the C and C++ languages evolve over time. <text:change-end text:change-id="ct334807576"/><text:change text:change-id="ct334807264"/><text:change-start text:change-id="ct334807680"/>A<text:change-end text:change-id="ct334807680"/><text:change-start text:change-id="ct334807784"/> Native OSGi specification<text:change-end text:change-id="ct334807784"/><text:change-start text:change-id="ct334807888"/> <text:change-end text:change-id="ct334807888"/><text:change text:change-id="ct334807992"/><text:change-start text:change-id="ct342772584"/>requires<text:change-end text:change-id="ct342772584"/><text:change-start text:change-id="ct334809656"/> a definition of a<text:change-end text:change-id="ct334809656"/><text:change-start text:change-id="ct334808096"/> language standard<text:change-end text:change-id="ct334808096"/><text:change text:change-id="ct334808200"/><text:change-start text:change-id="ct334808408"/>.<text:change-end text:change-id="ct334808408"/><text:change-start text:change-id="ct334808512"/> Due to the large amount of different compilers and platforms, a suitable language version<text:change-end text:change-id="ct334808512"/><text:change text:change-id="ct334809136"/><text:change-start text:change-id="ct334808304"/> is required<text:change-end text:change-id="ct334808304"/><text:change-start text:change-id="ct334809240"/> to not restrict the usage of Native OSGi too much.</text:p>
      <text:h text:style-name="Heading_20_2" text:outline-level="2">Supported Platforms</text:h>
      <text:p text:style-name="Body">A platform for native systems typically is a combination of processor architecture, operating system, and compiler. While the JVM provides a standardized runtime platform for OSGi, this will not be the case for Native OSGi. <text:change-end text:change-id="ct334809240"/><text:change text:change-id="ct334810800"/><text:change-start text:change-id="ct334808616"/><text:s/>Native OSGi <text:change-end text:change-id="ct334808616"/><text:change text:change-id="ct334810904"/><text:change-start text:change-id="ct334809760"/>requires<text:change-end text:change-id="ct334809760"/><text:change-start text:change-id="ct334809864"/> a minimum set of platforms on which compliant implementations are required to run, similar to the concept of Java <text:span text:style-name="T21">execution environments</text:span>.</text:p>
      <text:h text:style-name="Heading_20_2" text:outline-level="2">Memory Management</text:h>
      <text:p text:style-name="Body">Java relies on a garbage collector to reclaim memory from unused objects whereas C/C++ does not impose any kind of memory management system. Especially with regard to service objects, memory management of these objects <text:change-end text:change-id="ct334809864"/><text:change text:change-id="ct334809968"/><text:change-start text:change-id="ct334809448"/>is an important issue. <text:change-end text:change-id="ct334809448"/><text:change text:change-id="ct334809552"/><text:change-start text:change-id="ct334810072"/>It is also necessary to specify t<text:change-end text:change-id="ct334810072"/><text:change text:change-id="ct334810176"/><text:change-start text:change-id="ct334809344"/>he life-time and ownership of all objects specified in Native OSGi<text:change-end text:change-id="ct334809344"/><text:change text:change-id="ct334810384"/><text:change-start text:change-id="ct334810280"/>.<text:change-end text:change-id="ct334810280"/><text:change text:change-id="ct334811944"/><text:change text:change-id="ct334812360"/><text:change text:change-id="ct334812256"/><text:change text:change-id="ct334812776"/><text:change text:change-id="ct334812672"/><text:change text:change-id="ct334812568"/><text:change text:change-id="ct334812464"/><text:change text:change-id="ct334812152"/><text:change text:change-id="ct334812048"/><text:change text:change-id="ct334810488"/><text:change-start text:change-id="ct334812880"/></text:p>
      <text:h text:style-name="Heading_20_2" text:outline-level="2">Packaging and bundle format</text:h>
      <text:p text:style-name="Body">OSGi ships bundles in the JAR format. However, JAR is explicitly bound to Java. Native OSGi has to specify an comparable ZIP-like bundle format. <text:change-end text:change-id="ct334812880"/><text:change-start text:change-id="ct342772064"/></text:p>
      <text:p text:style-name="Body">As bundle contain native code, they are bound to a specific platform. Native OSGi bundles thus require meta data describing the platform architecture and needed runtime environment. Platform-independent bundles require source code. Native OSGi has to specify how build such bundles.<text:change-end text:change-id="ct342772064"/><text:change-start text:change-id="ct334812984"/></text:p>
      <text:p text:style-name="Body">In the native world, libraries (e.g. ELF format on Linux, Mach-O format on MacOSX, and PE format on Windows) are a standard way to split applications. Yet, there are multiple ways to package code into libraries. Libraries can exist on bundle, package and class level, but libraries packages level have serious advantages:<text:change-end text:change-id="ct334812984"/><text:change text:change-id="ct334817352"/><text:change text:change-id="ct334817248"/><text:change text:change-id="ct334817144"/><text:change text:change-id="ct334813920"/><text:change text:change-id="ct334813816"/><text:change text:change-id="ct334813712"/><text:change text:change-id="ct334813608"/><text:change text:change-id="ct334813504"/><text:change text:change-id="ct334813400"/><text:change text:change-id="ct334813296"/><text:change text:change-id="ct334813192"/><text:change text:change-id="ct334813088"/><text:change-start text:change-id="ct334817456"/></text:p>
      <text:list xml:id="list35548926" text:continue-list="list8521191025443014546" text:style-name="L3">
        <text:list-item>
          <text:p text:style-name="P5">Have multiple libraries per bundle</text:p>
        </text:list-item>
        <text:list-item>
          <text:p text:style-name="P5">Have exported and private libraries</text:p>
          <text:p text:style-name="P5">Just like Java Packages this makes it possible to make a distinction between the private implementation and the exported services.</text:p>
        </text:list-item>
        <text:list-item>
          <text:p text:style-name="P5">Allow code sharing</text:p>
          <text:p text:style-name="P5"><text:soft-page-break/>Using exported libraries it is possible to share code between bundles.<text:change-end text:change-id="ct334817456"/><text:change-start text:change-id="ct334817560"/></text:p>
        </text:list-item>
      </text:list>
      <text:p text:style-name="Body">Another issue is the search path of libraries. A Native OSGi solution has to<text:change-end text:change-id="ct334817560"/><text:change-start text:change-id="ct334817664"/> set up the search path in a way that it can fully control wiring of libraries and bundles.<text:change-end text:change-id="ct334817664"/><text:change-start text:change-id="ct334817768"/></text:p>
      <text:h text:style-name="Heading_20_2" text:outline-level="2"><text:change-end text:change-id="ct334817768"/><text:change-start text:change-id="ct334818184"/>Dependencies and versioning<text:change-end text:change-id="ct334818184"/><text:change-start text:change-id="ct334818288"/></text:h>
      <text:p text:style-name="Body"><text:change-end text:change-id="ct334818288"/><text:change-start text:change-id="ct334817872"/>The Module Layer of the OSGi Core specification defines several dynamical code loading features, but relies on Java classloading mechanisms. The nOSGi project already presents solutions for many native specific issues. A solution has to take care of loading and wiring the different libraries. </text:p>
      <text:p text:style-name="Body"><text:change-end text:change-id="ct334817872"/><text:change-start text:change-id="ct334818392"/>An important aspect of OSGi is versioning of packages, and the wiring needed to find the correct version of a dependency. Whereas Java by itself does not provide any default versioning mechanism, the different native linkers do. <text:change-end text:change-id="ct334818392"/><text:change-start text:change-id="ct334818496"/>These versioning mechanism usually allow to load and access code libraries in different version at the same time. Unix uses a versioning scheme for shared libraries with a triple major.minor.micro. By convention this versioning scheme is included in library names. MacOS mach-o file format also provides version information comparable to Unix. The windows Portable Executable format also has version information. Yet, it not used during loading the DLL. Native-OSGi should use an abstract version scheme that is compatible with popular platforms. </text:p>
      <text:p text:style-name="Body">To<text:change-end text:change-id="ct334818496"/><text:change-start text:change-id="ct334818600"/> establish a dynamic wiring, <text:change-end text:change-id="ct334818600"/><text:change text:change-id="ct334818704"/><text:change-start text:change-id="ct334818808"/>libraries <text:change-end text:change-id="ct334818808"/><text:change-start text:change-id="ct334818912"/>and its versions <text:change-end text:change-id="ct334818912"/><text:change-start text:change-id="ct334819016"/>should be altered to match dependencies of OSGi wiring<text:change-end text:change-id="ct334819016"/><text:change-start text:change-id="ct334819120"/> at runtime (see nOSGi)<text:change-end text:change-id="ct334819120"/><text:change text:change-id="ct334819224"/><text:change-start text:change-id="ct334819328"/>. <text:change-end text:change-id="ct334819328"/><text:change-start text:change-id="ct334819432"/>It is essential to allow multiple versions and dynamic bundle updates.<text:change-end text:change-id="ct334819432"/><text:change text:change-id="ct334819536"/><text:change-start text:change-id="ct334819640"/></text:p>
      <text:p text:style-name="P12"><text:change-end text:change-id="ct334819640"/><text:change text:change-id="ct334820056"/><text:change text:change-id="ct334819952"/><text:change text:change-id="ct334819848"/><text:change text:change-id="ct334819744"/><text:change-start text:change-id="ct334808824"/>Mention Application Binary Interfaces (ABIs), their compatibility, and the relation to versioning schemes.<text:change-end text:change-id="ct334808824"/><text:change-start text:change-id="ct334808928"/></text:p>
      <text:p text:style-name="P12"><text:change-end text:change-id="ct334808928"/><text:change-start text:change-id="ct334809032"/></text:p>
      <text:h text:style-name="Heading_20_3" text:outline-level="3">Exports And Imports</text:h>
      <text:p text:style-name="Body">The following diagram depicts the wiring process. In the upper diagram the situation at link-time is detailed. The <text:s/>library dependencies are hard-coded by the linker during the linking process. This results in a situation where Library A depends on version 2.4.0 of Library X, while Library B, developed with a different set-up, depends on version 2.5.0 of Library X.</text:p>
      <text:p text:style-name="Body">If in the Meta-Data of the bundle providing library A or B the version range [2, 3) is provided, the module layer (resolver) looks for any bundles which fit in this range. Since the linker already has embedded the version info in the library itself, this information has to be updated. So the version of the providing bundle/library (found by the resolver) is used to patch the version required by library A and B.</text:p>
      <text:p text:style-name="Body"><draw:frame draw:style-name="fr1" draw:name="graphics5" text:anchor-type="paragraph" svg:x="0.614cm" svg:y="0cm" svg:width="10.43cm" style:rel-width="scale" svg:height="9.844cm" style:rel-height="scale" draw:z-index="15"><draw:image xlink:href="Pictures/100000000000026F0000024C7D77EC15.png" xlink:type="simple" xlink:show="embed" xlink:actuate="onLoad"/></draw:frame><draw:frame draw:style-name="fr1" draw:name="graphics6" text:anchor-type="paragraph" svg:x="11.501cm" svg:y="0cm" svg:width="5.98cm" style:rel-width="scale" svg:height="6.643cm" style:rel-height="scale" draw:z-index="16"><draw:image xlink:href="Pictures/100000000000014E0000017371D42883.png" xlink:type="simple" xlink:show="embed" xlink:actuate="onLoad"/></draw:frame><text:soft-page-break/><text:span text:style-name="Absatz-Standardschriftart"><text:span text:style-name="T2"/></text:span></text:p>
      <text:p text:style-name="Body">In a Native OSGi setup, interoperability may be reduced when using compilers of different vendors. As a consequence, only bundles that were compiled with a compiler of the same vendor may share code. In most cases, bundles of the system are compiled with one certain compiler. Using an intermediate format such as LLVM or source bundles may allow to mix bundles that were compiled with different compilers (see <text:bookmark-ref text:reference-format="number" text:ref-name="__RefNumPara__1478_2094388931">[4]</text:bookmark-ref>).</text:p>
      <text:h text:style-name="Heading_20_3" text:outline-level="3">Alternative</text:h>
      <text:p text:style-name="Body">Even though the model depicted above works, it might be worthwhile to investigate different solutions. A possible alternative is to extend the used linker (or linkers) to solve this. This would mean that instead of linking to a fixed version, the version range can be used. In this case there is no need to update the libraries at runtime. However, this might introduce restrictions to the target environment, e.g. a proper linker has to be supplied for every operating system, runtime environment and possible versions.</text:p>
      <text:p text:style-name="Body">A much more complex solution might be the usage of one dedicated linker on all platforms. This linker can be bundled together with the framework which means the platform linker is ignored. Benefits of this are:</text:p>
      <text:list xml:id="list35546225" text:continue-list="list6341372980483903149" text:style-name="L9">
        <text:list-item>
          <text:p text:style-name="P13">No different library format, which means no different solutions (bundles or anything else) for different platforms.<text:change-end text:change-id="ct334809032"/><text:change-start text:change-id="ct334811216"/></text:p>
        </text:list-item>
        <text:list-item>
          <text:p text:style-name="P13"><text:change-end text:change-id="ct334811216"/><text:change text:change-id="ct334811320"/><text:change-start text:change-id="ct334811424"/>Only need for one common solution for wiring.<text:change-end text:change-id="ct334811424"/><text:change-start text:change-id="ct334811528"/></text:p>
        </text:list-item>
      </text:list>
      <text:p text:style-name="Body"><text:change-end text:change-id="ct334811528"/><text:change text:change-id="ct334227496"/><text:change text:change-id="ct334226664"/><text:change text:change-id="ct334811840"/><text:change text:change-id="ct334811736"/><text:change text:change-id="ct334811632"/><text:change-start text:change-id="ct334239144"/><text:span text:style-name="T7"/></text:p>
      <text:h text:style-name="Heading_20_2" text:outline-level="2">Security Layer<text:change-end text:change-id="ct334239144"/><text:change-start text:change-id="ct334236336"/></text:h>
      <text:p text:style-name="P16">Isolation in<text:change-end text:change-id="ct334236336"/><text:change-start text:change-id="ct334233216"/> native code is not a trivial task. <text:change-end text:change-id="ct334233216"/><text:change-start text:change-id="ct334240600"/>There is no integrated security manager that can limit access to resources for <text:change-end text:change-id="ct334240600"/><text:change-start text:change-id="ct334227392"/>parts of application code. <text:change-end text:change-id="ct334227392"/><text:change-start text:change-id="ct334227704"/>Using pointers memory can be arbitrarily modified. <text:change-end text:change-id="ct334227704"/><text:change text:change-id="ct334227184"/><text:change-start text:change-id="ct334227080"/></text:p>
      <text:h text:style-name="Heading_20_2" text:outline-level="2"><text:soft-page-break/>Compatibility of C and C++ Bundles<text:change-end text:change-id="ct334227080"/><text:change-start text:change-id="ct334226976"/></text:h>
      <text:p text:style-name="Body"><text:change-end text:change-id="ct334226976"/><text:change-start text:change-id="ct334226872"/>For both programming languages, C and C<text:change-end text:change-id="ct334226872"/><text:change-start text:change-id="ct334238520"/>++ own framework support is necessary. The way of designing API which directly affect how to access services differs in <text:change-end text:change-id="ct334238520"/><text:change-start text:change-id="ct334226040"/>these languages. <text:change-end text:change-id="ct334226040"/><text:change-start text:change-id="ct342775288"/>Thus, Native OSGi has to specify a way to call a C service via a C++ i<text:change-end text:change-id="ct342775288"/><text:change-start text:change-id="ct342771440"/>nterface and vice versa.<text:change-end text:change-id="ct342771440"/><text:change text:change-id="ct334231968"/></text:p>
      <text:h text:style-name="Heading_20_1" text:outline-level="1"><text:bookmark-start text:name="__RefNumPara__29205112"/>Use Cases<text:bookmark-end text:name="__RefNumPara__29205112"/></text:h>
      <text:h text:style-name="Heading_20_2" text:outline-level="2">Dynamic (Re)Configuration <text:bookmark-ref text:reference-format="number" text:ref-name="__RefNumPara__30243125">[3]</text:bookmark-ref></text:h>
      <text:p text:style-name="P1">A software vendor has a large distributed (embedded) software stack used for a sensor network. To be able to react to a changing environment it must be possible to reconfigure software. Since this can happen during actual usage this must be done dynamically and with little impact on the running network.</text:p>
      <text:p text:style-name="P1">To be able to do this, a module based architecture is defined. This architecture will be realized using Native-OSGi. OSGi provides a clear component based model, as well as all aspects needed to be able to reconfigure the system at runtime (through the module and life cycle layer).</text:p>
      <text:h text:style-name="Heading_20_2" text:outline-level="2">Updating and bug-fixing in home automation systems</text:h>
      <text:p text:style-name="P24">A number of software modules for a security system or an home gateway router have been developed. The system should provide support for dynamical updates e.g. in term of bug-fixing or to add new functionality. End-users should further be able to extend their system with additional software (i.e. plugins) with no need to restart the entire platform. To keep the hardware costs low, software is typically developed in native languages and for exotic hardware architectures such as Mipsel. A native OSGi implementation can bring the dynamical aspects to these devices without increasing the Bill of Material.</text:p>
      <text:h text:style-name="Heading_20_2" text:outline-level="2">High performance computing software</text:h>
      <text:p text:style-name="P1">A developer wants to extend mathematical software with a new algorithm. He is able to implement his algorithm according to an existing interface, and can deploy his algorithm to the OSGi-based existing software.</text:p>
      <text:h text:style-name="Heading_20_2" text:outline-level="2">Medical Imaging</text:h>
      <text:p text:style-name="P28">A medical imaging related research group or company wants to create an application which integrates different components to achieve a complex work-flow. This work-flow includes preprocessing of image data on a server, the retrieval of the preprocessed data from the server, the loading of the data into memory, suitable visualization of the data, specific user interaction, followed by the calculation of some parameters and storing them in a database. Because the computational complexity of some of these components is very high and the execution time of the complete work-flow is critical (cost factor), the components are written in C++ and highly optimized. Ideally, each component would communicated with the others through well-defined interfaces implemented as OSGi services to increase their reusability and lower update and maintenance efforts for deployed systems.</text:p>
      <text:h text:style-name="Heading_20_1" text:outline-level="1"><text:soft-page-break/>Requirements</text:h>
      <text:h text:style-name="Heading_20_2" text:outline-level="2">OSGi Compatibility</text:h>
      <text:list xml:id="list35527216" text:continue-list="list35523317" text:style-name="L10">
        <text:list-item>
          <text:p text:style-name="P18"><text:change-start text:change-id="ct334228328"/>Native OSGi MUST detail how the Module Layer should be supported. This support SHOULD be based on the module layer described in the chosen specification on [5].<text:change-end text:change-id="ct334228328"/><text:change-start text:change-id="ct334228016"/></text:p>
        </text:list-item>
        <text:list-item>
          <text:p text:style-name="P18"><text:change-end text:change-id="ct334228016"/><text:change text:change-id="ct334239040"/><text:change text:change-id="ct334238936"/><text:change text:change-id="ct334238728"/><text:change text:change-id="ct334239872"/><text:change text:change-id="ct334240392"/><text:change text:change-id="ct334239248"/><text:change text:change-id="ct334239352"/><text:change text:change-id="ct334240496"/><text:change text:change-id="ct334227912"/><text:change-start text:change-id="ct334240080"/>As t<text:change-end text:change-id="ct334240080"/><text:change-start text:change-id="ct334239976"/>he bundle format will include specific Native OSGi headers<text:change-end text:change-id="ct334239976"/><text:change-start text:change-id="ct334239768"/>, t<text:change-end text:change-id="ct334239768"/><text:change-start text:change-id="ct334239664"/>he solution MUST use<text:change-end text:change-id="ct334239664"/> a specific header prefix<text:change text:change-id="ct334239560"/><text:change-start text:change-id="ct334239456"/>.<text:change-end text:change-id="ct334239456"/><text:change-start text:change-id="ct334235400"/></text:p>
        </text:list-item>
        <text:list-item>
          <text:p text:style-name="P18">The solution MUST use a well defined, ZIP-like platform independent format for bundles similar to the format described in the chosen specification on <text:bookmark-ref text:reference-format="number" text:ref-name="__RefNumPara__28572425">[5]</text:bookmark-ref>. <text:change-end text:change-id="ct334235400"/><text:change-start text:change-id="ct334234568"/></text:p>
        </text:list-item>
        <text:list-item>
          <text:p text:style-name="P18"><text:change-end text:change-id="ct334234568"/><text:change-start text:change-id="ct334234464"/>Native OSGi MUST define <text:change-end text:change-id="ct334234464"/><text:change-start text:change-id="ct334235920"/>how to build platform independent bundles (<text:span text:style-name="T16">i.e.</text:span> source bundles)<text:change-end text:change-id="ct334235920"/><text:change-start text:change-id="ct334235816"/></text:p>
        </text:list-item>
        <text:list-item>
          <text:p text:style-name="P18"><text:change-end text:change-id="ct334235816"/><text:change text:change-id="ct334235504"/><text:change text:change-id="ct334233008"/><text:change-start text:change-id="ct334232072"/>The solution <text:change-end text:change-id="ct334232072"/>MUST follow the life cycle for bundles as defined in the specification on <text:bookmark-ref text:reference-format="number" text:ref-name="__RefNumPara__28572425">[5]</text:bookmark-ref><text:change-start text:change-id="ct334228120"/>.<text:change-end text:change-id="ct334228120"/><text:change-start text:change-id="ct334229056"/></text:p>
        </text:list-item>
        <text:list-item>
          <text:p text:style-name="P18"><text:change-end text:change-id="ct334229056"/><text:change text:change-id="ct334238312"/><text:change text:change-id="ct334228952"/><text:change-start text:change-id="ct334238208"/>The solution<text:change-end text:change-id="ct334238208"/> MUST detail a service layer and registry similar/equal to the chosen specification. This support SHOULD be based on the service layer described in the chosen specification on <text:bookmark-ref text:reference-format="number" text:ref-name="__RefNumPara__28572425">[5]</text:bookmark-ref><text:change text:change-id="ct334238000"/><text:change text:change-id="ct334229576"/><text:change text:change-id="ct334229784"/><text:change text:change-id="ct334238104"/><text:change text:change-id="ct334229680"/><text:change-start text:change-id="ct334237896"/>.<text:change-end text:change-id="ct334237896"/><text:change-start text:change-id="ct334237792"/></text:p>
        </text:list-item>
        <text:list-item>
          <text:p text:style-name="P18"><text:change-end text:change-id="ct334237792"/><text:change text:change-id="ct334237584"/><text:change text:change-id="ct334235712"/><text:change text:change-id="ct334236128"/><text:change text:change-id="ct334237688"/>The module layer MUST support multiple libraries<text:change-start text:change-id="ct334236440"/> even of the same name but in different versions<text:change-end text:change-id="ct334236440"/>.<text:change-start text:change-id="ct334237480"/></text:p>
        </text:list-item>
        <text:list-item>
          <text:p text:style-name="P18"><text:change-end text:change-id="ct334237480"/><text:change text:change-id="ct334240184"/>The module layer MUST support export control of libraries through the use of export/import headers in the bundle manifest<text:change text:change-id="ct334228848"/><text:change-start text:change-id="ct334228744"/>. It MUST support exported and private libraries.</text:p>
        </text:list-item>
        <text:list-item>
          <text:p text:style-name="P18"><text:change-end text:change-id="ct334228744"/>The module layer MUST support versioning using export versions and import version ranges.<text:change text:change-id="ct334238832"/><text:change text:change-id="ct334228640"/><text:change text:change-id="ct334228224"/></text:p>
        </text:list-item>
      </text:list>
      <text:h text:style-name="Heading_20_2" text:outline-level="2"><text:change text:change-id="ct334236544"/><text:change-start text:change-id="ct334237168"/>Compatibility of C and C++ Bundles<text:change-end text:change-id="ct334237168"/></text:h>
      <text:list xml:id="list35554123" text:continue-list="list35530345" text:style-name="L11">
        <text:list-item>
          <text:p text:style-name="P21"><text:change text:change-id="ct334237064"/><text:change-start text:change-id="ct334236856"/>The solution<text:change-end text:change-id="ct334236856"/> <text:change text:change-id="ct334235296"/><text:change-start text:change-id="ct334235192"/>SHOULD<text:change-end text:change-id="ct334235192"/> support C and C++. This support has to be in language natural matter. C++ developers should be able to use C++ constructs, whereas C developers should be able to do the same using C constructs.</text:p>
        </text:list-item>
        <text:list-item>
          <text:p text:style-name="P21"><text:change text:change-id="ct334234776"/><text:change-start text:change-id="ct334234984"/>The solution<text:change-end text:change-id="ct334234984"/> <text:change text:change-id="ct334235088"/><text:change-start text:change-id="ct334234880"/>SHOULD<text:change-end text:change-id="ct334234880"/> support consumption of C services in a C++ Framework implementation and vice versa. <text:change text:change-id="ct334234672"/><text:change-start text:change-id="ct334234048"/>S<text:change-end text:change-id="ct334234048"/>ervices <text:change text:change-id="ct334234360"/><text:change-start text:change-id="ct334234152"/>SHOULD<text:change-end text:change-id="ct334234152"/> be solved in a transparent way without any additional work on the consuming end.<text:change text:change-id="ct334236960"/><text:change text:change-id="ct334233944"/><text:change text:change-id="ct334234256"/><text:change-start text:change-id="ct334229160"/></text:p>
        </text:list-item>
        <text:list-item>
          <text:p text:style-name="P21"><text:change-end text:change-id="ct334229160"/><text:change text:change-id="ct334228536"/><text:change text:change-id="ct334233424"/><text:change text:change-id="ct334231656"/><text:change-start text:change-id="ct334231552"/>The service registry SHOULD be able to handle C as well as C++ services.<text:change-end text:change-id="ct334231552"/><text:change-start text:change-id="ct334233320"/></text:p>
        </text:list-item>
      </text:list>
      <text:h text:style-name="Heading_20_2" text:outline-level="2"><text:change-end text:change-id="ct334233320"/><text:change-start text:change-id="ct334236648"/>Native language<text:change-end text:change-id="ct334236648"/><text:change-start text:change-id="ct334232488"/> issues<text:change-end text:change-id="ct334232488"/><text:change-start text:change-id="ct334232176"/></text:h>
      <text:list xml:id="list718429200169561622" text:style-name="L21">
        <text:list-item>
          <text:p text:style-name="P64">Native OSGi MUST define a language standard. Due to the large amount of different compilers and platforms, a suitable language version must be chosen to not restrict the usage of Native OSGi too much.<text:change-end text:change-id="ct334232176"/><text:change-start text:change-id="ct334225104"/></text:p>
        </text:list-item>
        <text:list-item>
          <text:p text:style-name="P64"><text:soft-page-break/>The Native OSGi specification MUST state a minimum set of platforms on which compliant implementations are required to run, similar to the concept of Java <text:span text:style-name="T21">execution environments</text:span>.<text:change-end text:change-id="ct334225104"/><text:change-start text:change-id="ct334226768"/></text:p>
        </text:list-item>
        <text:list-item>
          <text:p text:style-name="P64">The solution MUST NOT rely on functions of specific operating systems NOR alter the standard system environment (e.g. standard runtime libraries)<text:change-end text:change-id="ct334226768"/><text:change-start text:change-id="ct334225208"/></text:p>
        </text:list-item>
        <text:list-item>
          <text:p text:style-name="P64">Native OSGi MUST address memory management of all object specified in Native OSGi, in particular with regard to service objects. This covers both, the life-time and ownership of objects.<text:change-end text:change-id="ct334225208"/><text:change-start text:change-id="ct334225936"/></text:p>
        </text:list-item>
        <text:list-item>
          <text:p text:style-name="P64">The solution SHOULD introduce no or little overhead when issuing calls between bundles. Where possible wrappers must be avoided. The case of C – C++ interaction will be an exception to this requirement.<text:change-end text:change-id="ct334225936"/><text:change-start text:change-id="ct334226144"/></text:p>
        </text:list-item>
        <text:list-item>
          <text:p text:style-name="P63">The Module Layer MUST take care of loading and wiring the different libraries. Moreover, it should define an appropriate bundle format.</text:p>
        </text:list-item>
        <text:list-item>
          <text:p text:style-name="P64">Native OSGi SHOULD use shared libraries on the level of Java Packages. <text:change-end text:change-id="ct334226144"/><text:change-start text:change-id="ct334226248"/></text:p>
        </text:list-item>
        <text:list-item>
          <text:p text:style-name="P64">Native OSGi SHOULD use a version scheme that is compatible with library version schemes of popular platforms.<text:change-end text:change-id="ct334226248"/><text:change-start text:change-id="ct334226352"/></text:p>
        </text:list-item>
      </text:list>
      <text:p text:style-name="P19"><text:change-end text:change-id="ct334226352"/></text:p>
      <text:h text:style-name="Heading_20_1" text:outline-level="1">Document Support</text:h>
      <text:h text:style-name="Heading_20_2" text:outline-level="2">References</text:h>
      <text:list xml:id="list94811917964277669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0243125"/>Sensor Technology Applied in Reconfigurable Systems, http://starsproject.nl/<text:bookmark-end text:name="__RefNumPara__30243125"/></text:p>
        </text:list-item>
        <text:list-item>
          <text:p text:style-name="Definition_20_Term"><text:bookmark-start text:name="__RefNumPara__1478_2094388931"/>S. Kächele, J. Domaschka, H. Schmidt, <text:s/>and F.J. Hauck, <text:s/>nOSGi: a posix-compliant native OSGi framework. In Proceedings of COMSWARE. 2011, 4-4.<text:bookmark-end text:name="__RefNumPara__1478_2094388931"/></text:p>
        </text:list-item>
        <text:list-item>
          <text:p text:style-name="Definition_20_Term"><text:bookmark-start text:name="__RefNumPara__28572425"/>OSGi Alliance Core Specifications, http://www.osgi.org/Specifications/HomePage<text:bookmark-end text:name="__RefNumPara__28572425"/></text:p>
        </text:list-item>
      </text:list>
      <text:p text:style-name="P31"/>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36">Name</text:p>
          </table:table-cell>
          <table:table-cell table:style-name="Table2.B1" office:value-type="string">
            <text:p text:style-name="P36">Alexander Broekhuis</text:p>
          </table:table-cell>
        </table:table-row>
        <table:table-row table:style-name="Table2.1">
          <table:table-cell table:style-name="Table2.A1" office:value-type="string">
            <text:p text:style-name="P36">Company</text:p>
          </table:table-cell>
          <table:table-cell table:style-name="Table2.B1" office:value-type="string">
            <text:p text:style-name="P36">Luminis BV</text:p>
          </table:table-cell>
        </table:table-row>
        <table:table-row table:style-name="Table2.1">
          <table:table-cell table:style-name="Table2.A1" office:value-type="string">
            <text:p text:style-name="P36">Address</text:p>
          </table:table-cell>
          <table:table-cell table:style-name="Table2.B1" office:value-type="string">
            <text:p text:style-name="P36">IJsselburcht 3</text:p>
            <text:p text:style-name="P32">6825 BS Arnhem</text:p>
          </table:table-cell>
        </table:table-row>
        <table:table-row table:style-name="Table2.1">
          <table:table-cell table:style-name="Table2.A1" office:value-type="string">
            <text:p text:style-name="P36">Voice</text:p>
          </table:table-cell>
          <table:table-cell table:style-name="Table2.B1" office:value-type="string">
            <text:p text:style-name="P36">+31 622393303</text:p>
          </table:table-cell>
        </table:table-row>
        <table:table-row table:style-name="Table2.1">
          <table:table-cell table:style-name="Table2.A1" office:value-type="string">
            <text:p text:style-name="P32">e-mail</text:p>
          </table:table-cell>
          <table:table-cell table:style-name="Table2.B1" office:value-type="string">
            <text:p text:style-name="P32">alexander.broekhuis@luminis.eu</text:p>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36">Name</text:p>
          </table:table-cell>
          <table:table-cell table:style-name="Table4.B1" office:value-type="string">
            <text:p text:style-name="P36">Steffen Kächele</text:p>
          </table:table-cell>
        </table:table-row>
        <table:table-row table:style-name="Table4.1">
          <table:table-cell table:style-name="Table4.A1" office:value-type="string">
            <text:p text:style-name="P36">Company</text:p>
          </table:table-cell>
          <table:table-cell table:style-name="Table4.B1" office:value-type="string">
            <text:p text:style-name="P36">University of Ulm</text:p>
          </table:table-cell>
        </table:table-row>
        <table:table-row table:style-name="Table4.1">
          <table:table-cell table:style-name="Table4.A1" office:value-type="string">
            <text:p text:style-name="P36">Address</text:p>
          </table:table-cell>
          <table:table-cell table:style-name="Table4.B1" office:value-type="string">
            <text:p text:style-name="P36">Albert-Einstein-Allee 11</text:p>
            <text:p text:style-name="P32">89081 Ulm </text:p>
          </table:table-cell>
        </table:table-row>
        <table:table-row table:style-name="Table4.1">
          <table:table-cell table:style-name="Table4.A1" office:value-type="string">
            <text:p text:style-name="P36">Voice</text:p>
          </table:table-cell>
          <table:table-cell table:style-name="Table4.B1" office:value-type="string">
            <text:p text:style-name="P36"/>
          </table:table-cell>
        </table:table-row>
        <table:table-row table:style-name="Table4.1">
          <table:table-cell table:style-name="Table4.A1" office:value-type="string">
            <text:p text:style-name="P32">e-mail</text:p>
          </table:table-cell>
          <table:table-cell table:style-name="Table4.B1" office:value-type="string">
            <text:p text:style-name="P32">steffen.kaechele@uni-ulm.d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36">Name</text:p>
          </table:table-cell>
          <table:table-cell table:style-name="Table3.B1" office:value-type="string">
            <text:p text:style-name="P36">Sascha Zelzer</text:p>
          </table:table-cell>
        </table:table-row>
        <table:table-row table:style-name="Table3.1">
          <table:table-cell table:style-name="Table3.A1" office:value-type="string">
            <text:p text:style-name="P36">Company</text:p>
          </table:table-cell>
          <table:table-cell table:style-name="Table3.B1" office:value-type="string">
            <text:p text:style-name="P36">German Cancer Research Center</text:p>
          </table:table-cell>
        </table:table-row>
        <table:table-row table:style-name="Table3.1">
          <table:table-cell table:style-name="Table3.A1" office:value-type="string">
            <text:p text:style-name="P36">Address</text:p>
          </table:table-cell>
          <table:table-cell table:style-name="Table3.B1" office:value-type="string">
            <text:p text:style-name="P36">Im Neuenheimer Feld 280</text:p>
            <text:p text:style-name="P32">69120 Heidelberg</text:p>
          </table:table-cell>
        </table:table-row>
        <table:table-row table:style-name="Table3.1">
          <table:table-cell table:style-name="Table3.A1" office:value-type="string">
            <text:p text:style-name="P36">Voice</text:p>
          </table:table-cell>
          <table:table-cell table:style-name="Table3.B1" office:value-type="string">
            <text:p text:style-name="P36"/>
          </table:table-cell>
        </table:table-row>
        <table:table-row table:style-name="Table3.1">
          <table:table-cell table:style-name="Table3.A1" office:value-type="string">
            <text:p text:style-name="P32">e-mail</text:p>
          </table:table-cell>
          <table:table-cell table:style-name="Table3.B1" office:value-type="string">
            <text:p text:style-name="P32">s.zelzer@dkfz-heidelberg.de</text:p>
          </table:table-cell>
        </table:table-row>
      </table:table>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pitch="variable" style:font-charset="x-symbol"/>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Courier New" svg:font-family="'Courier New'" style:font-family-generic="modern"/>
    <style:font-face style:name="OpenSymbol1" svg:font-family="OpenSymbol"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list-style-name=""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9LVL1" style:display-name="WW_CharLFO9LVL1" style:family="text">
      <style:text-properties style:font-name="StarSymbol" style:font-name-asian="OpenSymbol1" style:font-name-complex="OpenSymbol1"/>
    </style:style>
    <style:style style:name="WW_5f_CharLFO9LVL2" style:display-name="WW_CharLFO9LVL2" style:family="text">
      <style:text-properties style:font-name="StarSymbol" style:font-name-asian="OpenSymbol1" style:font-name-complex="OpenSymbol1"/>
    </style:style>
    <style:style style:name="WW_5f_CharLFO9LVL3" style:display-name="WW_CharLFO9LVL3" style:family="text">
      <style:text-properties style:font-name="StarSymbol" style:font-name-asian="OpenSymbol1" style:font-name-complex="OpenSymbol1"/>
    </style:style>
    <style:style style:name="WW_5f_CharLFO9LVL4" style:display-name="WW_CharLFO9LVL4" style:family="text">
      <style:text-properties style:font-name="StarSymbol" style:font-name-asian="OpenSymbol1" style:font-name-complex="OpenSymbol1"/>
    </style:style>
    <style:style style:name="WW_5f_CharLFO9LVL5" style:display-name="WW_CharLFO9LVL5" style:family="text">
      <style:text-properties style:font-name="StarSymbol" style:font-name-asian="OpenSymbol1" style:font-name-complex="OpenSymbol1"/>
    </style:style>
    <style:style style:name="WW_5f_CharLFO9LVL6" style:display-name="WW_CharLFO9LVL6" style:family="text">
      <style:text-properties style:font-name="StarSymbol" style:font-name-asian="OpenSymbol1" style:font-name-complex="OpenSymbol1"/>
    </style:style>
    <style:style style:name="WW_5f_CharLFO9LVL7" style:display-name="WW_CharLFO9LVL7" style:family="text">
      <style:text-properties style:font-name="StarSymbol" style:font-name-asian="OpenSymbol1" style:font-name-complex="OpenSymbol1"/>
    </style:style>
    <style:style style:name="WW_5f_CharLFO9LVL8" style:display-name="WW_CharLFO9LVL8" style:family="text">
      <style:text-properties style:font-name="StarSymbol" style:font-name-asian="OpenSymbol1" style:font-name-complex="OpenSymbol1"/>
    </style:style>
    <style:style style:name="WW_5f_CharLFO9LVL9" style:display-name="WW_CharLFO9LVL9" style:family="text">
      <style:text-properties style:font-name="StarSymbol" style:font-name-asian="OpenSymbol1" style:font-name-complex="OpenSymbol1"/>
    </style:style>
    <style:style style:name="Absatz-Standardschriftar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tyle:rel-width="scale" svg:height="1.067cm" style:rel-height="scale" draw:z-index="6"><draw:image xlink:href="Pictures/1000020100000427000001D81E79F30D.png" xlink:type="simple" xlink:show="embed" xlink:actuate="onLoad"/></draw:frame><text:tab/><text:user-defined style:data-style-name="N0" text:name="RFP Title">RFP 156 – Native OSGi</text:user-defined><text:tab/>Page <text:page-number text:select-page="current">12</text:page-number> of <text:page-count style:num-format="1">15</text:page-count></text:p>
        <text:p text:style-name="Header"/>
        <text:p text:style-name="Header"><text:tab/>Draft<text:tab/><text:modification-date style:data-style-name="N76">September 3, 2013</text:modification-date></text:p>
      </style:header>
      <style:footer>
        <text:p text:style-name="Footer">Copyright © <text:user-defined style:data-style-name="N0" text:name="Company">Luminis BV</text:user-defined> <text:s/><text:modification-date style:data-style-name="N10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Luminis BV</text:user-defined> <text:modification-date style:data-style-name="N106">2013</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2-10-24T17:09:21</meta:creation-date>
    <meta:editing-cycles>268</meta:editing-cycles>
    <meta:editing-duration>P3DT10H40M</meta:editing-duration>
    <dc:date>2013-09-03T15:39:06.90</dc:date>
    <meta:print-date>2013-09-02T12:42:42.06</meta:print-date>
    <meta:document-statistic meta:table-count="4" meta:image-count="6" meta:object-count="0" meta:page-count="15" meta:paragraph-count="453" meta:word-count="5774" meta:character-count="35808"/>
    <meta:user-defined meta:name="Company">Luminis BV</meta:user-defined>
    <meta:user-defined meta:name="Info 3"/>
    <meta:user-defined meta:name="Info 4"/>
    <meta:user-defined meta:name="RFP Title">RFP 156 – Native OSGi</meta:user-defined>
  </office:meta>
</office:document-meta>
</file>